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3D000002CA0C1F3760.png" manifest:media-type="image/png"/>
  <manifest:file-entry manifest:full-path="Pictures/10000201000004190000035841E4867C.png" manifest:media-type="image/png"/>
  <manifest:file-entry manifest:full-path="Pictures/100000000000043D00000568ECADC5B3.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304000000FCA93E5AB2.png" manifest:media-type="image/png"/>
  <manifest:file-entry manifest:full-path="Pictures/100000000000043D000002B3960C9FA9.png" manifest:media-type="image/png"/>
  <manifest:file-entry manifest:full-path="Pictures/100000000000043E000002DE2AFBA18D.png" manifest:media-type="image/png"/>
  <manifest:file-entry manifest:full-path="Pictures/100000000000069A00000233F1B15BF4.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0C800000252C6BF1091.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Standard">
      <style:text-properties officeooo:rsid="00a8ba32" officeooo:paragraph-rsid="00a8ba32"/>
    </style:style>
    <style:style style:name="P14" style:family="paragraph" style:parent-style-name="Text_20_body">
      <style:text-properties officeooo:rsid="0011de7c" officeooo:paragraph-rsid="0011de7c"/>
    </style:style>
    <style:style style:name="P15" style:family="paragraph" style:parent-style-name="Text_20_body">
      <style:text-properties officeooo:rsid="0013aba3" officeooo:paragraph-rsid="0013aba3"/>
    </style:style>
    <style:style style:name="P16" style:family="paragraph" style:parent-style-name="Text_20_body">
      <style:text-properties officeooo:rsid="0014e793" officeooo:paragraph-rsid="0014e793"/>
    </style:style>
    <style:style style:name="P17" style:family="paragraph" style:parent-style-name="Text_20_body">
      <style:text-properties officeooo:rsid="0014e793" officeooo:paragraph-rsid="0027766f"/>
    </style:style>
    <style:style style:name="P18" style:family="paragraph" style:parent-style-name="Text_20_body">
      <style:text-properties officeooo:rsid="00167749" officeooo:paragraph-rsid="00167749"/>
    </style:style>
    <style:style style:name="P19" style:family="paragraph" style:parent-style-name="Text_20_body">
      <style:text-properties officeooo:rsid="00167749" officeooo:paragraph-rsid="0018083b"/>
    </style:style>
    <style:style style:name="P20" style:family="paragraph" style:parent-style-name="Text_20_body">
      <style:text-properties officeooo:rsid="00167749" officeooo:paragraph-rsid="00198f50"/>
    </style:style>
    <style:style style:name="P21" style:family="paragraph" style:parent-style-name="Text_20_body">
      <style:text-properties officeooo:rsid="00167749" officeooo:paragraph-rsid="001c34c2"/>
    </style:style>
    <style:style style:name="P22" style:family="paragraph" style:parent-style-name="Text_20_body">
      <style:text-properties officeooo:rsid="00167749" officeooo:paragraph-rsid="00219419"/>
    </style:style>
    <style:style style:name="P23" style:family="paragraph" style:parent-style-name="Text_20_body">
      <style:text-properties officeooo:rsid="00167749" officeooo:paragraph-rsid="00232801"/>
    </style:style>
    <style:style style:name="P24" style:family="paragraph" style:parent-style-name="Text_20_body">
      <style:text-properties officeooo:rsid="00167749" officeooo:paragraph-rsid="0023d8e9"/>
    </style:style>
    <style:style style:name="P25" style:family="paragraph" style:parent-style-name="Text_20_body">
      <style:text-properties officeooo:rsid="00167749" officeooo:paragraph-rsid="002524ab"/>
    </style:style>
    <style:style style:name="P26" style:family="paragraph" style:parent-style-name="Text_20_body">
      <style:text-properties officeooo:rsid="00167749" officeooo:paragraph-rsid="0026af28"/>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8083b" officeooo:paragraph-rsid="0018083b"/>
    </style:style>
    <style:style style:name="P49" style:family="paragraph" style:parent-style-name="Text_20_body">
      <style:text-properties officeooo:rsid="001db53e" officeooo:paragraph-rsid="001db53e"/>
    </style:style>
    <style:style style:name="P50" style:family="paragraph" style:parent-style-name="Text_20_body">
      <style:text-properties officeooo:rsid="00219419" officeooo:paragraph-rsid="00219419"/>
    </style:style>
    <style:style style:name="P51" style:family="paragraph" style:parent-style-name="Text_20_body">
      <style:text-properties officeooo:rsid="00232801" officeooo:paragraph-rsid="00232801"/>
    </style:style>
    <style:style style:name="P52" style:family="paragraph" style:parent-style-name="Text_20_body">
      <style:text-properties officeooo:rsid="002524ab" officeooo:paragraph-rsid="002524ab"/>
    </style:style>
    <style:style style:name="P53" style:family="paragraph" style:parent-style-name="Text_20_body">
      <style:text-properties officeooo:rsid="002524ab" officeooo:paragraph-rsid="00bc7ff0"/>
    </style:style>
    <style:style style:name="P54" style:family="paragraph" style:parent-style-name="Text_20_body">
      <style:text-properties officeooo:rsid="002524ab" officeooo:paragraph-rsid="00bcfdd0"/>
    </style:style>
    <style:style style:name="P55" style:family="paragraph" style:parent-style-name="Text_20_body">
      <style:text-properties officeooo:rsid="0026af28" officeooo:paragraph-rsid="0026af28"/>
    </style:style>
    <style:style style:name="P56" style:family="paragraph" style:parent-style-name="Text_20_body">
      <style:text-properties officeooo:rsid="0027766f" officeooo:paragraph-rsid="0027766f"/>
    </style:style>
    <style:style style:name="P57" style:family="paragraph" style:parent-style-name="Text_20_body">
      <style:text-properties officeooo:rsid="002d9ba7" officeooo:paragraph-rsid="002d9ba7"/>
    </style:style>
    <style:style style:name="P58" style:family="paragraph" style:parent-style-name="Text_20_body">
      <style:text-properties officeooo:rsid="002d9ba7" officeooo:paragraph-rsid="00682259"/>
    </style:style>
    <style:style style:name="P59" style:family="paragraph" style:parent-style-name="Text_20_body">
      <style:text-properties officeooo:rsid="002d9ba7" officeooo:paragraph-rsid="00ad7744"/>
    </style:style>
    <style:style style:name="P60" style:family="paragraph" style:parent-style-name="Text_20_body">
      <style:text-properties officeooo:rsid="002f16a3" officeooo:paragraph-rsid="002f16a3"/>
    </style:style>
    <style:style style:name="P61" style:family="paragraph" style:parent-style-name="Text_20_body">
      <style:text-properties officeooo:rsid="002f16a3" officeooo:paragraph-rsid="00ad7744"/>
    </style:style>
    <style:style style:name="P62" style:family="paragraph" style:parent-style-name="Text_20_body">
      <style:text-properties officeooo:rsid="002f16a3" officeooo:paragraph-rsid="00ae77b9"/>
    </style:style>
    <style:style style:name="P63" style:family="paragraph" style:parent-style-name="Text_20_body">
      <style:text-properties officeooo:rsid="002f7c2c" officeooo:paragraph-rsid="002f7c2c"/>
    </style:style>
    <style:style style:name="P64" style:family="paragraph" style:parent-style-name="Text_20_body">
      <style:text-properties officeooo:rsid="002f7c2c" officeooo:paragraph-rsid="00303ee8"/>
    </style:style>
    <style:style style:name="P65" style:family="paragraph" style:parent-style-name="Text_20_body">
      <style:text-properties officeooo:rsid="002f7c2c" officeooo:paragraph-rsid="00318e60"/>
    </style:style>
    <style:style style:name="P66" style:family="paragraph" style:parent-style-name="Text_20_body">
      <style:text-properties officeooo:rsid="002f7c2c" officeooo:paragraph-rsid="0033c33d"/>
    </style:style>
    <style:style style:name="P67" style:family="paragraph" style:parent-style-name="Text_20_body">
      <style:text-properties officeooo:rsid="002f7c2c" officeooo:paragraph-rsid="00b3ccdf"/>
    </style:style>
    <style:style style:name="P68" style:family="paragraph" style:parent-style-name="Text_20_body">
      <style:text-properties officeooo:rsid="002f7c2c" officeooo:paragraph-rsid="00c22e94"/>
    </style:style>
    <style:style style:name="P69" style:family="paragraph" style:parent-style-name="Text_20_body">
      <style:text-properties officeooo:rsid="00303ee8" officeooo:paragraph-rsid="00303ee8"/>
    </style:style>
    <style:style style:name="P70" style:family="paragraph" style:parent-style-name="Text_20_body">
      <style:text-properties officeooo:rsid="00318e60" officeooo:paragraph-rsid="00318e60"/>
    </style:style>
    <style:style style:name="P71" style:family="paragraph" style:parent-style-name="Text_20_body">
      <style:text-properties officeooo:rsid="00318e60" officeooo:paragraph-rsid="00329151"/>
    </style:style>
    <style:style style:name="P72" style:family="paragraph" style:parent-style-name="Text_20_body">
      <style:text-properties officeooo:rsid="00318e60" officeooo:paragraph-rsid="0033c33d"/>
    </style:style>
    <style:style style:name="P73" style:family="paragraph" style:parent-style-name="Text_20_body">
      <style:text-properties officeooo:rsid="00318e60" officeooo:paragraph-rsid="00b3ccdf"/>
    </style:style>
    <style:style style:name="P74" style:family="paragraph" style:parent-style-name="Text_20_body">
      <style:text-properties officeooo:rsid="00318e60" officeooo:paragraph-rsid="00c22e94"/>
    </style:style>
    <style:style style:name="P75" style:family="paragraph" style:parent-style-name="Text_20_body">
      <style:text-properties officeooo:rsid="0033c33d" officeooo:paragraph-rsid="0035371e"/>
    </style:style>
    <style:style style:name="P76" style:family="paragraph" style:parent-style-name="Text_20_body">
      <style:text-properties officeooo:rsid="0035371e" officeooo:paragraph-rsid="0035371e"/>
    </style:style>
    <style:style style:name="P77" style:family="paragraph" style:parent-style-name="Text_20_body">
      <style:text-properties officeooo:rsid="0035371e" officeooo:paragraph-rsid="0036a571"/>
    </style:style>
    <style:style style:name="P78" style:family="paragraph" style:parent-style-name="Text_20_body">
      <style:text-properties officeooo:rsid="0036a571" officeooo:paragraph-rsid="0036a571"/>
    </style:style>
    <style:style style:name="P79" style:family="paragraph" style:parent-style-name="Text_20_body">
      <style:text-properties officeooo:rsid="00381b18" officeooo:paragraph-rsid="00381b18"/>
    </style:style>
    <style:style style:name="P80" style:family="paragraph" style:parent-style-name="Text_20_body">
      <style:text-properties officeooo:rsid="004175ae" officeooo:paragraph-rsid="004175ae"/>
    </style:style>
    <style:style style:name="P81" style:family="paragraph" style:parent-style-name="Text_20_body">
      <style:text-properties officeooo:rsid="0051e66b" officeooo:paragraph-rsid="0051e66b"/>
    </style:style>
    <style:style style:name="P82" style:family="paragraph" style:parent-style-name="Text_20_body">
      <style:text-properties officeooo:rsid="0052e32a" officeooo:paragraph-rsid="0052e32a"/>
    </style:style>
    <style:style style:name="P83" style:family="paragraph" style:parent-style-name="Text_20_body">
      <style:text-properties officeooo:rsid="005dab18" officeooo:paragraph-rsid="005dab18"/>
    </style:style>
    <style:style style:name="P84" style:family="paragraph" style:parent-style-name="Text_20_body">
      <style:text-properties officeooo:rsid="0069d130" officeooo:paragraph-rsid="0069d130"/>
    </style:style>
    <style:style style:name="P85" style:family="paragraph" style:parent-style-name="Text_20_body">
      <style:text-properties officeooo:paragraph-rsid="001c34c2"/>
    </style:style>
    <style:style style:name="P86" style:family="paragraph" style:parent-style-name="Text_20_body">
      <style:text-properties officeooo:rsid="006db2a8" officeooo:paragraph-rsid="006db2a8"/>
    </style:style>
    <style:style style:name="P87" style:family="paragraph" style:parent-style-name="Text_20_body">
      <style:text-properties officeooo:rsid="00794ab6" officeooo:paragraph-rsid="00794ab6"/>
    </style:style>
    <style:style style:name="P88" style:family="paragraph" style:parent-style-name="Text_20_body">
      <style:text-properties fo:color="#ffffff" fo:font-weight="bold" officeooo:rsid="0035371e" officeooo:paragraph-rsid="0035371e" style:font-weight-asian="bold" style:font-weight-complex="bold"/>
    </style:style>
    <style:style style:name="P89" style:family="paragraph" style:parent-style-name="Text_20_body">
      <style:text-properties fo:color="#ffffff" fo:font-weight="bold" officeooo:rsid="0035371e" officeooo:paragraph-rsid="0036a571" style:font-weight-asian="bold" style:font-weight-complex="bold"/>
    </style:style>
    <style:style style:name="P90" style:family="paragraph" style:parent-style-name="Text_20_body">
      <style:text-properties fo:color="#ffffff" fo:font-weight="bold" officeooo:rsid="002f16a3" officeooo:paragraph-rsid="0035371e" style:font-weight-asian="bold" style:font-weight-complex="bold"/>
    </style:style>
    <style:style style:name="P91" style:family="paragraph" style:parent-style-name="Text_20_body">
      <style:text-properties fo:color="#ffffff" fo:font-weight="bold" officeooo:rsid="002f16a3" officeooo:paragraph-rsid="0036a571" style:font-weight-asian="bold" style:font-weight-complex="bold"/>
    </style:style>
    <style:style style:name="P92" style:family="paragraph" style:parent-style-name="Text_20_body">
      <style:text-properties fo:color="#ffffff" fo:font-weight="bold" officeooo:rsid="002f16a3" officeooo:paragraph-rsid="002f16a3" style:font-weight-asian="bold" style:font-weight-complex="bold"/>
    </style:style>
    <style:style style:name="P93" style:family="paragraph" style:parent-style-name="Text_20_body">
      <style:text-properties fo:color="#ffffff" fo:font-weight="bold" officeooo:rsid="002f16a3" officeooo:paragraph-rsid="00ad7744" style:font-weight-asian="bold" style:font-weight-complex="bold"/>
    </style:style>
    <style:style style:name="P94" style:family="paragraph" style:parent-style-name="Text_20_body">
      <style:text-properties fo:color="#ffffff" fo:font-weight="bold" officeooo:rsid="0036a571" officeooo:paragraph-rsid="0036a571" style:font-weight-asian="bold" style:font-weight-complex="bold"/>
    </style:style>
    <style:style style:name="P95" style:family="paragraph" style:parent-style-name="Text_20_body">
      <style:text-properties officeooo:rsid="00893e20" officeooo:paragraph-rsid="00893e20"/>
    </style:style>
    <style:style style:name="P96" style:family="paragraph" style:parent-style-name="Text_20_body">
      <style:text-properties officeooo:rsid="0089922a" officeooo:paragraph-rsid="0089922a"/>
    </style:style>
    <style:style style:name="P97" style:family="paragraph" style:parent-style-name="Text_20_body">
      <style:text-properties officeooo:rsid="00848238" officeooo:paragraph-rsid="00848238"/>
    </style:style>
    <style:style style:name="P98" style:family="paragraph" style:parent-style-name="Text_20_body">
      <style:text-properties officeooo:paragraph-rsid="008b9dae"/>
    </style:style>
    <style:style style:name="P99" style:family="paragraph" style:parent-style-name="Text_20_body">
      <style:text-properties officeooo:rsid="008d4ba4" officeooo:paragraph-rsid="008d4ba4"/>
    </style:style>
    <style:style style:name="P100" style:family="paragraph" style:parent-style-name="Text_20_body">
      <style:text-properties officeooo:rsid="008fc2d7" officeooo:paragraph-rsid="008fc2d7"/>
    </style:style>
    <style:style style:name="P101" style:family="paragraph" style:parent-style-name="Text_20_body">
      <style:text-properties officeooo:rsid="0090c5e8" officeooo:paragraph-rsid="0090c5e8"/>
    </style:style>
    <style:style style:name="P102" style:family="paragraph" style:parent-style-name="Text_20_body">
      <style:text-properties officeooo:rsid="0090c5e8" officeooo:paragraph-rsid="009c851d"/>
    </style:style>
    <style:style style:name="P103" style:family="paragraph" style:parent-style-name="Text_20_body">
      <style:text-properties officeooo:rsid="002bfb7e" officeooo:paragraph-rsid="008fc2d7"/>
    </style:style>
    <style:style style:name="P104" style:family="paragraph" style:parent-style-name="Text_20_body">
      <style:text-properties officeooo:rsid="009c851d" officeooo:paragraph-rsid="009c851d"/>
    </style:style>
    <style:style style:name="P105" style:family="paragraph" style:parent-style-name="Text_20_body">
      <style:text-properties officeooo:rsid="00a25a04" officeooo:paragraph-rsid="00a25a04"/>
    </style:style>
    <style:style style:name="P106" style:family="paragraph" style:parent-style-name="Text_20_body">
      <style:text-properties officeooo:paragraph-rsid="00a25a04"/>
    </style:style>
    <style:style style:name="P107" style:family="paragraph" style:parent-style-name="Text_20_body">
      <style:text-properties officeooo:rsid="00a3a9b8" officeooo:paragraph-rsid="00a3a9b8"/>
    </style:style>
    <style:style style:name="P108" style:family="paragraph" style:parent-style-name="Text_20_body">
      <style:text-properties officeooo:paragraph-rsid="00a40824"/>
    </style:style>
    <style:style style:name="P109" style:family="paragraph" style:parent-style-name="Text_20_body">
      <style:text-properties officeooo:rsid="00a40824"/>
    </style:style>
    <style:style style:name="P110" style:family="paragraph" style:parent-style-name="Text_20_body">
      <style:text-properties officeooo:rsid="00a8ba32" officeooo:paragraph-rsid="00a8ba32"/>
    </style:style>
    <style:style style:name="P111" style:family="paragraph" style:parent-style-name="Text_20_body">
      <style:text-properties officeooo:rsid="009636d5" officeooo:paragraph-rsid="009636d5"/>
    </style:style>
    <style:style style:name="P112" style:family="paragraph" style:parent-style-name="Text_20_body">
      <style:text-properties officeooo:rsid="009636d5" officeooo:paragraph-rsid="00ad7744"/>
    </style:style>
    <style:style style:name="P113" style:family="paragraph" style:parent-style-name="Text_20_body">
      <style:text-properties officeooo:rsid="009636d5" officeooo:paragraph-rsid="00adfe96"/>
    </style:style>
    <style:style style:name="P114" style:family="paragraph" style:parent-style-name="Text_20_body">
      <style:text-properties officeooo:rsid="00ad7744" officeooo:paragraph-rsid="00ad7744"/>
    </style:style>
    <style:style style:name="P115" style:family="paragraph" style:parent-style-name="Text_20_body">
      <style:text-properties officeooo:rsid="00ae77b9" officeooo:paragraph-rsid="00ae77b9"/>
    </style:style>
    <style:style style:name="P116" style:family="paragraph" style:parent-style-name="Text_20_body">
      <style:text-properties officeooo:paragraph-rsid="00ae77b9"/>
    </style:style>
    <style:style style:name="P117" style:family="paragraph" style:parent-style-name="Text_20_body">
      <style:text-properties officeooo:rsid="004c5e41" officeooo:paragraph-rsid="00b3ccdf"/>
    </style:style>
    <style:style style:name="P118" style:family="paragraph" style:parent-style-name="Text_20_body">
      <style:text-properties officeooo:rsid="0063d23c" officeooo:paragraph-rsid="00b3ccdf"/>
    </style:style>
    <style:style style:name="P119" style:family="paragraph" style:parent-style-name="Text_20_body">
      <style:text-properties officeooo:rsid="00198f50" officeooo:paragraph-rsid="00be99ac"/>
    </style:style>
    <style:style style:name="P120" style:family="paragraph" style:parent-style-name="Text_20_body">
      <style:text-properties officeooo:rsid="003d16ec" officeooo:paragraph-rsid="00bedb27"/>
    </style:style>
    <style:style style:name="P121" style:family="paragraph" style:parent-style-name="Text_20_body">
      <style:text-properties officeooo:rsid="00c0b47f" officeooo:paragraph-rsid="00c0b47f"/>
    </style:style>
    <style:style style:name="P122" style:family="paragraph" style:parent-style-name="Text_20_body">
      <style:paragraph-properties fo:break-before="page"/>
      <style:text-properties officeooo:rsid="0013aba3" officeooo:paragraph-rsid="0013aba3"/>
    </style:style>
    <style:style style:name="P123" style:family="paragraph" style:parent-style-name="Text_20_body">
      <style:paragraph-properties fo:break-before="page"/>
      <style:text-properties officeooo:rsid="0035371e" officeooo:paragraph-rsid="0035371e"/>
    </style:style>
    <style:style style:name="P124" style:family="paragraph" style:parent-style-name="Text_20_body">
      <style:paragraph-properties fo:break-before="page"/>
      <style:text-properties officeooo:rsid="002d9ba7" officeooo:paragraph-rsid="002d9ba7"/>
    </style:style>
    <style:style style:name="P125" style:family="paragraph" style:parent-style-name="Table_20_Contents">
      <style:text-properties officeooo:rsid="00167749" officeooo:paragraph-rsid="00167749"/>
    </style:style>
    <style:style style:name="P126" style:family="paragraph" style:parent-style-name="Table_20_Contents">
      <style:text-properties officeooo:rsid="00167749" officeooo:paragraph-rsid="0018083b"/>
    </style:style>
    <style:style style:name="P127" style:family="paragraph" style:parent-style-name="Table_20_Contents">
      <style:text-properties officeooo:rsid="00167749" officeooo:paragraph-rsid="001c34c2"/>
    </style:style>
    <style:style style:name="P128" style:family="paragraph" style:parent-style-name="Table_20_Contents">
      <style:text-properties officeooo:rsid="00167749" officeooo:paragraph-rsid="00232801"/>
    </style:style>
    <style:style style:name="P129" style:family="paragraph" style:parent-style-name="Table_20_Contents">
      <style:text-properties officeooo:rsid="00167749" officeooo:paragraph-rsid="005dab18"/>
    </style:style>
    <style:style style:name="P130" style:family="paragraph" style:parent-style-name="Table_20_Contents">
      <style:text-properties officeooo:rsid="00167749" officeooo:paragraph-rsid="0077d4b2"/>
    </style:style>
    <style:style style:name="P131" style:family="paragraph" style:parent-style-name="Table_20_Contents">
      <style:text-properties officeooo:rsid="00167749" officeooo:paragraph-rsid="007ecaa8"/>
    </style:style>
    <style:style style:name="P132" style:family="paragraph" style:parent-style-name="Table_20_Contents">
      <style:text-properties officeooo:rsid="00167749" officeooo:paragraph-rsid="00a8ba32"/>
    </style:style>
    <style:style style:name="P133" style:family="paragraph" style:parent-style-name="Table_20_Contents">
      <style:text-properties officeooo:rsid="00167749" officeooo:paragraph-rsid="00b06d17"/>
    </style:style>
    <style:style style:name="P134" style:family="paragraph" style:parent-style-name="Table_20_Contents">
      <style:text-properties officeooo:rsid="00167749" officeooo:paragraph-rsid="00be99ac"/>
    </style:style>
    <style:style style:name="P135" style:family="paragraph" style:parent-style-name="Table_20_Contents">
      <style:text-properties officeooo:rsid="0018083b" officeooo:paragraph-rsid="0018083b"/>
    </style:style>
    <style:style style:name="P136" style:family="paragraph" style:parent-style-name="Table_20_Contents">
      <style:text-properties officeooo:rsid="0018083b" officeooo:paragraph-rsid="001c34c2"/>
    </style:style>
    <style:style style:name="P137" style:family="paragraph" style:parent-style-name="Table_20_Contents">
      <style:text-properties officeooo:rsid="0018083b" officeooo:paragraph-rsid="0077d4b2"/>
    </style:style>
    <style:style style:name="P138" style:family="paragraph" style:parent-style-name="Table_20_Contents">
      <style:text-properties officeooo:rsid="00198f50" officeooo:paragraph-rsid="001c34c2"/>
    </style:style>
    <style:style style:name="P139" style:family="paragraph" style:parent-style-name="Table_20_Contents">
      <style:text-properties officeooo:rsid="001c34c2" officeooo:paragraph-rsid="001c34c2"/>
    </style:style>
    <style:style style:name="P140" style:family="paragraph" style:parent-style-name="Table_20_Contents">
      <style:text-properties officeooo:rsid="001c34c2" officeooo:paragraph-rsid="006db2a8"/>
    </style:style>
    <style:style style:name="P141" style:family="paragraph" style:parent-style-name="Table_20_Contents">
      <style:text-properties officeooo:rsid="001c34c2" officeooo:paragraph-rsid="0075a2bc"/>
    </style:style>
    <style:style style:name="P142" style:family="paragraph" style:parent-style-name="Table_20_Contents">
      <style:text-properties officeooo:rsid="001c34c2" officeooo:paragraph-rsid="0092f450"/>
    </style:style>
    <style:style style:name="P143" style:family="paragraph" style:parent-style-name="Table_20_Contents">
      <style:text-properties officeooo:rsid="001c34c2" officeooo:paragraph-rsid="00a8ba32"/>
    </style:style>
    <style:style style:name="P144" style:family="paragraph" style:parent-style-name="Table_20_Contents">
      <style:text-properties officeooo:rsid="001c34c2" officeooo:paragraph-rsid="00be99ac"/>
    </style:style>
    <style:style style:name="P145" style:family="paragraph" style:parent-style-name="Table_20_Contents">
      <style:text-properties officeooo:rsid="00219419" officeooo:paragraph-rsid="00219419"/>
    </style:style>
    <style:style style:name="P146" style:family="paragraph" style:parent-style-name="Table_20_Contents">
      <style:text-properties officeooo:rsid="00232801" officeooo:paragraph-rsid="00232801"/>
    </style:style>
    <style:style style:name="P147" style:family="paragraph" style:parent-style-name="Table_20_Contents">
      <style:text-properties officeooo:rsid="0023d8e9" officeooo:paragraph-rsid="0023d8e9"/>
    </style:style>
    <style:style style:name="P148" style:family="paragraph" style:parent-style-name="Table_20_Contents">
      <style:text-properties officeooo:rsid="0023d8e9" officeooo:paragraph-rsid="007b5039"/>
    </style:style>
    <style:style style:name="P149" style:family="paragraph" style:parent-style-name="Table_20_Contents">
      <style:text-properties officeooo:rsid="0023d8e9" officeooo:paragraph-rsid="00bc7ff0"/>
    </style:style>
    <style:style style:name="P150" style:family="paragraph" style:parent-style-name="Table_20_Contents">
      <style:text-properties officeooo:rsid="0023d8e9" officeooo:paragraph-rsid="00bcfdd0"/>
    </style:style>
    <style:style style:name="P151" style:family="paragraph" style:parent-style-name="Table_20_Contents">
      <style:text-properties officeooo:rsid="002524ab" officeooo:paragraph-rsid="002524ab"/>
    </style:style>
    <style:style style:name="P152" style:family="paragraph" style:parent-style-name="Table_20_Contents">
      <style:text-properties officeooo:rsid="002524ab" officeooo:paragraph-rsid="0026af28"/>
    </style:style>
    <style:style style:name="P153" style:family="paragraph" style:parent-style-name="Table_20_Contents">
      <style:text-properties officeooo:rsid="002524ab" officeooo:paragraph-rsid="00272850"/>
    </style:style>
    <style:style style:name="P154" style:family="paragraph" style:parent-style-name="Table_20_Contents">
      <style:text-properties officeooo:rsid="002524ab" officeooo:paragraph-rsid="008d4ba4"/>
    </style:style>
    <style:style style:name="P155" style:family="paragraph" style:parent-style-name="Table_20_Contents">
      <style:text-properties officeooo:rsid="002524ab" officeooo:paragraph-rsid="00a486b1"/>
    </style:style>
    <style:style style:name="P156" style:family="paragraph" style:parent-style-name="Table_20_Contents">
      <style:text-properties officeooo:rsid="0026af28" officeooo:paragraph-rsid="0026af28"/>
    </style:style>
    <style:style style:name="P157" style:family="paragraph" style:parent-style-name="Table_20_Contents">
      <style:text-properties officeooo:rsid="0026af28" officeooo:paragraph-rsid="008d4ba4"/>
    </style:style>
    <style:style style:name="P158" style:family="paragraph" style:parent-style-name="Table_20_Contents">
      <style:text-properties officeooo:rsid="00272850" officeooo:paragraph-rsid="00272850"/>
    </style:style>
    <style:style style:name="P159" style:family="paragraph" style:parent-style-name="Table_20_Contents">
      <style:text-properties officeooo:rsid="00272850" officeooo:paragraph-rsid="00a486b1"/>
    </style:style>
    <style:style style:name="P160" style:family="paragraph" style:parent-style-name="Table_20_Contents">
      <style:text-properties officeooo:rsid="0027766f" officeooo:paragraph-rsid="0027766f"/>
    </style:style>
    <style:style style:name="P161" style:family="paragraph" style:parent-style-name="Table_20_Contents">
      <style:text-properties officeooo:rsid="00292fcd" officeooo:paragraph-rsid="00292fcd"/>
    </style:style>
    <style:style style:name="P162" style:family="paragraph" style:parent-style-name="Table_20_Contents">
      <style:text-properties officeooo:rsid="0029dbb2" officeooo:paragraph-rsid="0029dbb2"/>
    </style:style>
    <style:style style:name="P163" style:family="paragraph" style:parent-style-name="Table_20_Contents">
      <style:text-properties officeooo:rsid="0029dbb2" officeooo:paragraph-rsid="008e4234"/>
    </style:style>
    <style:style style:name="P164" style:family="paragraph" style:parent-style-name="Table_20_Contents">
      <style:text-properties officeooo:rsid="002b94f9" officeooo:paragraph-rsid="002b94f9"/>
    </style:style>
    <style:style style:name="P165" style:family="paragraph" style:parent-style-name="Table_20_Contents">
      <style:text-properties officeooo:rsid="002b94f9" officeooo:paragraph-rsid="002bfb7e"/>
    </style:style>
    <style:style style:name="P166" style:family="paragraph" style:parent-style-name="Table_20_Contents">
      <style:text-properties officeooo:rsid="002bfb7e" officeooo:paragraph-rsid="002bfb7e"/>
    </style:style>
    <style:style style:name="P167" style:family="paragraph" style:parent-style-name="Table_20_Contents">
      <style:text-properties officeooo:rsid="002bfb7e" officeooo:paragraph-rsid="002d11ba"/>
    </style:style>
    <style:style style:name="P168" style:family="paragraph" style:parent-style-name="Table_20_Contents">
      <style:text-properties officeooo:rsid="002d11ba" officeooo:paragraph-rsid="002d11ba"/>
    </style:style>
    <style:style style:name="P169" style:family="paragraph" style:parent-style-name="Table_20_Contents">
      <style:text-properties officeooo:rsid="002d11ba" officeooo:paragraph-rsid="009ba9a9"/>
    </style:style>
    <style:style style:name="P170" style:family="paragraph" style:parent-style-name="Table_20_Contents">
      <style:text-properties officeooo:rsid="002d9ba7" officeooo:paragraph-rsid="002d9ba7"/>
    </style:style>
    <style:style style:name="P171" style:family="paragraph" style:parent-style-name="Table_20_Contents">
      <style:text-properties officeooo:rsid="002d9ba7" officeooo:paragraph-rsid="0090c5e8"/>
    </style:style>
    <style:style style:name="P172" style:family="paragraph" style:parent-style-name="Table_20_Contents">
      <style:text-properties officeooo:rsid="0017084c" officeooo:paragraph-rsid="005dab18"/>
    </style:style>
    <style:style style:name="P173" style:family="paragraph" style:parent-style-name="Table_20_Contents">
      <style:text-properties officeooo:rsid="005dab18" officeooo:paragraph-rsid="005dab18"/>
    </style:style>
    <style:style style:name="P174" style:family="paragraph" style:parent-style-name="Table_20_Contents">
      <style:text-properties officeooo:rsid="006a6a65" officeooo:paragraph-rsid="006a6a65"/>
    </style:style>
    <style:style style:name="P175" style:family="paragraph" style:parent-style-name="Table_20_Contents">
      <style:text-properties officeooo:rsid="0075a2bc" officeooo:paragraph-rsid="0075a2bc"/>
    </style:style>
    <style:style style:name="P176" style:family="paragraph" style:parent-style-name="Table_20_Contents">
      <style:text-properties officeooo:rsid="00782a9e" officeooo:paragraph-rsid="00b06d17"/>
    </style:style>
    <style:style style:name="P177" style:family="paragraph" style:parent-style-name="Table_20_Contents">
      <style:text-properties officeooo:rsid="00782a9e" officeooo:paragraph-rsid="00be99ac"/>
    </style:style>
    <style:style style:name="P178" style:family="paragraph" style:parent-style-name="Table_20_Contents">
      <style:text-properties officeooo:rsid="007b0298" officeooo:paragraph-rsid="007b0298"/>
    </style:style>
    <style:style style:name="P179" style:family="paragraph" style:parent-style-name="Table_20_Contents">
      <style:text-properties officeooo:rsid="007b5039" officeooo:paragraph-rsid="007b5039"/>
    </style:style>
    <style:style style:name="P180" style:family="paragraph" style:parent-style-name="Table_20_Contents">
      <style:text-properties officeooo:rsid="0081d404" officeooo:paragraph-rsid="0090c5e8"/>
    </style:style>
    <style:style style:name="P181" style:family="paragraph" style:parent-style-name="Table_20_Contents">
      <style:text-properties fo:color="#ffffff" fo:font-weight="bold" officeooo:rsid="00167749" officeooo:paragraph-rsid="007ecaa8" style:font-weight-asian="bold" style:font-weight-complex="bold"/>
    </style:style>
    <style:style style:name="P182" style:family="paragraph" style:parent-style-name="Table_20_Contents">
      <style:text-properties fo:color="#ffffff" fo:font-weight="bold" officeooo:rsid="00167749" officeooo:paragraph-rsid="002d9ba7" style:font-weight-asian="bold" style:font-weight-complex="bold"/>
    </style:style>
    <style:style style:name="P183" style:family="paragraph" style:parent-style-name="Table_20_Contents">
      <style:text-properties fo:color="#ffffff" fo:font-weight="bold" officeooo:rsid="00167749" officeooo:paragraph-rsid="002bfb7e" style:font-weight-asian="bold" style:font-weight-complex="bold"/>
    </style:style>
    <style:style style:name="P184" style:family="paragraph" style:parent-style-name="Table_20_Contents">
      <style:text-properties fo:color="#ffffff" fo:font-weight="bold" officeooo:rsid="00167749" officeooo:paragraph-rsid="002b94f9" style:font-weight-asian="bold" style:font-weight-complex="bold"/>
    </style:style>
    <style:style style:name="P185" style:family="paragraph" style:parent-style-name="Table_20_Contents">
      <style:text-properties fo:color="#ffffff" fo:font-weight="bold" officeooo:rsid="00167749" officeooo:paragraph-rsid="0029dbb2" style:font-weight-asian="bold" style:font-weight-complex="bold"/>
    </style:style>
    <style:style style:name="P186" style:family="paragraph" style:parent-style-name="Table_20_Contents">
      <style:text-properties fo:color="#ffffff" fo:font-weight="bold" officeooo:rsid="00167749" officeooo:paragraph-rsid="00292fcd" style:font-weight-asian="bold" style:font-weight-complex="bold"/>
    </style:style>
    <style:style style:name="P187" style:family="paragraph" style:parent-style-name="Table_20_Contents">
      <style:text-properties fo:color="#ffffff" fo:font-weight="bold" officeooo:rsid="00167749" officeooo:paragraph-rsid="0027766f" style:font-weight-asian="bold" style:font-weight-complex="bold"/>
    </style:style>
    <style:style style:name="P188" style:family="paragraph" style:parent-style-name="Table_20_Contents">
      <style:text-properties fo:color="#ffffff" fo:font-weight="bold" officeooo:rsid="00167749" officeooo:paragraph-rsid="00272850" style:font-weight-asian="bold" style:font-weight-complex="bold"/>
    </style:style>
    <style:style style:name="P189" style:family="paragraph" style:parent-style-name="Table_20_Contents">
      <style:text-properties fo:color="#ffffff" fo:font-weight="bold" officeooo:rsid="00167749" officeooo:paragraph-rsid="0026af28" style:font-weight-asian="bold" style:font-weight-complex="bold"/>
    </style:style>
    <style:style style:name="P190" style:family="paragraph" style:parent-style-name="Table_20_Contents">
      <style:text-properties fo:color="#ffffff" fo:font-weight="bold" officeooo:rsid="00167749" officeooo:paragraph-rsid="002524ab" style:font-weight-asian="bold" style:font-weight-complex="bold"/>
    </style:style>
    <style:style style:name="P191" style:family="paragraph" style:parent-style-name="Table_20_Contents">
      <style:text-properties fo:color="#ffffff" fo:font-weight="bold" officeooo:rsid="00167749" officeooo:paragraph-rsid="0023d8e9" style:font-weight-asian="bold" style:font-weight-complex="bold"/>
    </style:style>
    <style:style style:name="P192" style:family="paragraph" style:parent-style-name="Table_20_Contents">
      <style:text-properties fo:color="#ffffff" fo:font-weight="bold" officeooo:rsid="00167749" officeooo:paragraph-rsid="00232801" style:font-weight-asian="bold" style:font-weight-complex="bold"/>
    </style:style>
    <style:style style:name="P193" style:family="paragraph" style:parent-style-name="Table_20_Contents">
      <style:text-properties fo:color="#ffffff" fo:font-weight="bold" officeooo:rsid="00167749" officeooo:paragraph-rsid="00219419" style:font-weight-asian="bold" style:font-weight-complex="bold"/>
    </style:style>
    <style:style style:name="P194" style:family="paragraph" style:parent-style-name="Table_20_Contents">
      <style:text-properties fo:color="#ffffff" fo:font-weight="bold" officeooo:rsid="00167749" officeooo:paragraph-rsid="006db2a8" style:font-weight-asian="bold" style:font-weight-complex="bold"/>
    </style:style>
    <style:style style:name="P195" style:family="paragraph" style:parent-style-name="Table_20_Contents">
      <style:text-properties fo:color="#ffffff" fo:font-weight="bold" officeooo:rsid="00167749" officeooo:paragraph-rsid="001c34c2" style:font-weight-asian="bold" style:font-weight-complex="bold"/>
    </style:style>
    <style:style style:name="P196" style:family="paragraph" style:parent-style-name="Table_20_Contents">
      <style:text-properties fo:color="#ffffff" fo:font-weight="bold" officeooo:rsid="00167749" officeooo:paragraph-rsid="0018083b" style:font-weight-asian="bold" style:font-weight-complex="bold"/>
    </style:style>
    <style:style style:name="P197" style:family="paragraph" style:parent-style-name="Table_20_Contents">
      <style:text-properties fo:color="#ffffff" fo:font-weight="bold" officeooo:rsid="00167749" officeooo:paragraph-rsid="005dab18" style:font-weight-asian="bold" style:font-weight-complex="bold"/>
    </style:style>
    <style:style style:name="P198" style:family="paragraph" style:parent-style-name="Table_20_Contents">
      <style:text-properties fo:color="#ffffff" fo:font-weight="bold" officeooo:rsid="00167749" officeooo:paragraph-rsid="00167749" style:font-weight-asian="bold" style:font-weight-complex="bold"/>
    </style:style>
    <style:style style:name="P199" style:family="paragraph" style:parent-style-name="Table_20_Contents">
      <style:text-properties fo:color="#ffffff" fo:font-weight="bold" officeooo:rsid="00167749" officeooo:paragraph-rsid="008d4ba4" style:font-weight-asian="bold" style:font-weight-complex="bold"/>
    </style:style>
    <style:style style:name="P200" style:family="paragraph" style:parent-style-name="Table_20_Contents">
      <style:text-properties fo:color="#ffffff" fo:font-weight="bold" officeooo:rsid="00167749" officeooo:paragraph-rsid="008e4234" style:font-weight-asian="bold" style:font-weight-complex="bold"/>
    </style:style>
    <style:style style:name="P201" style:family="paragraph" style:parent-style-name="Table_20_Contents">
      <style:text-properties fo:color="#ffffff" fo:font-weight="bold" officeooo:rsid="00167749" officeooo:paragraph-rsid="0090c5e8" style:font-weight-asian="bold" style:font-weight-complex="bold"/>
    </style:style>
    <style:style style:name="P202" style:family="paragraph" style:parent-style-name="Table_20_Contents">
      <style:text-properties fo:color="#ffffff" fo:font-weight="bold" officeooo:rsid="00167749" officeooo:paragraph-rsid="009c851d" style:font-weight-asian="bold" style:font-weight-complex="bold"/>
    </style:style>
    <style:style style:name="P203" style:family="paragraph" style:parent-style-name="Table_20_Contents">
      <style:text-properties fo:color="#ffffff" fo:font-weight="bold" officeooo:rsid="00167749" officeooo:paragraph-rsid="00a486b1" style:font-weight-asian="bold" style:font-weight-complex="bold"/>
    </style:style>
    <style:style style:name="P204" style:family="paragraph" style:parent-style-name="Table_20_Contents">
      <style:text-properties fo:color="#ffffff" fo:font-weight="bold" officeooo:rsid="00167749" officeooo:paragraph-rsid="00a8ba32" style:font-weight-asian="bold" style:font-weight-complex="bold"/>
    </style:style>
    <style:style style:name="P205" style:family="paragraph" style:parent-style-name="Table_20_Contents">
      <style:text-properties fo:color="#ffffff" fo:font-weight="bold" officeooo:rsid="00167749" officeooo:paragraph-rsid="00b06d17" style:font-weight-asian="bold" style:font-weight-complex="bold"/>
    </style:style>
    <style:style style:name="P206" style:family="paragraph" style:parent-style-name="Table_20_Contents">
      <style:text-properties fo:color="#ffffff" fo:font-weight="bold" officeooo:rsid="00167749" officeooo:paragraph-rsid="00bc7ff0" style:font-weight-asian="bold" style:font-weight-complex="bold"/>
    </style:style>
    <style:style style:name="P207" style:family="paragraph" style:parent-style-name="Table_20_Contents">
      <style:text-properties fo:color="#ffffff" fo:font-weight="bold" officeooo:rsid="00167749" officeooo:paragraph-rsid="00bcfdd0" style:font-weight-asian="bold" style:font-weight-complex="bold"/>
    </style:style>
    <style:style style:name="P208" style:family="paragraph" style:parent-style-name="Table_20_Contents">
      <style:text-properties fo:color="#ffffff" fo:font-weight="bold" officeooo:rsid="00167749" officeooo:paragraph-rsid="00be99ac" style:font-weight-asian="bold" style:font-weight-complex="bold"/>
    </style:style>
    <style:style style:name="P209"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10" style:family="paragraph" style:parent-style-name="Table_20_Contents">
      <style:text-properties officeooo:rsid="008d4ba4" officeooo:paragraph-rsid="008d4ba4"/>
    </style:style>
    <style:style style:name="P211" style:family="paragraph" style:parent-style-name="Table_20_Contents">
      <style:text-properties officeooo:paragraph-rsid="00292fcd"/>
    </style:style>
    <style:style style:name="P212" style:family="paragraph" style:parent-style-name="Table_20_Contents">
      <style:text-properties officeooo:rsid="008e4234" officeooo:paragraph-rsid="008e4234"/>
    </style:style>
    <style:style style:name="P213" style:family="paragraph" style:parent-style-name="Table_20_Contents">
      <style:text-properties officeooo:rsid="0090c5e8" officeooo:paragraph-rsid="0090c5e8"/>
    </style:style>
    <style:style style:name="P214" style:family="paragraph" style:parent-style-name="Table_20_Contents">
      <style:text-properties officeooo:rsid="007ecaa8" officeooo:paragraph-rsid="007ecaa8"/>
    </style:style>
    <style:style style:name="P215" style:family="paragraph" style:parent-style-name="Table_20_Contents">
      <style:text-properties officeooo:paragraph-rsid="0090c5e8"/>
    </style:style>
    <style:style style:name="P216" style:family="paragraph" style:parent-style-name="Table_20_Contents">
      <style:text-properties officeooo:rsid="0092f450" officeooo:paragraph-rsid="0092f450"/>
    </style:style>
    <style:style style:name="P217" style:family="paragraph" style:parent-style-name="Table_20_Contents">
      <style:text-properties officeooo:rsid="009c851d" officeooo:paragraph-rsid="009c851d"/>
    </style:style>
    <style:style style:name="P218" style:family="paragraph" style:parent-style-name="Table_20_Contents">
      <style:text-properties officeooo:rsid="00a486b1" officeooo:paragraph-rsid="00a486b1"/>
    </style:style>
    <style:style style:name="P219" style:family="paragraph" style:parent-style-name="Table_20_Contents">
      <style:text-properties officeooo:rsid="00a5d631" officeooo:paragraph-rsid="00a5d631"/>
    </style:style>
    <style:style style:name="P220" style:family="paragraph" style:parent-style-name="Table_20_Contents">
      <style:text-properties officeooo:rsid="0077d4b2" officeooo:paragraph-rsid="0077d4b2"/>
    </style:style>
    <style:style style:name="P221" style:family="paragraph" style:parent-style-name="Table_20_Contents">
      <style:text-properties officeooo:rsid="00ab6147" officeooo:paragraph-rsid="00a5d631"/>
    </style:style>
    <style:style style:name="P222" style:family="paragraph" style:parent-style-name="Table_20_Contents">
      <style:text-properties officeooo:rsid="00b06d17" officeooo:paragraph-rsid="00b06d17"/>
    </style:style>
    <style:style style:name="P223" style:family="paragraph" style:parent-style-name="Table_20_Contents">
      <style:text-properties officeooo:rsid="00b94f35" officeooo:paragraph-rsid="00b94f35"/>
    </style:style>
    <style:style style:name="P224" style:family="paragraph" style:parent-style-name="Table_20_Contents">
      <style:text-properties officeooo:rsid="00bc7ff0" officeooo:paragraph-rsid="00bc7ff0"/>
    </style:style>
    <style:style style:name="P225" style:family="paragraph" style:parent-style-name="Table_20_Contents">
      <style:text-properties officeooo:rsid="00be99ac" officeooo:paragraph-rsid="00be99ac"/>
    </style:style>
    <style:style style:name="P226" style:family="paragraph" style:parent-style-name="Table_20_Contents">
      <style:text-properties officeooo:rsid="00bedb27" officeooo:paragraph-rsid="00bedb27"/>
    </style:style>
    <style:style style:name="P227" style:family="paragraph" style:parent-style-name="Table_20_Contents">
      <style:text-properties officeooo:rsid="00bf5a29" officeooo:paragraph-rsid="00bf5a29"/>
    </style:style>
    <style:style style:name="P228" style:family="paragraph" style:parent-style-name="Table_20_Contents">
      <style:text-properties officeooo:paragraph-rsid="00bf5a29"/>
    </style:style>
    <style:style style:name="P229"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230" style:family="paragraph" style:parent-style-name="Text_20_body">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231" style:family="paragraph" style:parent-style-name="Contents_20_1">
      <style:paragraph-properties>
        <style:tab-stops>
          <style:tab-stop style:position="17.59cm" style:type="right" style:leader-style="dotted" style:leader-text="."/>
        </style:tab-stops>
      </style:paragraph-properties>
    </style:style>
    <style:style style:name="P232" style:family="paragraph" style:parent-style-name="Heading_20_3">
      <style:text-properties officeooo:rsid="007ecaa8" officeooo:paragraph-rsid="007ecaa8"/>
    </style:style>
    <style:style style:name="P233" style:family="paragraph" style:parent-style-name="Heading_20_3">
      <style:text-properties officeooo:rsid="005dab18" officeooo:paragraph-rsid="007ecaa8"/>
    </style:style>
    <style:style style:name="P234" style:family="paragraph" style:parent-style-name="Heading_20_3">
      <style:text-properties officeooo:rsid="005dab18" officeooo:paragraph-rsid="005dab18"/>
    </style:style>
    <style:style style:name="P235" style:family="paragraph" style:parent-style-name="Heading_20_3" style:list-style-name="">
      <style:text-properties officeooo:rsid="005dab18" officeooo:paragraph-rsid="005dab18"/>
    </style:style>
    <style:style style:name="P236" style:family="paragraph" style:parent-style-name="Heading_20_3" style:list-style-name=""/>
    <style:style style:name="P237" style:family="paragraph" style:parent-style-name="Heading_20_3" style:list-style-name="">
      <style:text-properties officeooo:paragraph-rsid="00a8ba32"/>
    </style:style>
    <style:style style:name="P238" style:family="paragraph" style:parent-style-name="Heading_20_3">
      <style:text-properties officeooo:paragraph-rsid="00513300"/>
    </style:style>
    <style:style style:name="P239" style:family="paragraph" style:parent-style-name="Heading_20_3">
      <style:text-properties officeooo:rsid="00a8ba32" officeooo:paragraph-rsid="00a8ba32"/>
    </style:style>
    <style:style style:name="P240" style:family="paragraph" style:parent-style-name="Heading_20_3">
      <style:text-properties officeooo:rsid="00b06d17" officeooo:paragraph-rsid="00b06d17"/>
    </style:style>
    <style:style style:name="P241" style:family="paragraph" style:parent-style-name="Heading_20_3">
      <style:text-properties officeooo:rsid="00be99ac" officeooo:paragraph-rsid="00b06d17"/>
    </style:style>
    <style:style style:name="P242" style:family="paragraph" style:parent-style-name="Heading_20_3">
      <style:text-properties officeooo:rsid="001c34c2" officeooo:paragraph-rsid="00be99ac"/>
    </style:style>
    <style:style style:name="P243" style:family="paragraph" style:parent-style-name="Heading_20_3">
      <style:text-properties officeooo:rsid="00219419" officeooo:paragraph-rsid="00219419"/>
    </style:style>
    <style:style style:name="P244" style:family="paragraph" style:parent-style-name="Heading_20_3">
      <style:text-properties officeooo:rsid="00232801" officeooo:paragraph-rsid="00232801"/>
    </style:style>
    <style:style style:name="P245" style:family="paragraph" style:parent-style-name="Heading_20_3" style:list-style-name="">
      <style:text-properties officeooo:rsid="0023d8e9" officeooo:paragraph-rsid="0023d8e9"/>
    </style:style>
    <style:style style:name="P246" style:family="paragraph" style:parent-style-name="Heading_20_3">
      <style:text-properties officeooo:rsid="0023d8e9" officeooo:paragraph-rsid="00bc7ff0"/>
    </style:style>
    <style:style style:name="P247" style:family="paragraph" style:parent-style-name="Heading_20_3">
      <style:text-properties officeooo:rsid="002524ab" officeooo:paragraph-rsid="002524ab"/>
    </style:style>
    <style:style style:name="P248" style:family="paragraph" style:parent-style-name="Heading_20_3">
      <style:text-properties officeooo:rsid="0027766f" officeooo:paragraph-rsid="0027766f"/>
    </style:style>
    <style:style style:name="P249" style:family="paragraph" style:parent-style-name="Heading_20_3" style:list-style-name="">
      <style:text-properties officeooo:rsid="00292fcd" officeooo:paragraph-rsid="00292fcd"/>
    </style:style>
    <style:style style:name="P250" style:family="paragraph" style:parent-style-name="Heading_20_3" style:list-style-name="">
      <style:text-properties officeooo:rsid="00292fcd" officeooo:paragraph-rsid="008e4234"/>
    </style:style>
    <style:style style:name="P251" style:family="paragraph" style:parent-style-name="Heading_20_3">
      <style:text-properties officeooo:rsid="00292fcd" officeooo:paragraph-rsid="0029dbb2"/>
    </style:style>
    <style:style style:name="P252" style:family="paragraph" style:parent-style-name="Heading_20_3">
      <style:text-properties officeooo:rsid="002bfb7e" officeooo:paragraph-rsid="002bfb7e"/>
    </style:style>
    <style:style style:name="P253" style:family="paragraph" style:parent-style-name="Heading_20_3">
      <style:text-properties officeooo:rsid="002d11ba" officeooo:paragraph-rsid="002d11ba"/>
    </style:style>
    <style:style style:name="P254" style:family="paragraph" style:parent-style-name="Heading_20_3">
      <style:text-properties officeooo:rsid="008fc2d7" officeooo:paragraph-rsid="008fc2d7"/>
    </style:style>
    <style:style style:name="P255" style:family="paragraph" style:parent-style-name="Heading_20_3">
      <style:text-properties officeooo:rsid="0090c5e8" officeooo:paragraph-rsid="0090c5e8"/>
    </style:style>
    <style:style style:name="P256" style:family="paragraph" style:parent-style-name="Heading_20_3">
      <style:text-properties officeooo:rsid="009e32ce" officeooo:paragraph-rsid="009c851d"/>
    </style:style>
    <style:style style:name="P257" style:family="paragraph" style:parent-style-name="Heading_20_3">
      <style:paragraph-properties fo:break-before="page"/>
    </style:style>
    <style:style style:name="P258" style:family="paragraph" style:parent-style-name="Heading_20_3">
      <style:paragraph-properties fo:break-before="page"/>
      <style:text-properties officeooo:rsid="005dab18" officeooo:paragraph-rsid="005dab18"/>
    </style:style>
    <style:style style:name="P259" style:family="paragraph" style:parent-style-name="Heading_20_3">
      <style:paragraph-properties fo:break-before="page"/>
      <style:text-properties officeooo:paragraph-rsid="00a8ba32"/>
    </style:style>
    <style:style style:name="P260" style:family="paragraph" style:parent-style-name="Heading_20_3">
      <style:paragraph-properties fo:break-before="page"/>
      <style:text-properties officeooo:rsid="006db2a8" officeooo:paragraph-rsid="006db2a8"/>
    </style:style>
    <style:style style:name="P261" style:family="paragraph" style:parent-style-name="Heading_20_3">
      <style:paragraph-properties fo:break-before="page"/>
      <style:text-properties officeooo:rsid="0023d8e9" officeooo:paragraph-rsid="0023d8e9"/>
    </style:style>
    <style:style style:name="P262" style:family="paragraph" style:parent-style-name="Heading_20_3">
      <style:paragraph-properties fo:break-before="page"/>
      <style:text-properties officeooo:rsid="0023d8e9" officeooo:paragraph-rsid="00bcfdd0"/>
    </style:style>
    <style:style style:name="P263" style:family="paragraph" style:parent-style-name="Heading_20_3">
      <style:paragraph-properties fo:break-before="page"/>
      <style:text-properties officeooo:rsid="00292fcd" officeooo:paragraph-rsid="00292fcd"/>
    </style:style>
    <style:style style:name="P264" style:family="paragraph" style:parent-style-name="Heading_20_3">
      <style:paragraph-properties fo:break-before="page"/>
      <style:text-properties officeooo:rsid="00292fcd" officeooo:paragraph-rsid="008e4234"/>
    </style:style>
    <style:style style:name="P265" style:family="paragraph" style:parent-style-name="Heading_20_1" style:list-style-name="">
      <style:text-properties officeooo:paragraph-rsid="0090c5e8"/>
    </style:style>
    <style:style style:name="P266" style:family="paragraph" style:parent-style-name="Heading_20_1">
      <style:paragraph-properties fo:break-before="page"/>
    </style:style>
    <style:style style:name="P267" style:family="paragraph" style:parent-style-name="Heading_20_1" style:list-style-name="">
      <style:paragraph-properties fo:break-before="page"/>
      <style:text-properties officeooo:rsid="00381b18" officeooo:paragraph-rsid="00381b18"/>
    </style:style>
    <style:style style:name="P268" style:family="paragraph" style:parent-style-name="Heading_20_1">
      <style:paragraph-properties fo:break-before="page"/>
      <style:text-properties officeooo:rsid="00893e20" officeooo:paragraph-rsid="00893e20"/>
    </style:style>
    <style:style style:name="P269" style:family="paragraph" style:parent-style-name="Heading_20_1">
      <style:paragraph-properties fo:break-before="page"/>
      <style:text-properties officeooo:rsid="00848238" officeooo:paragraph-rsid="00848238"/>
    </style:style>
    <style:style style:name="P270" style:family="paragraph" style:parent-style-name="Heading_20_1">
      <style:paragraph-properties fo:break-before="page"/>
      <style:text-properties officeooo:rsid="00a25a04" officeooo:paragraph-rsid="00a25a04"/>
    </style:style>
    <style:style style:name="P271" style:family="paragraph" style:parent-style-name="Heading_20_1">
      <style:paragraph-properties fo:break-before="page"/>
      <style:text-properties officeooo:rsid="00ad7744"/>
    </style:style>
    <style:style style:name="P272" style:family="paragraph" style:parent-style-name="Heading_20_1">
      <style:paragraph-properties fo:break-before="page"/>
      <style:text-properties officeooo:paragraph-rsid="00ad7744"/>
    </style:style>
    <style:style style:name="P273" style:family="paragraph" style:parent-style-name="Heading_20_1">
      <style:paragraph-properties fo:break-before="page"/>
      <style:text-properties officeooo:paragraph-rsid="00232801"/>
    </style:style>
    <style:style style:name="P274" style:family="paragraph" style:parent-style-name="Heading_20_1">
      <style:paragraph-properties fo:break-before="page"/>
      <style:text-properties officeooo:paragraph-rsid="0090c5e8"/>
    </style:style>
    <style:style style:name="P275" style:family="paragraph" style:parent-style-name="Heading_20_1">
      <style:paragraph-properties fo:break-before="page"/>
      <style:text-properties officeooo:paragraph-rsid="00b3ccdf"/>
    </style:style>
    <style:style style:name="P276" style:family="paragraph" style:parent-style-name="Heading_20_1">
      <style:paragraph-properties fo:break-before="page"/>
      <style:text-properties officeooo:rsid="00c22e94"/>
    </style:style>
    <style:style style:name="P277" style:family="paragraph" style:parent-style-name="Heading_20_1">
      <style:paragraph-properties fo:break-before="page"/>
      <style:text-properties officeooo:paragraph-rsid="00c22e94"/>
    </style:style>
    <style:style style:name="P278" style:family="paragraph" style:parent-style-name="Heading_20_2">
      <style:text-properties officeooo:paragraph-rsid="008b9dae"/>
    </style:style>
    <style:style style:name="P279" style:family="paragraph" style:parent-style-name="Heading_20_2" style:list-style-name=""/>
    <style:style style:name="P280" style:family="paragraph" style:parent-style-name="Heading_20_2" style:list-style-name="">
      <style:text-properties officeooo:paragraph-rsid="008b9dae"/>
    </style:style>
    <style:style style:name="P281" style:family="paragraph" style:parent-style-name="Heading_20_2">
      <style:text-properties officeooo:rsid="00a40824" officeooo:paragraph-rsid="00a40824"/>
    </style:style>
    <style:style style:name="P282" style:family="paragraph" style:parent-style-name="Heading_20_2" style:list-style-name="">
      <style:text-properties officeooo:rsid="001db53e" officeooo:paragraph-rsid="001db53e"/>
    </style:style>
    <style:style style:name="P283" style:family="paragraph" style:parent-style-name="Heading_20_2" style:list-style-name="">
      <style:text-properties officeooo:rsid="0026af28" officeooo:paragraph-rsid="0026af28"/>
    </style:style>
    <style:style style:name="P284" style:family="paragraph" style:parent-style-name="Heading_20_2" style:list-style-name="">
      <style:text-properties officeooo:rsid="00272850" officeooo:paragraph-rsid="00272850"/>
    </style:style>
    <style:style style:name="P285" style:family="paragraph" style:parent-style-name="Heading_20_2" style:list-style-name="">
      <style:text-properties officeooo:rsid="00272850" officeooo:paragraph-rsid="008d4ba4"/>
    </style:style>
    <style:style style:name="P286" style:family="paragraph" style:parent-style-name="Heading_20_2">
      <style:text-properties officeooo:rsid="006f91bb" officeooo:paragraph-rsid="00a486b1"/>
    </style:style>
    <style:style style:name="P287" style:family="paragraph" style:parent-style-name="Heading_20_2" style:list-style-name="">
      <style:text-properties officeooo:rsid="0027766f" officeooo:paragraph-rsid="0027766f"/>
    </style:style>
    <style:style style:name="P288" style:family="paragraph" style:parent-style-name="Heading_20_2" style:list-style-name="">
      <style:text-properties officeooo:rsid="0027766f" officeooo:paragraph-rsid="008e4234"/>
    </style:style>
    <style:style style:name="P289" style:family="paragraph" style:parent-style-name="Heading_20_2">
      <style:text-properties officeooo:rsid="0027766f" officeooo:paragraph-rsid="002b94f9"/>
    </style:style>
    <style:style style:name="P290" style:family="paragraph" style:parent-style-name="Heading_20_2" style:list-style-name="">
      <style:text-properties officeooo:rsid="00794ab6" officeooo:paragraph-rsid="00794ab6"/>
    </style:style>
    <style:style style:name="P291" style:family="paragraph" style:parent-style-name="Heading_20_2" style:list-style-name="">
      <style:text-properties officeooo:rsid="002d9ba7" officeooo:paragraph-rsid="002d9ba7"/>
    </style:style>
    <style:style style:name="P292" style:family="paragraph" style:parent-style-name="Heading_20_2">
      <style:paragraph-properties fo:break-before="page"/>
    </style:style>
    <style:style style:name="P293" style:family="paragraph" style:parent-style-name="Heading_20_2">
      <style:paragraph-properties fo:break-before="page"/>
      <style:text-properties officeooo:paragraph-rsid="008b9dae"/>
    </style:style>
    <style:style style:name="P294" style:family="paragraph" style:parent-style-name="Heading_20_2">
      <style:paragraph-properties fo:break-before="page"/>
      <style:text-properties officeooo:rsid="001db53e" officeooo:paragraph-rsid="001db53e"/>
    </style:style>
    <style:style style:name="P295" style:family="paragraph" style:parent-style-name="Heading_20_2">
      <style:paragraph-properties fo:break-before="page"/>
      <style:text-properties officeooo:rsid="006db2a8" officeooo:paragraph-rsid="006db2a8"/>
    </style:style>
    <style:style style:name="P296" style:family="paragraph" style:parent-style-name="Heading_20_2">
      <style:paragraph-properties fo:break-before="page"/>
      <style:text-properties officeooo:rsid="0026af28" officeooo:paragraph-rsid="0026af28"/>
    </style:style>
    <style:style style:name="P297" style:family="paragraph" style:parent-style-name="Heading_20_2">
      <style:paragraph-properties fo:break-before="page"/>
      <style:text-properties officeooo:rsid="008d4ba4" officeooo:paragraph-rsid="008d4ba4"/>
    </style:style>
    <style:style style:name="P298" style:family="paragraph" style:parent-style-name="Heading_20_2">
      <style:paragraph-properties fo:break-before="page"/>
      <style:text-properties officeooo:rsid="00272850" officeooo:paragraph-rsid="008d4ba4"/>
    </style:style>
    <style:style style:name="P299" style:family="paragraph" style:parent-style-name="Heading_20_2">
      <style:paragraph-properties fo:break-before="page"/>
      <style:text-properties officeooo:rsid="00a486b1" officeooo:paragraph-rsid="00a486b1"/>
    </style:style>
    <style:style style:name="P300" style:family="paragraph" style:parent-style-name="Heading_20_2">
      <style:paragraph-properties fo:break-before="page"/>
      <style:text-properties officeooo:rsid="0027766f" officeooo:paragraph-rsid="0027766f"/>
    </style:style>
    <style:style style:name="P301" style:family="paragraph" style:parent-style-name="Heading_20_2">
      <style:paragraph-properties fo:break-before="page"/>
      <style:text-properties officeooo:rsid="002b94f9" officeooo:paragraph-rsid="002b94f9"/>
    </style:style>
    <style:style style:name="P302" style:family="paragraph" style:parent-style-name="Heading_20_2">
      <style:paragraph-properties fo:break-before="page"/>
      <style:text-properties officeooo:rsid="002bfb7e" officeooo:paragraph-rsid="002bfb7e"/>
    </style:style>
    <style:style style:name="P303" style:family="paragraph" style:parent-style-name="Heading_20_2">
      <style:paragraph-properties fo:break-before="page"/>
      <style:text-properties officeooo:rsid="00794ab6" officeooo:paragraph-rsid="00794ab6"/>
    </style:style>
    <style:style style:name="P304" style:family="paragraph" style:parent-style-name="Heading_20_2">
      <style:paragraph-properties fo:break-before="page"/>
      <style:text-properties officeooo:rsid="002d9ba7" officeooo:paragraph-rsid="002d9ba7"/>
    </style:style>
    <style:style style:name="P305" style:family="paragraph" style:parent-style-name="Heading_20_2">
      <style:paragraph-properties fo:break-before="page"/>
      <style:text-properties officeooo:rsid="009c851d" officeooo:paragraph-rsid="009c851d"/>
    </style:style>
    <style:style style:name="P306" style:family="paragraph" style:parent-style-name="Preformatted_20_Text" style:list-style-name="L16">
      <style:text-properties officeooo:paragraph-rsid="00a87622"/>
    </style:style>
    <style:style style:name="P307" style:family="paragraph" style:parent-style-name="Preformatted_20_Text" style:list-style-name="L16">
      <style:text-properties officeooo:rsid="0035371e" officeooo:paragraph-rsid="0035371e"/>
    </style:style>
    <style:style style:name="P308" style:family="paragraph" style:parent-style-name="Preformatted_20_Text" style:list-style-name="L16">
      <style:paragraph-properties fo:margin-top="0cm" fo:margin-bottom="0.499cm" loext:contextual-spacing="false"/>
    </style:style>
    <style:style style:name="P309" style:family="paragraph" style:parent-style-name="Text_20_body" style:list-style-name="L1">
      <style:text-properties officeooo:paragraph-rsid="0011de7c"/>
    </style:style>
    <style:style style:name="P310" style:family="paragraph" style:parent-style-name="Text_20_body" style:list-style-name="L1">
      <style:text-properties officeooo:rsid="0011de7c" officeooo:paragraph-rsid="0011de7c"/>
    </style:style>
    <style:style style:name="P311" style:family="paragraph" style:parent-style-name="Text_20_body" style:list-style-name="L3">
      <style:paragraph-properties fo:line-height="100%"/>
      <style:text-properties officeooo:rsid="0011de7c" officeooo:paragraph-rsid="0011de7c"/>
    </style:style>
    <style:style style:name="P312" style:family="paragraph" style:parent-style-name="Text_20_body" style:list-style-name="L2">
      <style:text-properties officeooo:rsid="0014e793" officeooo:paragraph-rsid="0014e793"/>
    </style:style>
    <style:style style:name="P313" style:family="paragraph" style:parent-style-name="Text_20_body" style:list-style-name="L2">
      <style:text-properties fo:font-style="normal" officeooo:rsid="00154157" officeooo:paragraph-rsid="00154157" style:font-style-asian="normal" style:font-style-complex="normal"/>
    </style:style>
    <style:style style:name="P314" style:family="paragraph" style:parent-style-name="Text_20_body" style:list-style-name="L2">
      <style:text-properties fo:font-style="normal" officeooo:rsid="00198f50" officeooo:paragraph-rsid="00198f50" style:font-style-asian="normal" style:font-style-complex="normal"/>
    </style:style>
    <style:style style:name="P315" style:family="paragraph" style:parent-style-name="Text_20_body" style:list-style-name="L3">
      <style:paragraph-properties fo:line-height="100%"/>
      <style:text-properties officeooo:rsid="0011a1e5" officeooo:paragraph-rsid="0011de7c"/>
    </style:style>
    <style:style style:name="P316" style:family="paragraph" style:parent-style-name="Text_20_body" style:list-style-name="L3">
      <style:paragraph-properties fo:line-height="100%"/>
      <style:text-properties officeooo:rsid="0050c047" officeooo:paragraph-rsid="0050c047"/>
    </style:style>
    <style:style style:name="P317" style:family="paragraph" style:parent-style-name="Text_20_body" style:list-style-name="L3">
      <style:paragraph-properties fo:line-height="100%"/>
      <style:text-properties officeooo:rsid="00848238" officeooo:paragraph-rsid="00848238"/>
    </style:style>
    <style:style style:name="P318" style:family="paragraph" style:parent-style-name="Text_20_body" style:list-style-name="L9">
      <style:text-properties officeooo:rsid="00848238" officeooo:paragraph-rsid="00848238"/>
    </style:style>
    <style:style style:name="P319" style:family="paragraph" style:parent-style-name="Text_20_body" style:list-style-name="L10">
      <style:text-properties officeooo:rsid="00848238" officeooo:paragraph-rsid="00848238"/>
    </style:style>
    <style:style style:name="P320" style:family="paragraph" style:parent-style-name="Text_20_body" style:list-style-name="L3">
      <style:paragraph-properties fo:line-height="100%"/>
      <style:text-properties officeooo:rsid="0013793d" officeooo:paragraph-rsid="0013793d"/>
    </style:style>
    <style:style style:name="P321" style:family="paragraph" style:parent-style-name="Text_20_body" style:list-style-name="L3">
      <style:paragraph-properties fo:line-height="100%"/>
      <style:text-properties officeooo:rsid="009636d5" officeooo:paragraph-rsid="009636d5"/>
    </style:style>
    <style:style style:name="P322" style:family="paragraph" style:parent-style-name="Text_20_body" style:list-style-name="L4">
      <style:text-properties officeooo:rsid="00381b18" officeooo:paragraph-rsid="00381b18"/>
    </style:style>
    <style:style style:name="P323" style:family="paragraph" style:parent-style-name="Text_20_body" style:list-style-name="L5">
      <style:text-properties officeooo:rsid="00381b18" officeooo:paragraph-rsid="00381b18"/>
    </style:style>
    <style:style style:name="P324" style:family="paragraph" style:parent-style-name="Text_20_body" style:list-style-name="L6">
      <style:text-properties officeooo:rsid="0089922a" officeooo:paragraph-rsid="0089922a"/>
    </style:style>
    <style:style style:name="P325" style:family="paragraph" style:parent-style-name="Text_20_body" style:list-style-name="L7">
      <style:text-properties officeooo:rsid="0089922a" officeooo:paragraph-rsid="0089922a"/>
    </style:style>
    <style:style style:name="P326" style:family="paragraph" style:parent-style-name="Text_20_body" style:list-style-name="L8">
      <style:text-properties officeooo:paragraph-rsid="008b9dae"/>
    </style:style>
    <style:style style:name="P327" style:family="paragraph" style:parent-style-name="Text_20_body" style:list-style-name="L9">
      <style:text-properties officeooo:paragraph-rsid="00848238"/>
    </style:style>
    <style:style style:name="P328" style:family="paragraph" style:parent-style-name="Text_20_body" style:list-style-name="L10">
      <style:text-properties officeooo:paragraph-rsid="00848238"/>
    </style:style>
    <style:style style:name="P329" style:family="paragraph" style:parent-style-name="Text_20_body" style:list-style-name="L11">
      <style:text-properties officeooo:paragraph-rsid="00848238"/>
    </style:style>
    <style:style style:name="P330" style:family="paragraph" style:parent-style-name="Text_20_body" style:list-style-name="L12">
      <style:text-properties officeooo:rsid="00a3a9b8" officeooo:paragraph-rsid="00a3a9b8"/>
    </style:style>
    <style:style style:name="P331" style:family="paragraph" style:parent-style-name="Text_20_body" style:list-style-name="L12">
      <style:text-properties officeooo:rsid="00a3a9b8" officeooo:paragraph-rsid="00a8639e"/>
    </style:style>
    <style:style style:name="P332" style:family="paragraph" style:parent-style-name="Text_20_body" style:list-style-name="L13">
      <style:text-properties officeooo:rsid="00219419" officeooo:paragraph-rsid="00219419"/>
    </style:style>
    <style:style style:name="P333" style:family="paragraph" style:parent-style-name="Text_20_body" style:list-style-name="L14">
      <style:text-properties officeooo:rsid="00318e60" officeooo:paragraph-rsid="00b3ccdf"/>
    </style:style>
    <style:style style:name="P334" style:family="paragraph" style:parent-style-name="Text_20_body" style:list-style-name="L14">
      <style:text-properties officeooo:rsid="00318e60" officeooo:paragraph-rsid="00318e60"/>
    </style:style>
    <style:style style:name="P335" style:family="paragraph" style:parent-style-name="Text_20_body" style:list-style-name=""/>
    <style:style style:name="P336" style:family="paragraph" style:parent-style-name="Text_20_body" style:list-style-name="L15">
      <style:text-properties officeooo:rsid="0035371e" officeooo:paragraph-rsid="0035371e"/>
    </style:style>
    <style:style style:name="P337" style:family="paragraph" style:parent-style-name="Text_20_body" style:list-style-name="L15">
      <style:text-properties officeooo:rsid="0035371e" officeooo:paragraph-rsid="0036a571"/>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ba9a9"/>
    </style:style>
    <style:style style:name="T67" style:family="text">
      <style:text-properties officeooo:rsid="009c851d"/>
    </style:style>
    <style:style style:name="T68" style:family="text">
      <style:text-properties officeooo:rsid="009e32ce"/>
    </style:style>
    <style:style style:name="T69" style:family="text">
      <style:text-properties officeooo:rsid="00a25a04"/>
    </style:style>
    <style:style style:name="T70" style:family="text">
      <style:text-properties officeooo:rsid="00a2e3bc"/>
    </style:style>
    <style:style style:name="T71" style:family="text">
      <style:text-properties officeooo:rsid="00a486b1"/>
    </style:style>
    <style:style style:name="T72" style:family="text">
      <style:text-properties officeooo:rsid="00a8639e"/>
    </style:style>
    <style:style style:name="T73" style:family="text">
      <style:text-properties officeooo:rsid="00a87622"/>
    </style:style>
    <style:style style:name="T74" style:family="text">
      <style:text-properties officeooo:rsid="00a8ba32"/>
    </style:style>
    <style:style style:name="T75" style:family="text">
      <style:text-properties officeooo:rsid="00a9d913"/>
    </style:style>
    <style:style style:name="T76" style:family="text">
      <style:text-properties officeooo:rsid="00ad7744"/>
    </style:style>
    <style:style style:name="T77" style:family="text">
      <style:text-properties officeooo:rsid="00adfe96"/>
    </style:style>
    <style:style style:name="T78" style:family="text">
      <style:text-properties officeooo:rsid="00ae77b9"/>
    </style:style>
    <style:style style:name="T79" style:family="text">
      <style:text-properties officeooo:rsid="00b06d17"/>
    </style:style>
    <style:style style:name="T80" style:family="text">
      <style:text-properties officeooo:rsid="00b19d5d"/>
    </style:style>
    <style:style style:name="T81" style:family="text">
      <style:text-properties officeooo:rsid="00b3ccdf"/>
    </style:style>
    <style:style style:name="T82" style:family="text">
      <style:text-properties officeooo:rsid="00b7dea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7</text:span></text:p>
      <text:h text:style-name="P266"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1"><text:a xlink:type="simple" xlink:href="#__RefHeading__107_1031655526" text:style-name="Index_20_Link" text:visited-style-name="Index_20_Link">Introduction<text:tab/>3</text:a></text:p>
          <text:p text:style-name="P231"><text:a xlink:type="simple" xlink:href="#__RefHeading__109_1031655526" text:style-name="Index_20_Link" text:visited-style-name="Index_20_Link">Features<text:tab/>4</text:a></text:p>
          <text:p text:style-name="P231"><text:a xlink:type="simple" xlink:href="#__RefHeading__2051_1908797909" text:style-name="Index_20_Link" text:visited-style-name="Index_20_Link">Requirements<text:tab/>5</text:a></text:p>
          <text:p text:style-name="P231"><text:a xlink:type="simple" xlink:href="#__RefHeading__3595_1716611363" text:style-name="Index_20_Link" text:visited-style-name="Index_20_Link">Frequently Asked Questions<text:tab/>6</text:a></text:p>
          <text:p text:style-name="P231"><text:a xlink:type="simple" xlink:href="#__RefHeading__2783_1716611363" text:style-name="Index_20_Link" text:visited-style-name="Index_20_Link">Support<text:tab/>10</text:a></text:p>
          <text:p text:style-name="P231"><text:a xlink:type="simple" xlink:href="#__RefHeading__3135_199731881" text:style-name="Index_20_Link" text:visited-style-name="Index_20_Link">Installation<text:tab/>11</text:a></text:p>
          <text:p text:style-name="P231"><text:a xlink:type="simple" xlink:href="#__RefHeading__3137_199731881" text:style-name="Index_20_Link" text:visited-style-name="Index_20_Link">Uninstallation<text:tab/>11</text:a></text:p>
          <text:p text:style-name="P231"><text:a xlink:type="simple" xlink:href="#__RefHeading__3312_1058324376" text:style-name="Index_20_Link" text:visited-style-name="Index_20_Link">Manual Uninstall<text:tab/>11</text:a></text:p>
          <text:p text:style-name="P231"><text:a xlink:type="simple" xlink:href="#__RefHeading__111_1031655526" text:style-name="Index_20_Link" text:visited-style-name="Index_20_Link">Main Interface<text:tab/>12</text:a></text:p>
          <text:p text:style-name="P231"><text:a xlink:type="simple" xlink:href="#__RefHeading__3487_1210138885" text:style-name="Index_20_Link" text:visited-style-name="Index_20_Link">Dashboard Widgets<text:tab/>14</text:a></text:p>
          <text:p text:style-name="P231"><text:a xlink:type="simple" xlink:href="#__RefHeading__2358_337134269" text:style-name="Index_20_Link" text:visited-style-name="Index_20_Link">Manual Page<text:tab/>15</text:a></text:p>
          <text:p text:style-name="P231"><text:a xlink:type="simple" xlink:href="#__RefHeading__113_1031655526" text:style-name="Index_20_Link" text:visited-style-name="Index_20_Link">Settings Page<text:tab/>16</text:a></text:p>
          <text:p text:style-name="P231"><text:a xlink:type="simple" xlink:href="#__RefHeading__115_1031655526" text:style-name="Index_20_Link" text:visited-style-name="Index_20_Link">Optimization Page<text:tab/>35</text:a></text:p>
          <text:p text:style-name="P231"><text:a xlink:type="simple" xlink:href="#__RefHeading__117_1031655526" text:style-name="Index_20_Link" text:visited-style-name="Index_20_Link">Overview Page<text:tab/>44</text:a></text:p>
          <text:p text:style-name="P231"><text:a xlink:type="simple" xlink:href="#__RefHeading__119_1031655526" text:style-name="Index_20_Link" text:visited-style-name="Index_20_Link">Browsers Page<text:tab/>47</text:a></text:p>
          <text:p text:style-name="P231"><text:a xlink:type="simple" xlink:href="#__RefHeading__121_1031655526" text:style-name="Index_20_Link" text:visited-style-name="Index_20_Link">Countries Page<text:tab/>48</text:a></text:p>
          <text:p text:style-name="P231"><text:a xlink:type="simple" xlink:href="#__RefHeading__3500_1396391124" text:style-name="Index_20_Link" text:visited-style-name="Index_20_Link">Exclusions Page<text:tab/>49</text:a></text:p>
          <text:p text:style-name="P231"><text:a xlink:type="simple" xlink:href="#__RefHeading__123_1031655526" text:style-name="Index_20_Link" text:visited-style-name="Index_20_Link">Hits Page<text:tab/>50</text:a></text:p>
          <text:p text:style-name="P231"><text:a xlink:type="simple" xlink:href="#__RefHeading__3502_1396391124" text:style-name="Index_20_Link" text:visited-style-name="Index_20_Link">Online Page<text:tab/>51</text:a></text:p>
          <text:p text:style-name="P231"><text:a xlink:type="simple" xlink:href="#__RefHeading__3504_1396391124" text:style-name="Index_20_Link" text:visited-style-name="Index_20_Link">Pages Page<text:tab/>52</text:a></text:p>
          <text:p text:style-name="P231"><text:a xlink:type="simple" xlink:href="#__RefHeading__127_1031655526" text:style-name="Index_20_Link" text:visited-style-name="Index_20_Link">Referrers Page<text:tab/>54</text:a></text:p>
          <text:p text:style-name="P231"><text:a xlink:type="simple" xlink:href="#__RefHeading__129_1031655526" text:style-name="Index_20_Link" text:visited-style-name="Index_20_Link">Searches Page<text:tab/>55</text:a></text:p>
          <text:p text:style-name="P231"><text:a xlink:type="simple" xlink:href="#__RefHeading__131_1031655526" text:style-name="Index_20_Link" text:visited-style-name="Index_20_Link">Search Words Page<text:tab/>56</text:a></text:p>
          <text:p text:style-name="P231"><text:a xlink:type="simple" xlink:href="#__RefHeading__133_1031655526" text:style-name="Index_20_Link" text:visited-style-name="Index_20_Link">Top Visitors Today<text:tab/>57</text:a></text:p>
          <text:p text:style-name="P231"><text:a xlink:type="simple" xlink:href="#__RefHeading__3715_1271163058" text:style-name="Index_20_Link" text:visited-style-name="Index_20_Link">Visitors Page<text:tab/>58</text:a></text:p>
          <text:p text:style-name="P231"><text:a xlink:type="simple" xlink:href="#__RefHeading__719_912583664" text:style-name="Index_20_Link" text:visited-style-name="Index_20_Link">The Widget<text:tab/>59</text:a></text:p>
          <text:p text:style-name="P231"><text:a xlink:type="simple" xlink:href="#__RefHeading__721_912583664" text:style-name="Index_20_Link" text:visited-style-name="Index_20_Link">Shortcodes<text:tab/>60</text:a></text:p>
          <text:p text:style-name="P231"><text:a xlink:type="simple" xlink:href="#__RefHeading__723_912583664" text:style-name="Index_20_Link" text:visited-style-name="Index_20_Link">Function API<text:tab/>62</text:a></text:p>
        </text:index-body>
      </text:table-of-content>
      <text:p text:style-name="Text_20_body"/>
      <text:h text:style-name="P266" text:outline-level="1"><text:bookmark-start text:name="__RefHeading__107_1031655526"/>Introduction<text:bookmark-end text:name="__RefHeading__107_1031655526"/></text:h>
      <text:p text:style-name="P14">Welcome to WP Statistics!</text:p>
      <text:p text:style-name="P14">This plug-in is designed to track your visitor statistics in WordPress, completely locally without any external services.</text:p>
      <text:p text:style-name="P84">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4">There are several key items to note about WP Statistics:</text:p>
      <text:list xml:id="list5034203983917226958" text:style-name="L1">
        <text:list-item>
          <text:p text:style-name="P310">No external services are required, all code and data runs locally on your system.</text:p>
        </text:list-item>
        <text:list-item>
          <text:p text:style-name="P310">Aggregate data is stored whenever possible, when specific data is required (like IP <text:span text:style-name="T29">addresses</text:span> for visitors) only the date is stored with the hit, not the time.</text:p>
        </text:list-item>
        <text:list-item>
          <text:p text:style-name="P309">This product includes GeoLite2 data created by MaxMind, available from <text:a xlink:type="simple" xlink:href="http://www.maxmind.com/" text:style-name="Internet_20_link" text:visited-style-name="Visited_20_Internet_20_Link">http://www.maxmind.com</text:a>.</text:p>
        </text:list-item>
      </text:list>
      <text:p text:style-name="P16"/>
      <text:p text:style-name="P16">This document will use a couple of conventions you should be aware of:</text:p>
      <text:list xml:id="list505097777427216145" text:style-name="L2">
        <text:list-item>
          <text:p text:style-name="P312">Screen shots will generally exclude all of the WordPress admin menus to keep them concise.</text:p>
        </text:list-item>
        <text:list-item>
          <text:p text:style-name="P312">Menu selections and other actions to be taken will be indicated with italics.</text:p>
        </text:list-item>
        <text:list-item>
          <text:p text:style-name="P312">If multiple menu selections are required, they will be separated with -&gt;, so for example if you are to go to the settings page, this document will indicate it with <text:span text:style-name="T4">Statistics-&gt;Settings.</text:span></text:p>
        </text:list-item>
        <text:list-item>
          <text:p text:style-name="P313">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314">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66" text:outline-level="1"><text:bookmark-start text:name="__RefHeading__109_1031655526"/>Features<text:bookmark-end text:name="__RefHeading__109_1031655526"/></text:h>
      <text:p text:style-name="P14">WP Statistics has many features:</text:p>
      <text:list xml:id="list1044684514671780781" text:style-name="L3">
        <text:list-item>
          <text:p text:style-name="P315">User Online, <text:span text:style-name="T3">see how many people are currently viewing your site</text:span></text:p>
        </text:list-item>
        <text:list-item>
          <text:p text:style-name="P311">Visits, see how many hits your site gets each day</text:p>
        </text:list-item>
        <text:list-item>
          <text:p text:style-name="P311">Visitors, see who's visiting your site</text:p>
        </text:list-item>
        <text:list-item>
          <text:p text:style-name="P316">Page tracking, see which pages are viewed most often</text:p>
        </text:list-item>
        <text:list-item>
          <text:p text:style-name="P311">Search Engines, see search queries and redirects from popular search engines like Google, Bing, DuckDuckGo, Yahoo, Yandex and Baidu</text:p>
        </text:list-item>
        <text:list-item>
          <text:p text:style-name="P315">GeoIP location by Country</text:p>
        </text:list-item>
        <text:list-item>
          <text:p text:style-name="P317"><text:span text:style-name="T1">S</text:span>upport for not storing IP addresses in the database</text:p>
        </text:list-item>
        <text:list-item>
          <text:p text:style-name="P311">Interactive map of visitors location</text:p>
        </text:list-item>
        <text:list-item>
          <text:p text:style-name="P311">E-mail reports of statistics</text:p>
        </text:list-item>
        <text:list-item>
          <text:p text:style-name="P311">Set access level for view and manage roles based on WordPress roles</text:p>
        </text:list-item>
        <text:list-item>
          <text:p text:style-name="P311">Exclude user roles from statistics collection</text:p>
        </text:list-item>
        <text:list-item>
          <text:p text:style-name="P311">Exclude robots from statistics collection</text:p>
        </text:list-item>
        <text:list-item>
          <text:p text:style-name="P311"><text:span text:style-name="T38">Exclude</text:span> IP subnets from statistics collection</text:p>
        </text:list-item>
        <text:list-item>
          <text:p text:style-name="P311">Exclude login/admin pages from statistics collection</text:p>
        </text:list-item>
        <text:list-item>
          <text:p text:style-name="P311">Record statistics on exclusions </text:p>
        </text:list-item>
        <text:list-item>
          <text:p text:style-name="P320">Automatic updates to the GeoIP database</text:p>
        </text:list-item>
        <text:list-item>
          <text:p text:style-name="P320">Automatically prune the databases of old data</text:p>
        </text:list-item>
        <text:list-item>
          <text:p text:style-name="P320">Export the data to Excel, XML, CSV or TSV files</text:p>
        </text:list-item>
        <text:list-item>
          <text:p text:style-name="P320">Overview and detail pages for all kinds of data, including; browser versions, country stats, hits, exclusions, referrers, searches, search words and visitors</text:p>
        </text:list-item>
        <text:list-item>
          <text:p text:style-name="P320">Widget to provide information to your users</text:p>
        </text:list-item>
        <text:list-item>
          <text:p text:style-name="P320">Shortcodes for many different types of data in both widgets and posts/pages</text:p>
        </text:list-item>
        <text:list-item>
          <text:p text:style-name="P321">Dashboard widget<text:span text:style-name="T76">s</text:span> for the admin area</text:p>
        </text:list-item>
      </text:list>
      <text:h text:style-name="P267" text:outline-level="1"><text:bookmark-start text:name="__RefHeading__2051_1908797909"/>Requirements<text:bookmark-end text:name="__RefHeading__2051_1908797909"/></text:h>
      <text:p text:style-name="P79">WP Statistics requires a few things to work:</text:p>
      <text:list xml:id="list7346393053373306369" text:style-name="L4">
        <text:list-item>
          <text:p text:style-name="P322">WordPress 3.0 or above</text:p>
        </text:list-item>
        <text:list-item>
          <text:p text:style-name="P322">PHP 5.<text:span text:style-name="T57">3</text:span> or above</text:p>
        </text:list-item>
        <text:list-item>
          <text:p text:style-name="P322">MySQL 5.<text:span text:style-name="T38">0</text:span> or above</text:p>
        </text:list-item>
      </text:list>
      <text:p text:style-name="P79"/>
      <text:p text:style-name="P79">WP <text:span text:style-name="T38">Statistics</text:span> might work on older versions of the above software, but then again, it might not <text:span text:style-name="T76">(it does NOT function on any PHP versions before 5.3)</text:span>.</text:p>
      <text:p text:style-name="P79"/>
      <text:p text:style-name="P79">The GeoIP support also requires a few additional items to function:</text:p>
      <text:list xml:id="list2552018232616211696" text:style-name="L5">
        <text:list-item>
          <text:p text:style-name="P323">the cURL extension for PHP</text:p>
        </text:list-item>
        <text:list-item>
          <text:p text:style-name="P323">PHP cannot be running in safe mode</text:p>
        </text:list-item>
      </text:list>
      <text:p text:style-name="P80"/>
      <text:p text:style-name="P80">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68" text:outline-level="1"><text:bookmark-start text:name="__RefHeading__3595_1716611363"/>Frequently Asked Questions<text:bookmark-end text:name="__RefHeading__3595_1716611363"/></text:h>
      <text:h text:style-name="Heading_20_2" text:outline-level="2">Where's the Admin Manual?</text:h>
      <text:p text:style-name="P95">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5">Disable / Enable the plugin. <text:s/>You may also want to remove and re-install it.</text:p>
      <text:h text:style-name="Heading_20_2" text:outline-level="2">All visitors are being set to unknown for their location?</text:h>
      <text:p text:style-name="P95">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5">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5">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6">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6">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6">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6">WP Statistics hasn't been tested with multi-site and there have been some issues reported with getting it enabled correctly on all sites in a network.</text:p>
      <text:h text:style-name="Heading_20_2" text:outline-level="2">Does WP Statistics report on post hits?</text:h>
      <text:p text:style-name="P96">Yes, version 6.0 has introduced page hit statistics!</text:p>
      <text:h text:style-name="Heading_20_2" text:outline-level="2">Does WP Statistics track the time of the hits?</text:h>
      <text:p text:style-name="P96">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96">This means that MaxMind has block the IP address of your webserver, this is often the case if it has been blacklisted in the past due to abuse.</text:p>
      <text:p text:style-name="P96">You have two options:</text:p>
      <text:list xml:id="list9142245479901161004" text:style-name="L6">
        <text:list-item>
          <text:p text:style-name="P324">Contact MaxMind and have them unblock your IP address</text:p>
        </text:list-item>
        <text:list-item>
          <text:p text:style-name="P324">Manually download the database</text:p>
        </text:list-item>
      </text:list>
      <text:p text:style-name="P96"><text:soft-page-break/><text:line-break/>To manually download the database and install it take the following steps:<text:line-break/></text:p>
      <text:list xml:id="list2950980608156793307" text:style-name="L7">
        <text:list-item>
          <text:p text:style-name="P325">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25">Decompress the database</text:p>
        </text:list-item>
        <text:list-item>
          <text:p text:style-name="P325">Connect to your web host and create a "wp-statistics" directory in your wordpress uploads folder (usually it is located in wp-content, so you would create a directory "wp-content/uploads/wp-statistics").</text:p>
        </text:list-item>
        <text:list-item>
          <text:p text:style-name="P325">Upload the GeoLite-Country.mmdb file to the folder you just created.</text:p>
        </text:list-item>
      </text:list>
      <text:p text:style-name="P96"><text:line-break/>You can also ask MaxMind to unblock your host. <text:s/>Note that automatic updates will not function until you can successfully download the database from your web server.<text:line-break/></text:p>
      <text:h text:style-name="P278" text:outline-level="2">I've activated the plugin but the menus don't show up and nothing happens?</text:h>
      <text:p text:style-name="P98">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80" text:outline-level="2"/>
      <text:h text:style-name="P293" text:outline-level="2">I'm using another statistics plugin/service and get different numbers for them, why?</text:h>
      <text:p text:style-name="P98"><text:line-break/>Pretty much every plugin/service is going to give you different results for visits and vistors, there are several reasons for this:<text:line-break/></text:p>
      <text:list xml:id="list5138379013359641299" text:style-name="L8">
        <text:list-item>
          <text:p text:style-name="P326">Web crawler detection</text:p>
        </text:list-item>
        <text:list-item>
          <text:p text:style-name="P326">Detection method (javascript vs server side PHP)</text:p>
        </text:list-item>
        <text:list-item>
          <text:p text:style-name="P326">Centralized exclusions<text:line-break/></text:p>
        </text:list-item>
      </text:list>
      <text:p text:style-name="P108">Services that use centralized databases, like Google Analytics, for spam and robot detection have better detection tha<text:span text:style-name="T58">n</text:span> WP Statistics can. <text:s/>The trade off of course is relaying on an external service.</text:p>
      <text:h text:style-name="P281" text:outline-level="2">Something has gone horribly wrong and my site no longer loads, how can I disable the plugin without access to the admin area?</text:h>
      <text:p text:style-name="P109"><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69" text:outline-level="1"><text:bookmark-start text:name="__RefHeading__2783_1716611363"/>Support<text:bookmark-end text:name="__RefHeading__2783_1716611363"/></text:h>
      <text:p text:style-name="P97">We're sorry you're having problem with WP Statistics and we're happy to help out. <text:s/>Here are a few things to do before contacting us:</text:p>
      <text:list xml:id="list3950205283557398045" text:style-name="L9">
        <text:list-item>
          <text:p text:style-name="P327"><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327"><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318">Have you search the <text:a xlink:type="simple" xlink:href="http://wordpress.org/support/plugin/wp-statistics" text:style-name="Internet_20_link" text:visited-style-name="Visited_20_Internet_20_Link">support forum</text:a> for a similar issue?</text:p>
        </text:list-item>
        <text:list-item>
          <text:p text:style-name="P318">Have you search the Internet for any error messages you are receiving?</text:p>
          <text:p text:style-name="P327"/>
        </text:list-item>
      </text:list>
      <text:p text:style-name="P97">And a few things to double-check:</text:p>
      <text:list xml:id="list3466239016375596940" text:style-name="L10">
        <text:list-item>
          <text:p text:style-name="P319">How's your memory_limit in php.ini?</text:p>
        </text:list-item>
        <text:list-item>
          <text:p text:style-name="P319">Have you tried disabling any other plugins you may have installed?</text:p>
        </text:list-item>
        <text:list-item>
          <text:p text:style-name="P319">Have you tried using the default WordPress theme?</text:p>
        </text:list-item>
        <text:list-item>
          <text:p text:style-name="P319">Have you double checked the plugin settings?</text:p>
        </text:list-item>
        <text:list-item>
          <text:p text:style-name="P319">Do you have all the required PHP extensions installed?</text:p>
        </text:list-item>
        <text:list-item>
          <text:p text:style-name="P319">Are you getting a blank or incomplete page displayed in your browser? <text:s/>Did you view the source for the page and check for any fatal errors?</text:p>
        </text:list-item>
        <text:list-item>
          <text:p text:style-name="P319">Have you checked your PHP and web server error logs?</text:p>
          <text:p text:style-name="P328"/>
        </text:list-item>
      </text:list>
      <text:p text:style-name="P97">Still not having any luck? <text:s/>Open a new thread on one of the support forums and we'll respond as soon as possible.</text:p>
      <text:list xml:id="list3665326690755899739" text:style-name="L11">
        <text:list-item>
          <text:p text:style-name="P329"><text:a xlink:type="simple" xlink:href="http://wordpress.org/support/plugin/wp-statistics" text:style-name="Internet_20_link" text:visited-style-name="Visited_20_Internet_20_Link"><text:span text:style-name="T55">English Support Forum</text:span></text:a></text:p>
        </text:list-item>
        <text:list-item>
          <text:p text:style-name="P329"><text:a xlink:type="simple" xlink:href="http://forum.wp-parsi.com/forum/17-مشکلات-دیگر/" text:style-name="Internet_20_link" text:visited-style-name="Visited_20_Internet_20_Link"><text:span text:style-name="T55">Persian Support Forum</text:span></text:a></text:p>
        </text:list-item>
      </text:list>
      <text:h text:style-name="P270" text:outline-level="1"><text:bookmark-start text:name="__RefHeading__3135_199731881"/>Installation<text:bookmark-end text:name="__RefHeading__3135_199731881"/></text:h>
      <text:p text:style-name="P105">Installation is straight forward, you can either use WordPress' built in installation process or manually upload the files to the WordPress plugin directory.</text:p>
      <text:p text:style-name="P105">Once installed, go to the WordPress plugin page and activate WP <text:span text:style-name="T74">Statistics.</text:span></text:p>
      <text:p text:style-name="P105">You should then configure the settings found in the following sections, <text:span text:style-name="T80">at a minimum, check the sections on the GeoIP, browscap and exclusions</text:span>.</text:p>
      <text:h text:style-name="Heading_20_1" text:outline-level="1"><text:bookmark-start text:name="__RefHeading__3137_199731881"/>Uninstallation<text:bookmark-end text:name="__RefHeading__3137_199731881"/></text:h>
      <text:p text:style-name="P105">If you wish to remove WP Statistics, you can do so using the standard WordPress tools, however WP Statistics will NOT delete the statistical data or settings from the database using this method.</text:p>
      <text:p text:style-name="P106"><text:span text:style-name="T69">You can remove the data and settings by going in to the Statistics-&gt;Settings-&gt;Removal tab and checking the “</text:span>Remove data and settings” <text:span text:style-name="T69">option. <text:s/>This will delete all tables and settings and effectively disable the plugin.</text:span></text:p>
      <text:p text:style-name="P105">You can then go to WordPress plugins page and disable/delete it <text:span text:style-name="T70">completely</text:span> from your site.</text:p>
      <text:h text:style-name="Heading_20_1" text:outline-level="1"><text:bookmark-start text:name="__RefHeading__3312_1058324376"/>Manual <text:span text:style-name="T82">Uninstall</text:span><text:bookmark-end text:name="__RefHeading__3312_1058324376"/></text:h>
      <text:p text:style-name="P107">If you have to manually delete the plugin you can do so if you have access to phpMyAdmin or another SQL management tool on your hosting provider. <text:s/></text:p>
      <text:p text:style-name="P107">NOTE: You should not attempt to manually remove the plugin unless it is absolutely necessary and only if you understand all the steps involved.</text:p>
      <text:p text:style-name="P107">First, delete the plugin files which can be found in your WordPress/wp-content/plugins/wp-statistics folder.</text:p>
      <text:p text:style-name="P107">Next remove the data from the database, for this example we will assume you have not changed your WordPress database prefix. <text:s/>Execute the following SQL commands:</text:p>
      <text:list xml:id="list422808799613114237" text:style-name="L12">
        <text:list-item>
          <text:p text:style-name="P330">DELETE FROM `wp_options` WHERE `option_name` LIKE 'wp_statistics%'</text:p>
        </text:list-item>
        <text:list-item>
          <text:p text:style-name="P331">DELETE FROM `wp_<text:span text:style-name="T72">usermeta</text:span>` WHERE `<text:span text:style-name="T72">meta_key</text:span>` LIKE 'wp_statistics%'</text:p>
        </text:list-item>
        <text:list-item>
          <text:p text:style-name="P330">DROP TABLE IF EXISTS wp_statistics_useronline, wp_statistics_visit, wp_statistics_visitor, wp_statistics_exclusions, wp_statistics_pages, wp_statistics_historical</text:p>
        </text:list-item>
      </text:list>
      <text:h text:style-name="P266" text:outline-level="1"><text:bookmark-start text:name="__RefHeading__111_1031655526"/>Main Interface<text:bookmark-end text:name="__RefHeading__111_1031655526"/></text:h>
      <text:p text:style-name="P15">WP Statistics adds a top level menu to your admin interface in PHP, you should see like this in your main admin page:</text:p>
      <text:p text:style-name="P15"><draw:frame draw:style-name="fr2" draw:name="Image2" text:anchor-type="paragraph" svg:width="2.409cm" svg:height="8.386cm" draw:z-index="1"><draw:image xlink:href="Pictures/10000000000000C6000002B15C6FD487.png" xlink:type="simple" xlink:show="embed" xlink:actuate="onLoad"/></draw:frame></text:p>
      <text:p text:style-name="P15">The Statistics menu will be located near the bottom of the list, clicking on it should bring up the following additional items:</text:p>
      <text:p text:style-name="P15"><draw:frame draw:style-name="fr2" draw:name="Image3" text:anchor-type="paragraph" svg:width="2.401cm" svg:height="6.221cm" draw:z-index="2"><draw:image xlink:href="Pictures/10000000000000C800000252C6BF1091.png" xlink:type="simple" xlink:show="embed" xlink:actuate="onLoad"/></draw:frame></text:p>
      <text:p text:style-name="P15">Each of these options will be discussed in the following sections.</text:p>
      <text:p text:style-name="P122">In addition, if you've enabled the option, you may also see the WP Statistics menu icon in the main admin bar of your site as such:</text:p>
      <text:p text:style-name="P15"><draw:frame draw:style-name="fr2" draw:name="Image4" text:anchor-type="paragraph" svg:width="5.122cm" svg:height="5.271cm" draw:z-index="3"><draw:image xlink:href="Pictures/10000000000000F2000000F92E54EC34.png" xlink:type="simple" xlink:show="embed" xlink:actuate="onLoad"/></draw:frame></text:p>
      <text:p text:style-name="P15">This menu gives you a quick summary of what is going on with your site and direct access to the overview page of WP Statistics.</text:p>
      <text:p text:style-name="P15"/>
      <text:p text:style-name="P111"/>
      <text:h text:style-name="P271" text:outline-level="1"><text:bookmark-start text:name="__RefHeading__3487_1210138885"/>Dashboard Widgets<text:bookmark-end text:name="__RefHeading__3487_1210138885"/></text:h>
      <text:p text:style-name="P113"><text:span text:style-name="T76">WP Statistics includes a number of dashboard</text:span> widget<text:span text:style-name="T76">s</text:span> <text:span text:style-name="T76">you can add</text:span> if you have read access to WP Statistics. <text:s/></text:p>
      <text:p text:style-name="P115">Much like the overview page, if you have enabled multiple of the widget you may have a significant performance impact on you dashboard load time. <text:s/>Y<text:span text:style-name="T77">ou can disable the dashboard widgets in the Statistics-&gt;Settings-&gt;Dashboard/Overview </text:span>if you find your site can not handle the widgets<text:span text:style-name="T77">.</text:span></text:p>
      <text:p text:style-name="P115">By default, the dashboard widgets are not displayed, with the exception of the Quick Stats widget. <text:s/>Users can individually enable them through the “Screen Options” drop down in the WordPress dashboard.</text:p>
      <text:p text:style-name="P116"><text:span text:style-name="T78">Due to the overhead in generating the widgets, if a widget is not visible during the initial dashboard load a placeholder message, “</text:span>Please reload the dashboard to display the content of this widget. <text:span text:style-name="T78">”, will appear in the widget if it is turned on until the dashboard is reloaded.</text:span></text:p>
      <text:p text:style-name="P113"><text:span text:style-name="T76">The dashboard widgets mirror the </text:span><text:a xlink:type="simple" xlink:href="#14.Overview Page|outline" text:style-name="Internet_20_link" text:visited-style-name="Visited_20_Internet_20_Link"><text:span text:style-name="T76">Overview</text:span></text:a><text:span text:style-name="T76"> page widgets with the following exceptions/notes</text:span>:</text:p>
      <text:p text:style-name="P112"/>
      <table:table table:name="Table37" table:style-name="Table37">
        <table:table-column table:style-name="Table37.A"/>
        <table:table-column table:style-name="Table37.B"/>
        <table:table-row table:style-name="Table37.1">
          <table:table-cell table:style-name="Table37.A1" office:value-type="string">
            <text:p text:style-name="P93">Widget</text:p>
          </table:table-cell>
          <table:table-cell table:style-name="Table37.B1" office:value-type="string">
            <text:p text:style-name="P230">Description</text:p>
          </table:table-cell>
        </table:table-row>
        <table:table-row>
          <table:table-cell table:style-name="Table37.A2" office:value-type="string">
            <text:p text:style-name="P114">Quick Stats</text:p>
          </table:table-cell>
          <table:table-cell table:style-name="Table37.B2" office:value-type="string">
            <text:p text:style-name="P114">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59">About</text:p>
          </table:table-cell>
          <table:table-cell table:style-name="Table37.B3" office:value-type="string">
            <text:p text:style-name="P115">This widget is not available on the dashboard.</text:p>
          </table:table-cell>
        </table:table-row>
        <table:table-row>
          <table:table-cell table:style-name="Table37.A4" office:value-type="string">
            <text:p text:style-name="P59">Hits Statistic<text:span text:style-name="T65">s</text:span></text:p>
          </table:table-cell>
          <table:table-cell table:style-name="Table37.B4" office:value-type="string">
            <text:p text:style-name="P61"><text:span text:style-name="T78">Due to space limitations, only 10 days are displayed</text:span>.</text:p>
          </table:table-cell>
        </table:table-row>
        <table:table-row>
          <table:table-cell table:style-name="Table37.A5" office:value-type="string">
            <text:p text:style-name="P59">Search Engine Referrals</text:p>
          </table:table-cell>
          <table:table-cell table:style-name="Table37.B5" office:value-type="string">
            <text:p text:style-name="P62"><text:span text:style-name="T78">Due to space limitations, only 10 days are displayed</text:span>.</text:p>
          </table:table-cell>
        </table:table-row>
      </table:table>
      <text:h text:style-name="P272" text:outline-level="1"><text:bookmark-start text:name="__RefHeading__2358_337134269"/>Manual Page<text:bookmark-end text:name="__RefHeading__2358_337134269"/></text:h>
      <text:p text:style-name="P83">The manual page gives you access to the <text:span text:style-name="T43">release</text:span> version of this document.</text:p>
      <text:p text:style-name="P83"><draw:frame draw:style-name="fr1" draw:name="Image18" text:anchor-type="paragraph" svg:width="13.369cm" svg:height="14.115cm" draw:z-index="19"><draw:image xlink:href="Pictures/1000000000000323000003501C5C5A61.png" xlink:type="simple" xlink:show="embed" xlink:actuate="onLoad"/></draw:frame></text:p>
      <text:p text:style-name="P83">You will be given access to the online version of the document which you can read, or the two icons at the top of the page will allow you to download a copy of the manual to read offline or print for your reference.</text:p>
      <text:p text:style-name="P83">There are two formats available to download, the first is a OpenOffice/LibreOffice ODT file and the second is an HTML file.</text:p>
      <text:p text:style-name="P15"/>
      <text:h text:style-name="P266" text:outline-level="1"><text:bookmark-start text:name="__RefHeading__113_1031655526"/>Settings <text:span text:style-name="T2">Page</text:span><text:bookmark-end text:name="__RefHeading__113_1031655526"/></text:h>
      <text:p text:style-name="P16">The first thing you should do after installing WP Statistics is configure the <text:span text:style-name="T31">plug-in</text:span>, this is accomplished through the settings page.</text:p>
      <text:p text:style-name="P16">Simply go to <text:span text:style-name="T4">Statistics-&gt;Settings</text:span> to get there. <text:s/>The main settings page looks like this:</text:p>
      <text:p text:style-name="P18"><draw:frame draw:style-name="fr3" draw:name="Image5" text:anchor-type="paragraph" svg:width="17.59cm" svg:height="10.128cm" draw:z-index="14"><draw:image xlink:href="Pictures/10000000000005820000032C998CABCD.png" xlink:type="simple" xlink:show="embed" xlink:actuate="onLoad"/></draw:frame></text:p>
      <text:p text:style-name="P18">At the top are <text:span text:style-name="T74">nine</text:span> tabs, each one will be addressed <text:span text:style-name="T10">separately.</text:span> <text:s/></text:p>
      <text:h text:style-name="P282" text:outline-level="2"/>
      <text:h text:style-name="P294" text:outline-level="2"><text:bookmark-start text:name="__RefHeading__707_912583664"/>General Settings<text:bookmark-end text:name="__RefHeading__707_912583664"/></text:h>
      <text:p text:style-name="P34">The <text:span text:style-name="T10">General Settings</text:span> page has <text:span text:style-name="T39">9</text:span> subsections to it; <text:span text:style-name="T39">Users Online, Visits, Visitors, Pages, Miscellaneous</text:span>, Search Engines, Charts, Map and Statistical reporting.</text:p>
      <text:h text:style-name="P232" text:outline-level="3">IP Addresses</text:h>
      <text:p text:style-name="P37">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81">Setting</text:p>
          </table:table-cell>
          <table:table-cell table:style-name="Table29.A1" office:value-type="string">
            <text:p text:style-name="P181">Values</text:p>
          </table:table-cell>
          <table:table-cell table:style-name="Table29.C1" office:value-type="string">
            <text:p text:style-name="P181">Description</text:p>
          </table:table-cell>
        </table:table-row>
        <table:table-row>
          <table:table-cell table:style-name="Table29.A2" office:value-type="string">
            <text:p text:style-name="P131">Hash IP Addresses </text:p>
          </table:table-cell>
          <table:table-cell table:style-name="Table29.B2" office:value-type="string">
            <text:p text:style-name="P131">On/Off</text:p>
          </table:table-cell>
          <table:table-cell table:style-name="Table29.C2" office:value-type="string">
            <text:p text:style-name="P131">This feature will not store IP addresses in the database but instead used a unique hash. The "Store entire user agent string" setting will be disabled if this is selected. </text:p>
            <text:p text:style-name="P131"/>
            <text:p text:style-name="P131">You will not be able to recover the IP addresses in the future to recover location information if this is enabled. </text:p>
            <text:p text:style-name="P131"/>
            <text:p text:style-name="P214">Once enabled all new visitors to your site will have their IP addresses stored as a hash, however previous visits will not be converted and you may want to purge your old data.</text:p>
            <text:p text:style-name="P214"/>
            <text:p text:style-name="P215"><text:span text:style-name="T64">You can also got to Statistics-&gt;Optimization-&gt;Updates and select “</text:span>Hash IP Addresses” <text:span text:style-name="T64">to update old entires in the database.</text:span></text:p>
          </table:table-cell>
        </table:table-row>
      </table:table>
      <text:h text:style-name="P233" text:outline-level="3"/>
      <text:h text:style-name="P233" text:outline-level="3"><text:bookmark-start text:name="__RefHeading__709_912583664"/>Users Online<text:bookmark-end text:name="__RefHeading__709_912583664"/></text:h>
      <text:p text:style-name="P18">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98">Setting</text:p>
          </table:table-cell>
          <table:table-cell table:style-name="Table1.A1" office:value-type="string">
            <text:p text:style-name="P198">Values</text:p>
          </table:table-cell>
          <table:table-cell table:style-name="Table1.C1" office:value-type="string">
            <text:p text:style-name="P198">Description</text:p>
          </table:table-cell>
        </table:table-row>
        <table:table-row>
          <table:table-cell table:style-name="Table1.A3" office:value-type="string">
            <text:p text:style-name="P125">User Online</text:p>
          </table:table-cell>
          <table:table-cell table:style-name="Table1.B3" office:value-type="string">
            <text:p text:style-name="P125">On/Off</text:p>
          </table:table-cell>
          <table:table-cell table:style-name="Table1.C3" office:value-type="string">
            <text:p text:style-name="P125">This enables/disables the tracking of users that are online <text:span text:style-name="T32">for</text:span> your site.</text:p>
          </table:table-cell>
        </table:table-row>
        <table:table-row>
          <table:table-cell table:style-name="Table1.A3" office:value-type="string">
            <text:p text:style-name="P125">Check for online users every</text:p>
          </table:table-cell>
          <table:table-cell table:style-name="Table1.B3" office:value-type="string">
            <text:p text:style-name="P125">Number</text:p>
          </table:table-cell>
          <table:table-cell table:style-name="Table1.C3" office:value-type="string">
            <text:p text:style-name="P125">If you have enabled Users Online tracking, this is how often they are checked for. <text:s/>If a user has not visited a page within this number of seconds, they will be considered offline.</text:p>
          </table:table-cell>
        </table:table-row>
      </table:table>
      <text:p text:style-name="P18"/>
      <text:h text:style-name="P234" text:outline-level="3"><text:soft-page-break/></text:h>
      <text:h text:style-name="P234" text:outline-level="3">Visits</text:h>
      <text:p text:style-name="P34">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97">Setting</text:p>
          </table:table-cell>
          <table:table-cell table:style-name="Table25.A1" office:value-type="string">
            <text:p text:style-name="P197">Values</text:p>
          </table:table-cell>
          <table:table-cell table:style-name="Table25.C1" office:value-type="string">
            <text:p text:style-name="P197">Description</text:p>
          </table:table-cell>
        </table:table-row>
        <table:table-row>
          <table:table-cell table:style-name="Table25.A2" office:value-type="string">
            <text:p text:style-name="P129">Visits</text:p>
          </table:table-cell>
          <table:table-cell table:style-name="Table25.B2" office:value-type="string">
            <text:p text:style-name="P129">On/Off</text:p>
          </table:table-cell>
          <table:table-cell table:style-name="Table25.C2" office:value-type="string">
            <text:p text:style-name="P129">This enables/disables the tracking of visits (hits) <text:span text:style-name="T32">for</text:span> your site.</text:p>
          </table:table-cell>
        </table:table-row>
      </table:table>
      <text:p text:style-name="P34"/>
      <text:h text:style-name="P234" text:outline-level="3">Visitors</text:h>
      <text:p text:style-name="P34">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97">Setting</text:p>
          </table:table-cell>
          <table:table-cell table:style-name="Table26.A1" office:value-type="string">
            <text:p text:style-name="P197">Values</text:p>
          </table:table-cell>
          <table:table-cell table:style-name="Table26.C1" office:value-type="string">
            <text:p text:style-name="P197">Description</text:p>
          </table:table-cell>
        </table:table-row>
        <table:table-row>
          <table:table-cell table:style-name="Table26.A4" office:value-type="string">
            <text:p text:style-name="P129">Visitors</text:p>
          </table:table-cell>
          <table:table-cell table:style-name="Table26.B4" office:value-type="string">
            <text:p text:style-name="P129">On/Off</text:p>
          </table:table-cell>
          <table:table-cell table:style-name="Table26.C4" office:value-type="string">
            <text:p text:style-name="P129">This enables/disables the tracking of visitors <text:span text:style-name="T32">for</text:span> your site.</text:p>
          </table:table-cell>
        </table:table-row>
        <table:table-row>
          <table:table-cell table:style-name="Table26.A4" office:value-type="string">
            <text:p text:style-name="P129">Store entire user agent string</text:p>
          </table:table-cell>
          <table:table-cell table:style-name="Table26.B4" office:value-type="string">
            <text:p text:style-name="P129">On/Off</text:p>
          </table:table-cell>
          <table:table-cell table:style-name="Table26.C4" office:value-type="string">
            <text:p text:style-name="P129">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29">Coefficient per visitor</text:p>
          </table:table-cell>
          <table:table-cell table:style-name="Table26.B4" office:value-type="string">
            <text:p text:style-name="P129">Number</text:p>
          </table:table-cell>
          <table:table-cell table:style-name="Table26.C4" office:value-type="string">
            <text:p text:style-name="P172">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4"/>
      <text:h text:style-name="P235" text:outline-level="3"/>
      <text:h text:style-name="P258" text:outline-level="3">Pages</text:h>
      <text:p text:style-name="P34">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97">Setting</text:p>
          </table:table-cell>
          <table:table-cell table:style-name="Table27.A1" office:value-type="string">
            <text:p text:style-name="P197">Values</text:p>
          </table:table-cell>
          <table:table-cell table:style-name="Table27.C1" office:value-type="string">
            <text:p text:style-name="P197">Description</text:p>
          </table:table-cell>
        </table:table-row>
        <table:table-row>
          <table:table-cell table:style-name="Table27.A4" office:value-type="string">
            <text:p text:style-name="P129">Pages</text:p>
          </table:table-cell>
          <table:table-cell table:style-name="Table27.B4" office:value-type="string">
            <text:p text:style-name="P129">On/Off</text:p>
          </table:table-cell>
          <table:table-cell table:style-name="Table27.C4" office:value-type="string">
            <text:p text:style-name="P129">This enables/disables the tracking of individual page hits.</text:p>
          </table:table-cell>
        </table:table-row>
        <table:table-row>
          <table:table-cell table:style-name="Table27.A4" office:value-type="string">
            <text:p text:style-name="P129">Track <text:span text:style-name="T39">a</text:span>ll <text:span text:style-name="T39">p</text:span>ages</text:p>
          </table:table-cell>
          <table:table-cell table:style-name="Table27.B4" office:value-type="string">
            <text:p text:style-name="P129">On/Off</text:p>
          </table:table-cell>
          <table:table-cell table:style-name="Table27.C4" office:value-type="string">
            <text:p text:style-name="P129">By default, page tracking only tracks <text:span text:style-name="T32">WordPress</text:span> pages and posts, however you can enabled tracking of all pages (like <text:span text:style-name="T32">category</text:span> pages, RSS feeds, etc.) with this option. <text:s/></text:p>
            <text:p text:style-name="P129"/>
            <text:p text:style-name="P129">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73">Strip parameters from URI</text:p>
          </table:table-cell>
          <table:table-cell table:style-name="Table27.B4" office:value-type="string">
            <text:p text:style-name="P223">On/Off</text:p>
          </table:table-cell>
          <table:table-cell table:style-name="Table27.C4" office:value-type="string">
            <text:p text:style-name="P223">By default the page tracking code tracks every unique URI, including the parameters after the ?. This can cause the same page to be tracked as multiple unique URI's which may not be appropriate.</text:p>
            <text:p text:style-name="P223"/>
            <text:p text:style-name="P223">This option cannot be activated if you are using the default setting for permalinks in WordPress. Likewise if your permalink setting contains a ? then this option will not be available.</text:p>
            <text:p text:style-name="P223"/>
            <text:p text:style-name="P223">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73">Disable hits column in post/pages list</text:p>
          </table:table-cell>
          <table:table-cell table:style-name="Table27.B5" office:value-type="string">
            <text:p text:style-name="P173">On/Off</text:p>
          </table:table-cell>
          <table:table-cell table:style-name="Table27.C5" office:value-type="string">
            <text:p text:style-name="P173">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235" text:outline-level="3"/>
      <text:h text:style-name="P258" text:outline-level="3">Miscellaneous</text:h>
      <text:p text:style-name="P34">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97">Setting</text:p>
          </table:table-cell>
          <table:table-cell table:style-name="Table28.A1" office:value-type="string">
            <text:p text:style-name="P197">Values</text:p>
          </table:table-cell>
          <table:table-cell table:style-name="Table28.C1" office:value-type="string">
            <text:p text:style-name="P197">Description</text:p>
          </table:table-cell>
        </table:table-row>
        <table:table-row>
          <table:table-cell table:style-name="Table28.A4" office:value-type="string">
            <text:p text:style-name="P129">Show stats in menu bar</text:p>
          </table:table-cell>
          <table:table-cell table:style-name="Table28.B4" office:value-type="string">
            <text:p text:style-name="P129">Yes/No</text:p>
          </table:table-cell>
          <table:table-cell table:style-name="Table28.C4" office:value-type="string">
            <text:p text:style-name="P129">This enables/disables the admin menu bar for WP Statistics. <text:s/></text:p>
            <text:p text:style-name="P129"/>
            <text:p text:style-name="P129">Note: As the WP Statistics menu bar displays visitor stats, it adds load to your database for each admin page load.</text:p>
          </table:table-cell>
        </table:table-row>
        <table:table-row>
          <table:table-cell table:style-name="Table28.A4" office:value-type="string">
            <text:p text:style-name="P129">Hide admin notices about non active features</text:p>
          </table:table-cell>
          <table:table-cell table:style-name="Table28.B4" office:value-type="string">
            <text:p text:style-name="P129">On/Off</text:p>
          </table:table-cell>
          <table:table-cell table:style-name="Table28.C4" office:value-type="string">
            <text:p text:style-name="P172">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29">Delete the manual</text:p>
          </table:table-cell>
          <table:table-cell table:style-name="Table28.B4" office:value-type="string">
            <text:p text:style-name="P178">On/Off</text:p>
          </table:table-cell>
          <table:table-cell table:style-name="Table28.C4" office:value-type="string">
            <text:p text:style-name="P172">By default WP Statistics stores the admin manual in the plugin directory (~5 meg), if this option is enabled it will be deleted now and during upgrades in the future.</text:p>
          </table:table-cell>
        </table:table-row>
      </table:table>
      <text:p text:style-name="P34"/>
      <text:h text:style-name="P236" text:outline-level="3"/>
      <text:h text:style-name="P257" text:outline-level="3"><text:bookmark-start text:name="__RefHeading__711_912583664"/>Search Engines<text:bookmark-end text:name="__RefHeading__711_912583664"/></text:h>
      <text:p text:style-name="P19">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8">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196">Setting</text:p>
          </table:table-cell>
          <table:table-cell table:style-name="Table2.A1" office:value-type="string">
            <text:p text:style-name="P196">Values</text:p>
          </table:table-cell>
          <table:table-cell table:style-name="Table2.C1" office:value-type="string">
            <text:p text:style-name="P196">Description</text:p>
          </table:table-cell>
        </table:table-row>
        <table:table-row>
          <table:table-cell table:style-name="Table2.A8" office:value-type="string">
            <text:p text:style-name="P135">Baidu</text:p>
          </table:table-cell>
          <table:table-cell table:style-name="Table2.B8" office:value-type="string">
            <text:p text:style-name="P126">On/Off</text:p>
          </table:table-cell>
          <table:table-cell table:style-name="Table2.C8" office:value-type="string">
            <text:p text:style-name="P135">Enable/disable Baidu.</text:p>
          </table:table-cell>
        </table:table-row>
        <table:table-row>
          <table:table-cell table:style-name="Table2.A8" office:value-type="string">
            <text:p text:style-name="P135">Bing</text:p>
          </table:table-cell>
          <table:table-cell table:style-name="Table2.B8" office:value-type="string">
            <text:p text:style-name="P126">On/Off</text:p>
          </table:table-cell>
          <table:table-cell table:style-name="Table2.C8" office:value-type="string">
            <text:p text:style-name="P135">Enable/disable Bing.</text:p>
          </table:table-cell>
        </table:table-row>
        <table:table-row>
          <table:table-cell table:style-name="Table2.A8" office:value-type="string">
            <text:p text:style-name="P135">clearch.org </text:p>
          </table:table-cell>
          <table:table-cell table:style-name="Table2.B8" office:value-type="string">
            <text:p text:style-name="P130">On/Off</text:p>
          </table:table-cell>
          <table:table-cell table:style-name="Table2.C8" office:value-type="string">
            <text:p text:style-name="P137">Enable/disable <text:span text:style-name="T49">clearch.org.</text:span></text:p>
          </table:table-cell>
        </table:table-row>
        <table:table-row>
          <table:table-cell table:style-name="Table2.A8" office:value-type="string">
            <text:p text:style-name="P135">DuckDuckGo</text:p>
          </table:table-cell>
          <table:table-cell table:style-name="Table2.B8" office:value-type="string">
            <text:p text:style-name="P126">On/Off</text:p>
          </table:table-cell>
          <table:table-cell table:style-name="Table2.C8" office:value-type="string">
            <text:p text:style-name="P135">Enable/disable DuckDuckGo.</text:p>
          </table:table-cell>
        </table:table-row>
        <table:table-row>
          <table:table-cell table:style-name="Table2.A8" office:value-type="string">
            <text:p text:style-name="P135">Google</text:p>
          </table:table-cell>
          <table:table-cell table:style-name="Table2.B8" office:value-type="string">
            <text:p text:style-name="P126">On/Off</text:p>
          </table:table-cell>
          <table:table-cell table:style-name="Table2.C8" office:value-type="string">
            <text:p text:style-name="P135">Enable/disable Google.</text:p>
          </table:table-cell>
        </table:table-row>
        <table:table-row>
          <table:table-cell table:style-name="Table2.A8" office:value-type="string">
            <text:p text:style-name="P135">Yahoo!</text:p>
          </table:table-cell>
          <table:table-cell table:style-name="Table2.B8" office:value-type="string">
            <text:p text:style-name="P126">On/Off</text:p>
          </table:table-cell>
          <table:table-cell table:style-name="Table2.C8" office:value-type="string">
            <text:p text:style-name="P135">Enable/disable Yahoo!.</text:p>
          </table:table-cell>
        </table:table-row>
        <table:table-row>
          <table:table-cell table:style-name="Table2.A8" office:value-type="string">
            <text:p text:style-name="P135">Yandex</text:p>
          </table:table-cell>
          <table:table-cell table:style-name="Table2.B8" office:value-type="string">
            <text:p text:style-name="P126">On/Off</text:p>
          </table:table-cell>
          <table:table-cell table:style-name="Table2.C8" office:value-type="string">
            <text:p text:style-name="P135">Enable/disable Yandex.</text:p>
          </table:table-cell>
        </table:table-row>
      </table:table>
      <text:p text:style-name="P48"/>
      <text:p text:style-name="P48">Also note that geographic versions of the search engines are support<text:span text:style-name="T33">ed</text:span>, so Google will include google.com as well as google.ca <text:span text:style-name="T33">and other variations</text:span>.</text:p>
      <text:p text:style-name="P48">Developers Note:</text:p>
      <text:p text:style-name="P48">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38" text:outline-level="3"><text:bookmark-start text:name="__RefHeading__713_912583664"/>Charts<text:bookmark-end text:name="__RefHeading__713_912583664"/></text:h>
      <text:p text:style-name="P20">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95">Setting</text:p>
          </table:table-cell>
          <table:table-cell table:style-name="Table5.A1" office:value-type="string">
            <text:p text:style-name="P195">Values</text:p>
          </table:table-cell>
          <table:table-cell table:style-name="Table5.C1" office:value-type="string">
            <text:p text:style-name="P195">Description</text:p>
          </table:table-cell>
        </table:table-row>
        <table:table-row>
          <table:table-cell table:style-name="Table5.A2" office:value-type="string">
            <text:p text:style-name="P138">Include totals</text:p>
          </table:table-cell>
          <table:table-cell table:style-name="Table5.B2" office:value-type="string">
            <text:p text:style-name="P127">On/Off</text:p>
          </table:table-cell>
          <table:table-cell table:style-name="Table5.C2" office:value-type="string">
            <text:p text:style-name="P136"><text:span text:style-name="T8">By default WP Statistics does not include totals in charts that have multiple values in them, this options enables a total value on any chart that supports them</text:span>.</text:p>
          </table:table-cell>
        </table:table-row>
      </table:table>
      <text:p text:style-name="P4"/>
      <text:h text:style-name="P236" text:outline-level="3"/>
      <text:h text:style-name="P292" text:outline-level="2">Notifications</text:h>
      <text:h text:style-name="P239" text:outline-level="3">Common Report Options</text:h>
      <text:p text:style-name="P110">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04">Setting</text:p>
          </table:table-cell>
          <table:table-cell table:style-name="Table35.A1" office:value-type="string">
            <text:p text:style-name="P204">Values</text:p>
          </table:table-cell>
          <table:table-cell table:style-name="Table35.C1" office:value-type="string">
            <text:p text:style-name="P204">Description</text:p>
          </table:table-cell>
        </table:table-row>
        <table:table-row>
          <table:table-cell table:style-name="Table35.A2" office:value-type="string">
            <text:p text:style-name="P139">E-mail addresses</text:p>
          </table:table-cell>
          <table:table-cell table:style-name="Table35.B2" office:value-type="string">
            <text:p text:style-name="P220">Comma separated list</text:p>
          </table:table-cell>
          <table:table-cell table:style-name="Table35.C2" office:value-type="string">
            <text:p text:style-name="P220">This is a comma separated list of e-mail addresses to send the report too if e-mail was selected in the option above. <text:s/>By default this will be the WordPress admin e-mail address.</text:p>
          </table:table-cell>
        </table:table-row>
      </table:table>
      <text:p text:style-name="Standard"/>
      <text:h text:style-name="P239" text:outline-level="3">Update Reports</text:h>
      <text:p text:style-name="P110">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04">Setting</text:p>
          </table:table-cell>
          <table:table-cell table:style-name="Table36.A1" office:value-type="string">
            <text:p text:style-name="P204">Values</text:p>
          </table:table-cell>
          <table:table-cell table:style-name="Table36.C1" office:value-type="string">
            <text:p text:style-name="P204">Description</text:p>
          </table:table-cell>
        </table:table-row>
        <table:table-row>
          <table:table-cell table:style-name="Table36.A5" office:value-type="string">
            <text:p text:style-name="P143">Browscap</text:p>
          </table:table-cell>
          <table:table-cell table:style-name="Table36.B5" office:value-type="string">
            <text:p text:style-name="P132">On/Off</text:p>
          </table:table-cell>
          <table:table-cell table:style-name="Table36.C5" office:value-type="string">
            <text:p text:style-name="P143">Send a report whenever the browscap.ini is updated. <text:s/><text:span text:style-name="T74">See the browscap tab to enable automatic updates.</text:span></text:p>
          </table:table-cell>
        </table:table-row>
        <table:table-row>
          <table:table-cell table:style-name="Table36.A5" office:value-type="string">
            <text:p text:style-name="P143">GeoIP </text:p>
          </table:table-cell>
          <table:table-cell table:style-name="Table36.B5" office:value-type="string">
            <text:p text:style-name="P132">On/Off</text:p>
          </table:table-cell>
          <table:table-cell table:style-name="Table36.C5" office:value-type="string">
            <text:p text:style-name="P143">Send a report whenever the GeoIP database is updated. <text:s/><text:span text:style-name="T74">See the GeoIP tab to enable automatic updates.</text:span></text:p>
          </table:table-cell>
        </table:table-row>
        <table:table-row>
          <table:table-cell table:style-name="Table36.A5" office:value-type="string">
            <text:p text:style-name="P143">Pruning </text:p>
          </table:table-cell>
          <table:table-cell table:style-name="Table36.B5" office:value-type="string">
            <text:p text:style-name="P132">On/Off</text:p>
          </table:table-cell>
          <table:table-cell table:style-name="Table36.C5" office:value-type="string">
            <text:p text:style-name="P143">Send a report whenever the pruning of database is run. <text:s/><text:span text:style-name="T74">See the Maintenance tab to enable automatic pruning.</text:span></text:p>
          </table:table-cell>
        </table:table-row>
        <table:table-row>
          <table:table-cell table:style-name="Table36.A5" office:value-type="string">
            <text:p text:style-name="P143">Upgrade </text:p>
          </table:table-cell>
          <table:table-cell table:style-name="Table36.B5" office:value-type="string">
            <text:p text:style-name="P132">On/Off</text:p>
          </table:table-cell>
          <table:table-cell table:style-name="Table36.C5" office:value-type="string">
            <text:p text:style-name="P143">Send a report whenever the plugin is upgraded.</text:p>
          </table:table-cell>
        </table:table-row>
      </table:table>
      <text:p text:style-name="P13"/>
      <text:h text:style-name="P237" text:outline-level="3"/>
      <text:h text:style-name="P259" text:outline-level="3"><text:bookmark-start text:name="__RefHeading__717_912583664"/>Statistical Reporting<text:bookmark-end text:name="__RefHeading__717_912583664"/></text:h>
      <text:p text:style-name="P21">The <text:span text:style-name="T9">Statistical Reporting</text:span> section contains <text:span text:style-name="T7">the options to email the administrators the statistics.</text:span></text:p>
      <text:p text:style-name="P49">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95">Setting</text:p>
          </table:table-cell>
          <table:table-cell table:style-name="Table3.A1" office:value-type="string">
            <text:p text:style-name="P195">Values</text:p>
          </table:table-cell>
          <table:table-cell table:style-name="Table3.C1" office:value-type="string">
            <text:p text:style-name="P195">Description</text:p>
          </table:table-cell>
        </table:table-row>
        <table:table-row>
          <table:table-cell table:style-name="Table3.A5" office:value-type="string">
            <text:p text:style-name="P139">Statistical reporting</text:p>
          </table:table-cell>
          <table:table-cell table:style-name="Table3.B5" office:value-type="string">
            <text:p text:style-name="P127">On/Off</text:p>
          </table:table-cell>
          <table:table-cell table:style-name="Table3.C5" office:value-type="string">
            <text:p text:style-name="P139">Enable/disable the reporting.</text:p>
          </table:table-cell>
        </table:table-row>
        <table:table-row>
          <table:table-cell table:style-name="Table3.A5" office:value-type="string">
            <text:p text:style-name="P139">Schedule </text:p>
          </table:table-cell>
          <table:table-cell table:style-name="Table3.B5" office:value-type="string">
            <text:p text:style-name="P141">Hourly/</text:p>
            <text:p text:style-name="P141">Twice <text:span text:style-name="T47">D</text:span>aily/</text:p>
            <text:p text:style-name="P141">Daily/</text:p>
            <text:p text:style-name="P175">Weekly/</text:p>
            <text:p text:style-name="P175">Bi-Weekly/</text:p>
            <text:p text:style-name="P175">Every 4 Weeks</text:p>
          </table:table-cell>
          <table:table-cell table:style-name="Table3.C5" office:value-type="string">
            <text:p text:style-name="P139">How often to send the report.</text:p>
          </table:table-cell>
        </table:table-row>
        <table:table-row>
          <table:table-cell table:style-name="Table3.A4" office:value-type="string">
            <text:p text:style-name="P139">Send reports via</text:p>
          </table:table-cell>
          <table:table-cell table:style-name="Table3.B4" office:value-type="string">
            <text:p text:style-name="P139">Email/SMS</text:p>
          </table:table-cell>
          <table:table-cell table:style-name="Table3.C4" office:value-type="string">
            <text:p text:style-name="P139">How to send the report, the blog's admin email address is used if email is selected.</text:p>
            <text:p text:style-name="P139"/>
            <text:p text:style-name="P139">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39">Report body</text:p>
          </table:table-cell>
          <table:table-cell table:style-name="Table3.B5" office:value-type="string">
            <text:p text:style-name="P139">Text</text:p>
          </table:table-cell>
          <table:table-cell table:style-name="Table3.C5" office:value-type="string">
            <text:p text:style-name="P142">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42"/>
            <text:p text:style-name="P216">As of WP Statistics 8.0 the old variables have been removed and the upgrade process will automatically replace them with the appropriate short codes.</text:p>
          </table:table-cell>
        </table:table-row>
      </table:table>
      <text:p text:style-name="P85"/>
      <text:h text:style-name="P295" text:outline-level="2"><text:bookmark-start text:name="__RefHeading__2570_763938987"/><text:span text:style-name="T79">Dashboard/</text:span>Overview<text:bookmark-end text:name="__RefHeading__2570_763938987"/></text:h>
      <text:p text:style-name="P35">The <text:span text:style-name="T45">Overview</text:span> page has <text:span text:style-name="T85">3</text:span> subsections to it; <text:span text:style-name="T45">Map, Post/Page Editor and Widgets to Display</text:span>.</text:p>
      <text:h text:style-name="P240" text:outline-level="3">Dashboard</text:h>
      <text:p text:style-name="P44">The <text:span text:style-name="T79">Dashboard</text:span> section contains <text:span text:style-name="T7">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05">Setting</text:p>
          </table:table-cell>
          <table:table-cell table:style-name="Table38.A1" office:value-type="string">
            <text:p text:style-name="P205">Values</text:p>
          </table:table-cell>
          <table:table-cell table:style-name="Table38.C1" office:value-type="string">
            <text:p text:style-name="P205">Description</text:p>
          </table:table-cell>
        </table:table-row>
        <table:table-row>
          <table:table-cell table:style-name="Table38.A2" office:value-type="string">
            <text:p text:style-name="P222">Disable dashboard widgets</text:p>
          </table:table-cell>
          <table:table-cell table:style-name="Table38.B2" office:value-type="string">
            <text:p text:style-name="P133">On/Off</text:p>
          </table:table-cell>
          <table:table-cell table:style-name="Table38.C2" office:value-type="string">
            <text:p text:style-name="P176"><text:span text:style-name="T79">If you wish to disable the dashboard widgets for all users, you can do so by enabling this option</text:span>.</text:p>
          </table:table-cell>
        </table:table-row>
      </table:table>
      <text:h text:style-name="P241" text:outline-level="3">Post/Page Editor</text:h>
      <text:p text:style-name="P35">The <text:span text:style-name="T85">Post/Page Editor</text:span> section contains <text:span text:style-name="T7">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194">Setting</text:p>
          </table:table-cell>
          <table:table-cell table:style-name="Table4.A1" office:value-type="string">
            <text:p text:style-name="P194">Values</text:p>
          </table:table-cell>
          <table:table-cell table:style-name="Table4.C1" office:value-type="string">
            <text:p text:style-name="P194">Description</text:p>
          </table:table-cell>
        </table:table-row>
        <table:table-row>
          <table:table-cell table:style-name="Table4.A2" office:value-type="string">
            <text:p text:style-name="P140">Disable post/page editor widget </text:p>
          </table:table-cell>
          <table:table-cell table:style-name="Table4.B2" office:value-type="string">
            <text:p text:style-name="P134">On/Off</text:p>
          </table:table-cell>
          <table:table-cell table:style-name="Table4.C2" office:value-type="string">
            <text:p text:style-name="P225">WP Statistics will include a 20 days page hit chart on the post and page editor screens in WordPress. <text:s/>This option will disable this for your site.</text:p>
          </table:table-cell>
        </table:table-row>
      </table:table>
      <text:h text:style-name="P242" text:outline-level="3">Map</text:h>
      <text:p text:style-name="P47">The <text:span text:style-name="T9">Maps</text:span> section contains <text:span text:style-name="T7">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08">Setting</text:p>
          </table:table-cell>
          <table:table-cell table:style-name="Table41.A1" office:value-type="string">
            <text:p text:style-name="P208">Values</text:p>
          </table:table-cell>
          <table:table-cell table:style-name="Table41.C1" office:value-type="string">
            <text:p text:style-name="P208">Description</text:p>
          </table:table-cell>
        </table:table-row>
        <table:table-row>
          <table:table-cell table:style-name="Table41.A4" office:value-type="string">
            <text:p text:style-name="P144">Map type</text:p>
          </table:table-cell>
          <table:table-cell table:style-name="Table41.B4" office:value-type="string">
            <text:p text:style-name="P177">Google/</text:p>
            <text:p text:style-name="P177">JQVMap</text:p>
          </table:table-cell>
          <table:table-cell table:style-name="Table41.C4" office:value-type="string">
            <text:p text:style-name="P177">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44">Disable map</text:p>
          </table:table-cell>
          <table:table-cell table:style-name="Table41.B4" office:value-type="string">
            <text:p text:style-name="P134">On/Off</text:p>
          </table:table-cell>
          <table:table-cell table:style-name="Table41.C4" office:value-type="string">
            <text:p text:style-name="P144">By default the map is displayed in the overview page, however it can be disabled with this option.</text:p>
          </table:table-cell>
        </table:table-row>
        <table:table-row>
          <table:table-cell table:style-name="Table41.A4" office:value-type="string">
            <text:p text:style-name="P144">Get country location from Google</text:p>
          </table:table-cell>
          <table:table-cell table:style-name="Table41.B4" office:value-type="string">
            <text:p text:style-name="P134">On/Off</text:p>
          </table:table-cell>
          <table:table-cell table:style-name="Table41.C4" office:value-type="string">
            <text:p text:style-name="P144">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19"/>
      <text:h text:style-name="P260" text:outline-level="3">Widgets to Display</text:h>
      <text:p text:style-name="P35">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6">For each slot, you can select a widget or select none. <text:s/>A slot with no widget selected will NOT leave a gap in the widget display.</text:p>
      <text:h text:style-name="P279" text:outline-level="2"/>
      <text:h text:style-name="P292" text:outline-level="2"><text:bookmark-start text:name="__RefHeading__1902_1908797909"/>Access/Exclusions<text:bookmark-end text:name="__RefHeading__1902_1908797909"/></text:h>
      <text:p text:style-name="P22">The <text:span text:style-name="T11">Access/Exclusions</text:span> page has 5 subsections to it; <text:span text:style-name="T11">Access Levels, Exclusions, Excluded User Roles, IP/Robot Exclusions and Site URL Exclusions</text:span>.</text:p>
      <text:h text:style-name="P243" text:outline-level="3"><text:bookmark-start text:name="__RefHeading__709_9125836641"/>Access Levels<text:bookmark-end text:name="__RefHeading__709_9125836641"/></text:h>
      <text:p text:style-name="P22">The <text:span text:style-name="T11">Access Levels</text:span> section contains the <text:span text:style-name="T11">settings to control who can view and manage the WP Statistics plug-in</text:span>.</text:p>
      <text:p text:style-name="P50"/>
      <text:p text:style-name="P50">What roles are available to set is dependent on your installation of WordPress, some plug-ins add roles.</text:p>
      <text:p text:style-name="P50"/>
      <text:p text:style-name="P50">The default roles in WordPress map as follows:</text:p>
      <text:list xml:id="list8644380258441355688" text:style-name="L13">
        <text:list-item>
          <text:p text:style-name="P332">manage_network = Super Admin Network</text:p>
        </text:list-item>
        <text:list-item>
          <text:p text:style-name="P332">manage_options = Administrator</text:p>
        </text:list-item>
        <text:list-item>
          <text:p text:style-name="P332">edit_others_posts = Editor</text:p>
        </text:list-item>
        <text:list-item>
          <text:p text:style-name="P332">publish_posts = Author</text:p>
        </text:list-item>
        <text:list-item>
          <text:p text:style-name="P332">edit_posts = Contributor</text:p>
        </text:list-item>
        <text:list-item>
          <text:p text:style-name="P332">read = Everyone.</text:p>
        </text:list-item>
      </text:list>
      <text:p text:style-name="P50">Note, each of the above cascades the rights upwards in the default WordPress configuration. So for example selecting publish_posts grants the right to Authors, Editors, Admins and Super Admins.</text:p>
      <text:p text:style-name="P50"/>
      <text:p text:style-name="P50">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0"/>
      <text:p text:style-name="P50">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93">Setting</text:p>
          </table:table-cell>
          <table:table-cell table:style-name="Table6.A1" office:value-type="string">
            <text:p text:style-name="P193">Values</text:p>
          </table:table-cell>
          <table:table-cell table:style-name="Table6.C1" office:value-type="string">
            <text:p text:style-name="P193">Description</text:p>
          </table:table-cell>
        </table:table-row>
        <table:table-row>
          <table:table-cell table:style-name="Table6.A3" office:value-type="string">
            <text:p text:style-name="P145">Required user level to view WP Statistics</text:p>
          </table:table-cell>
          <table:table-cell table:style-name="Table6.B3" office:value-type="string">
            <text:p text:style-name="P145">WordPress Role</text:p>
          </table:table-cell>
          <table:table-cell table:style-name="Table6.C3" office:value-type="string">
            <text:p text:style-name="P145">This will be the minimum role required to access the statistics pages. <text:s/>This will not provide access to the settings or optimization pages.</text:p>
          </table:table-cell>
        </table:table-row>
        <table:table-row>
          <table:table-cell table:style-name="Table6.A3" office:value-type="string">
            <text:p text:style-name="P145">Required user level to manage WP Statistics</text:p>
          </table:table-cell>
          <table:table-cell table:style-name="Table6.B3" office:value-type="string">
            <text:p text:style-name="P145">WordPress Role</text:p>
          </table:table-cell>
          <table:table-cell table:style-name="Table6.C3" office:value-type="string">
            <text:p text:style-name="P145">This will be the minimum role required to fully administrate WP Statistics.</text:p>
          </table:table-cell>
        </table:table-row>
      </table:table>
      <text:h text:style-name="P244" text:outline-level="3"><text:bookmark-start text:name="__RefHeading__1904_1908797909"/>Exclusions<text:bookmark-end text:name="__RefHeading__1904_1908797909"/></text:h>
      <text:p text:style-name="P23">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92">Setting</text:p>
          </table:table-cell>
          <table:table-cell table:style-name="Table8.A1" office:value-type="string">
            <text:p text:style-name="P192">Values</text:p>
          </table:table-cell>
          <table:table-cell table:style-name="Table8.C1" office:value-type="string">
            <text:p text:style-name="P192">Description</text:p>
          </table:table-cell>
        </table:table-row>
        <table:table-row>
          <table:table-cell table:style-name="Table8.A2" office:value-type="string">
            <text:p text:style-name="P146">Record <text:span text:style-name="T40">e</text:span>xclusions</text:p>
          </table:table-cell>
          <table:table-cell table:style-name="Table8.B2" office:value-type="string">
            <text:p text:style-name="P128">On/Off</text:p>
          </table:table-cell>
          <table:table-cell table:style-name="Table8.C2" office:value-type="string">
            <text:p text:style-name="P146">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44" text:outline-level="3"><text:bookmark-start text:name="__RefHeading__1906_1908797909"/>Exclude User Roles<text:bookmark-end text:name="__RefHeading__1906_1908797909"/></text:h>
      <text:p text:style-name="P23">The <text:span text:style-name="T12">Exclude User Roles</text:span> section contains the <text:span text:style-name="T11">settings to control if different user roles are excluded from the statistics</text:span>.</text:p>
      <text:p text:style-name="P51"/>
      <text:p text:style-name="P51">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92">Setting</text:p>
          </table:table-cell>
          <table:table-cell table:style-name="Table7.A1" office:value-type="string">
            <text:p text:style-name="P192">Values</text:p>
          </table:table-cell>
          <table:table-cell table:style-name="Table7.C1" office:value-type="string">
            <text:p text:style-name="P192">Description</text:p>
          </table:table-cell>
        </table:table-row>
        <table:table-row>
          <table:table-cell table:style-name="Table7.A6" office:value-type="string">
            <text:p text:style-name="P146">Administrator</text:p>
          </table:table-cell>
          <table:table-cell table:style-name="Table7.B6" office:value-type="string">
            <text:p text:style-name="P128">On/Off</text:p>
          </table:table-cell>
          <table:table-cell table:style-name="Table7.C6" office:value-type="string">
            <text:p text:style-name="P146">The Administrator role.</text:p>
          </table:table-cell>
        </table:table-row>
        <table:table-row>
          <table:table-cell table:style-name="Table7.A6" office:value-type="string">
            <text:p text:style-name="P146">Editor</text:p>
          </table:table-cell>
          <table:table-cell table:style-name="Table7.B6" office:value-type="string">
            <text:p text:style-name="P128">On/Off</text:p>
          </table:table-cell>
          <table:table-cell table:style-name="Table7.C6" office:value-type="string">
            <text:p text:style-name="P146">The Editor role.</text:p>
          </table:table-cell>
        </table:table-row>
        <table:table-row>
          <table:table-cell table:style-name="Table7.A6" office:value-type="string">
            <text:p text:style-name="P146">Author</text:p>
          </table:table-cell>
          <table:table-cell table:style-name="Table7.B6" office:value-type="string">
            <text:p text:style-name="P128">On/Off</text:p>
          </table:table-cell>
          <table:table-cell table:style-name="Table7.C6" office:value-type="string">
            <text:p text:style-name="P146">The Author role.</text:p>
          </table:table-cell>
        </table:table-row>
        <table:table-row>
          <table:table-cell table:style-name="Table7.A6" office:value-type="string">
            <text:p text:style-name="P146">Contributor</text:p>
          </table:table-cell>
          <table:table-cell table:style-name="Table7.B6" office:value-type="string">
            <text:p text:style-name="P128">On/Off</text:p>
          </table:table-cell>
          <table:table-cell table:style-name="Table7.C6" office:value-type="string">
            <text:p text:style-name="P146">The Contributor role.</text:p>
          </table:table-cell>
        </table:table-row>
        <table:table-row table:style-name="Table7.6">
          <table:table-cell table:style-name="Table7.A6" office:value-type="string">
            <text:p text:style-name="P146">Subscriber</text:p>
          </table:table-cell>
          <table:table-cell table:style-name="Table7.B6" office:value-type="string">
            <text:p text:style-name="P128">On/Off</text:p>
          </table:table-cell>
          <table:table-cell table:style-name="Table7.C6" office:value-type="string">
            <text:p text:style-name="P146">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45" text:outline-level="3"/>
      <text:h text:style-name="P261" text:outline-level="3"><text:bookmark-start text:name="__RefHeading__1908_1908797909"/>IP/Robot Exclusions<text:bookmark-end text:name="__RefHeading__1908_1908797909"/></text:h>
      <text:p text:style-name="P24">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91">Setting</text:p>
          </table:table-cell>
          <table:table-cell table:style-name="Table9.A1" office:value-type="string">
            <text:p text:style-name="P191">Values</text:p>
          </table:table-cell>
          <table:table-cell table:style-name="Table9.C1" office:value-type="string">
            <text:p text:style-name="P191">Description</text:p>
          </table:table-cell>
        </table:table-row>
        <table:table-row>
          <table:table-cell table:style-name="Table9.A4" office:value-type="string">
            <text:p text:style-name="P147">Robot <text:span text:style-name="T40">l</text:span>ist</text:p>
          </table:table-cell>
          <table:table-cell table:style-name="Table9.B4" office:value-type="string">
            <text:p text:style-name="P147">Text</text:p>
          </table:table-cell>
          <table:table-cell table:style-name="Table9.C4" office:value-type="string">
            <text:p text:style-name="P147">A list of words (one per line) to match against to detect robots. Entries must be at least 4 characters long or they will be ignored.</text:p>
            <text:p text:style-name="P147"/>
            <text:p text:style-name="P147">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47">Force robot list update after upgrades</text:p>
          </table:table-cell>
          <table:table-cell table:style-name="Table9.B4" office:value-type="string">
            <text:p text:style-name="P179">On/Off</text:p>
          </table:table-cell>
          <table:table-cell table:style-name="Table9.C4" office:value-type="string">
            <text:p text:style-name="P148">Force the robot list to be reset to the default after an update to WP Statistics takes place. </text:p>
            <text:p text:style-name="P148"/>
            <text:p text:style-name="P148">Note if this option is enabled any custom robots you have added to the list will be lost.</text:p>
          </table:table-cell>
        </table:table-row>
        <table:table-row>
          <table:table-cell table:style-name="Table9.A4" office:value-type="string">
            <text:p text:style-name="P147">Robot visit threshold</text:p>
          </table:table-cell>
          <table:table-cell table:style-name="Table9.B4" office:value-type="string">
            <text:p text:style-name="P226">Number</text:p>
          </table:table-cell>
          <table:table-cell table:style-name="Table9.C4" office:value-type="string">
            <text:p text:style-name="P147">Treat visitors with more than this number of visits per day as robots. 0 = disabled. </text:p>
            <text:p text:style-name="P147"/>
            <text:p text:style-name="P226">Be careful of setting this number too low as you may exclude too many people from the statistics. <text:s/></text:p>
          </table:table-cell>
        </table:table-row>
        <table:table-row>
          <table:table-cell table:style-name="Table9.A7" office:value-type="string">
            <text:p text:style-name="P147">Excluded IP <text:span text:style-name="T40">a</text:span>ddress <text:span text:style-name="T40">l</text:span>ist</text:p>
          </table:table-cell>
          <table:table-cell table:style-name="Table9.B7" office:value-type="string">
            <text:p text:style-name="P147">Text</text:p>
          </table:table-cell>
          <table:table-cell table:style-name="Table9.C7" office:value-type="string">
            <text:p text:style-name="P147">A list of IP addresses and subnet masks (one per line) to exclude from statistics collection (both 192.168.0.0/24 and 192.168.0.0/255.255.255.0 formats are accepted). To specify an IP address only, use a subnet value of 32 or 255.255.255.255.</text:p>
            <text:p text:style-name="P147"/>
            <text:p text:style-name="P147">WARNING: This is a VERY powerful feature which can be miss configured to exclude too many hits. <text:s/>Be careful to use the right subnet for the addresses you want to exclude.</text:p>
            <text:p text:style-name="P147"/>
            <text:p text:style-name="P120">Note that only IP v4 addresses are supported at this time.</text:p>
            <text:p text:style-name="P120"/>
            <text:p text:style-name="P120"><text:soft-page-break/></text:p>
          </table:table-cell>
        </table:table-row>
        <table:table-row>
          <table:table-cell table:style-name="Table9.A7" office:value-type="string">
            <text:p text:style-name="P147">Use honey pot</text:p>
          </table:table-cell>
          <table:table-cell table:style-name="Table9.B7" office:value-type="string">
            <text:p text:style-name="P227">On/Off</text:p>
          </table:table-cell>
          <table:table-cell table:style-name="Table9.C7" office:value-type="string">
            <text:p text:style-name="P227">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7" office:value-type="string">
            <text:p text:style-name="P147">Honey pot post id </text:p>
          </table:table-cell>
          <table:table-cell table:style-name="Table9.B7" office:value-type="string">
            <text:p text:style-name="P227">Number</text:p>
          </table:table-cell>
          <table:table-cell table:style-name="Table9.C7" office:value-type="string">
            <text:p text:style-name="P227">The post ID of the page/post you wish to use as the honey pot, a hidden link will be added near the bottom of each page on your site. <text:s/>Users will not see this link but crawlers which simply parse the HTML will and then follow it.</text:p>
            <text:p text:style-name="P227"/>
            <text:p text:style-name="P228"><text:span text:style-name="T86">WP Statistics can create a new honey pot post by simply checking the “</text:span>Create a new honey pot <text:span text:style-name="T90">page</text:span>” <text:span text:style-name="T86">option.</text:span></text:p>
          </table:table-cell>
        </table:table-row>
      </table:table>
      <text:p text:style-name="Text_20_body"/>
      <text:h text:style-name="P246" text:outline-level="3"><text:span text:style-name="T83">Geo</text:span>IP Exclusions</text:h>
      <text:p text:style-name="P45">The <text:span text:style-name="T83">GeoIP Exclusions</text:span> section contains the <text:span text:style-name="T11">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06">Setting</text:p>
          </table:table-cell>
          <table:table-cell table:style-name="Table39.A1" office:value-type="string">
            <text:p text:style-name="P206">Values</text:p>
          </table:table-cell>
          <table:table-cell table:style-name="Table39.C1" office:value-type="string">
            <text:p text:style-name="P206">Description</text:p>
          </table:table-cell>
        </table:table-row>
        <table:table-row>
          <table:table-cell table:style-name="Table39.A2" office:value-type="string">
            <text:p text:style-name="P149">Excluded countries list </text:p>
          </table:table-cell>
          <table:table-cell table:style-name="Table39.B2" office:value-type="string">
            <text:p text:style-name="P149">Text</text:p>
          </table:table-cell>
          <table:table-cell table:style-name="Table39.C2" office:value-type="string">
            <text:p text:style-name="P149">A list of country codes (one per line, two letters each) to exclude from statistics collection. </text:p>
            <text:p text:style-name="P149"/>
            <text:p text:style-name="P149">Use "000" (three zeros) to exclude unknown countries. </text:p>
          </table:table-cell>
        </table:table-row>
        <table:table-row>
          <table:table-cell table:style-name="Table39.A3" office:value-type="string">
            <text:p text:style-name="P149">Included countries list </text:p>
          </table:table-cell>
          <table:table-cell table:style-name="Table39.B3" office:value-type="string">
            <text:p text:style-name="P224">Text</text:p>
          </table:table-cell>
          <table:table-cell table:style-name="Table39.C3" office:value-type="string">
            <text:p text:style-name="P149">A list of country codes (one per line, two letters each) to include in statistics collection, if this list is not empty, only visitors from the included countries will be recorded. </text:p>
            <text:p text:style-name="P149"/>
            <text:p text:style-name="P149">Use "000" (three zeros) to exclude unknown countries. </text:p>
          </table:table-cell>
        </table:table-row>
      </table:table>
      <text:p text:style-name="P53"/>
      <text:h text:style-name="P262" text:outline-level="3"><text:span text:style-name="T84">Host</text:span> Exclusions</text:h>
      <text:p text:style-name="P46">The <text:span text:style-name="T84">Host Exclusions</text:span> section contains the <text:span text:style-name="T11">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07">Setting</text:p>
          </table:table-cell>
          <table:table-cell table:style-name="Table40.A1" office:value-type="string">
            <text:p text:style-name="P207">Values</text:p>
          </table:table-cell>
          <table:table-cell table:style-name="Table40.C1" office:value-type="string">
            <text:p text:style-name="P207">Description</text:p>
          </table:table-cell>
        </table:table-row>
        <table:table-row>
          <table:table-cell table:style-name="Table40.A2" office:value-type="string">
            <text:p text:style-name="P150">Excluded countries list </text:p>
          </table:table-cell>
          <table:table-cell table:style-name="Table40.B2" office:value-type="string">
            <text:p text:style-name="P150">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3"> </text:span></text:p>
          </table:table-cell>
        </table:table-row>
      </table:table>
      <text:p text:style-name="P54"/>
      <text:h text:style-name="P247" text:outline-level="3"><text:bookmark-start text:name="__RefHeading__1910_1908797909"/>Site URL Exclusions<text:bookmark-end text:name="__RefHeading__1910_1908797909"/></text:h>
      <text:p text:style-name="P25">The <text:span text:style-name="T14">Site URL Exclusions</text:span> section contains the <text:span text:style-name="T11">settings to control if some of the WordPress pages are excluded from the statistics</text:span>.</text:p>
      <text:p text:style-name="P52"/>
      <text:p text:style-name="P52">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90">Setting</text:p>
          </table:table-cell>
          <table:table-cell table:style-name="Table10.A1" office:value-type="string">
            <text:p text:style-name="P190">Values</text:p>
          </table:table-cell>
          <table:table-cell table:style-name="Table10.C1" office:value-type="string">
            <text:p text:style-name="P190">Description</text:p>
          </table:table-cell>
        </table:table-row>
        <table:table-row>
          <table:table-cell table:style-name="Table10.A3" office:value-type="string">
            <text:p text:style-name="P151">Excluded Login Page</text:p>
          </table:table-cell>
          <table:table-cell table:style-name="Table10.B3" office:value-type="string">
            <text:p text:style-name="P151">On/Off</text:p>
          </table:table-cell>
          <table:table-cell table:style-name="Table10.C3" office:value-type="string">
            <text:p text:style-name="P151">Exclude the login page.</text:p>
          </table:table-cell>
        </table:table-row>
        <table:table-row>
          <table:table-cell table:style-name="Table10.A3" office:value-type="string">
            <text:p text:style-name="P151">Excluded Admin Pages</text:p>
          </table:table-cell>
          <table:table-cell table:style-name="Table10.B3" office:value-type="string">
            <text:p text:style-name="P151">On/Off</text:p>
          </table:table-cell>
          <table:table-cell table:style-name="Table10.C3" office:value-type="string">
            <text:p text:style-name="P151">Exclude all admin pages.</text:p>
          </table:table-cell>
        </table:table-row>
      </table:table>
      <text:h text:style-name="P283" text:outline-level="2"/>
      <text:h text:style-name="P296" text:outline-level="2"><text:bookmark-start text:name="__RefHeading__1912_1908797909"/>GeoIP<text:bookmark-end text:name="__RefHeading__1912_1908797909"/></text:h>
      <text:p text:style-name="P26">The <text:span text:style-name="T15">GeoIP</text:span> page contains the <text:span text:style-name="T11">settings to control the GeoIP data collection</text:span>.</text:p>
      <text:p text:style-name="P55"/>
      <text:p text:style-name="P55">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89">Setting</text:p>
          </table:table-cell>
          <table:table-cell table:style-name="Table11.A1" office:value-type="string">
            <text:p text:style-name="P189">Values</text:p>
          </table:table-cell>
          <table:table-cell table:style-name="Table11.C1" office:value-type="string">
            <text:p text:style-name="P189">Description</text:p>
          </table:table-cell>
        </table:table-row>
        <table:table-row>
          <table:table-cell table:style-name="Table11.A5" office:value-type="string">
            <text:p text:style-name="P156">GeoIP collection</text:p>
          </table:table-cell>
          <table:table-cell table:style-name="Table11.B5" office:value-type="string">
            <text:p text:style-name="P152">On/Off</text:p>
          </table:table-cell>
          <table:table-cell table:style-name="Table11.C5" office:value-type="string">
            <text:p text:style-name="P156">Enable/disable the collection of GeoIP information.</text:p>
          </table:table-cell>
        </table:table-row>
        <table:table-row>
          <table:table-cell table:style-name="Table11.A5" office:value-type="string">
            <text:p text:style-name="P156">Update GeoIP Info</text:p>
          </table:table-cell>
          <table:table-cell table:style-name="Table11.B5" office:value-type="string">
            <text:p text:style-name="P152">On/Off</text:p>
          </table:table-cell>
          <table:table-cell table:style-name="Table11.C5" office:value-type="string">
            <text:p text:style-name="P156">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56">Schedule monthly update of GeoIP DB</text:p>
          </table:table-cell>
          <table:table-cell table:style-name="Table11.B5" office:value-type="string">
            <text:p text:style-name="P152">On/Off</text:p>
          </table:table-cell>
          <table:table-cell table:style-name="Table11.C5" office:value-type="string">
            <text:p text:style-name="P156">WP Statistics can automatically download the new database each month by enabling this option. </text:p>
            <text:p text:style-name="P156"/>
            <text:p text:style-name="P156">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56">Populate missing GeoIP after update of GeoIP DB</text:p>
          </table:table-cell>
          <table:table-cell table:style-name="Table11.B5" office:value-type="string">
            <text:p text:style-name="P152">On/Off</text:p>
          </table:table-cell>
          <table:table-cell table:style-name="Table11.C5" office:value-type="string">
            <text:p text:style-name="P156">After an update to the database is done, you can have WP Statistics automatically try and find missing geolocation information for visitors in the database.</text:p>
          </table:table-cell>
        </table:table-row>
      </table:table>
      <text:h text:style-name="P284" text:outline-level="2"/>
      <text:h text:style-name="P297" text:outline-level="2">borwscap</text:h>
      <text:p text:style-name="P38">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8"/>
      <text:p text:style-name="P99">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9"/>
      <text:p text:style-name="P99">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99">Setting</text:p>
          </table:table-cell>
          <table:table-cell table:style-name="Table30.A1" office:value-type="string">
            <text:p text:style-name="P199">Values</text:p>
          </table:table-cell>
          <table:table-cell table:style-name="Table30.C1" office:value-type="string">
            <text:p text:style-name="P199">Description</text:p>
          </table:table-cell>
        </table:table-row>
        <table:table-row>
          <table:table-cell table:style-name="Table30.A3" office:value-type="string">
            <text:p text:style-name="P157">browscap usage</text:p>
          </table:table-cell>
          <table:table-cell table:style-name="Table30.B3" office:value-type="string">
            <text:p text:style-name="P154">On/Off</text:p>
          </table:table-cell>
          <table:table-cell table:style-name="Table30.C3" office:value-type="string">
            <text:p text:style-name="P157">Enable/disable the <text:span text:style-name="T59">use of the browscap.ini file.</text:span></text:p>
          </table:table-cell>
        </table:table-row>
        <table:table-row>
          <table:table-cell table:style-name="Table30.A3" office:value-type="string">
            <text:p text:style-name="P157">Update <text:span text:style-name="T59">browscap</text:span> Info</text:p>
          </table:table-cell>
          <table:table-cell table:style-name="Table30.B3" office:value-type="string">
            <text:p text:style-name="P154">On/Off</text:p>
          </table:table-cell>
          <table:table-cell table:style-name="Table30.C3" office:value-type="string">
            <text:p text:style-name="P157">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10">Schedule weekly update of browscap DB</text:p>
          </table:table-cell>
          <table:table-cell table:style-name="Table30.B4" office:value-type="string">
            <text:p text:style-name="P154">On/Off</text:p>
          </table:table-cell>
          <table:table-cell table:style-name="Table30.C4" office:value-type="string">
            <text:p text:style-name="P157">WP Statistics can automatically download the new <text:span text:style-name="T59">browscap.ini file on a weekly basis</text:span> by enabling this option. </text:p>
          </table:table-cell>
        </table:table-row>
      </table:table>
      <text:h text:style-name="P285" text:outline-level="2"/>
      <text:h text:style-name="P298" text:outline-level="2"><text:bookmark-start text:name="__RefHeading__1914_1908797909"/>Maintenance<text:bookmark-end text:name="__RefHeading__1914_1908797909"/></text:h>
      <text:p text:style-name="P27">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88">Setting</text:p>
          </table:table-cell>
          <table:table-cell table:style-name="Table12.A1" office:value-type="string">
            <text:p text:style-name="P188">Values</text:p>
          </table:table-cell>
          <table:table-cell table:style-name="Table12.C1" office:value-type="string">
            <text:p text:style-name="P188">Description</text:p>
          </table:table-cell>
        </table:table-row>
        <table:table-row>
          <table:table-cell table:style-name="Table12.A3" office:value-type="string">
            <text:p text:style-name="P158">Run a daily WP Cron job to prune the databases</text:p>
          </table:table-cell>
          <table:table-cell table:style-name="Table12.B3" office:value-type="string">
            <text:p text:style-name="P153">On/Off</text:p>
          </table:table-cell>
          <table:table-cell table:style-name="Table12.C3" office:value-type="string">
            <text:p text:style-name="P158">Enable/disable the running of a daily job to prune the database of old data. <text:s/><text:span text:style-name="T66">Since WP Statistics 8.2 the pruned data will be summarized in to the historical database.</text:span></text:p>
          </table:table-cell>
        </table:table-row>
        <table:table-row>
          <table:table-cell table:style-name="Table12.A3" office:value-type="string">
            <text:p text:style-name="P158">Prune data older than</text:p>
          </table:table-cell>
          <table:table-cell table:style-name="Table12.B3" office:value-type="string">
            <text:p text:style-name="P158">Number</text:p>
          </table:table-cell>
          <table:table-cell table:style-name="Table12.C3" office:value-type="string">
            <text:p text:style-name="P158">The number of days to keep statistics for. Minimum value is 30 days. This means a number above 30 must be entered here.</text:p>
            <text:p text:style-name="P158"/>
            <text:p text:style-name="P158">Invalid values will disable the daily maintenance.</text:p>
          </table:table-cell>
        </table:table-row>
      </table:table>
      <text:p text:style-name="P6"/>
      <text:p text:style-name="P8"/>
      <text:h text:style-name="P299" text:outline-level="2">Removal</text:h>
      <text:p text:style-name="P43">The <text:span text:style-name="T71">Removal</text:span> page <text:span text:style-name="T71">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03">Setting</text:p>
          </table:table-cell>
          <table:table-cell table:style-name="Table34.A1" office:value-type="string">
            <text:p text:style-name="P203">Values</text:p>
          </table:table-cell>
          <table:table-cell table:style-name="Table34.C1" office:value-type="string">
            <text:p text:style-name="P203">Description</text:p>
          </table:table-cell>
        </table:table-row>
        <table:table-row>
          <table:table-cell table:style-name="Table34.A2" office:value-type="string">
            <text:p text:style-name="P159">Remove data and settings </text:p>
          </table:table-cell>
          <table:table-cell table:style-name="Table34.B2" office:value-type="string">
            <text:p text:style-name="P155">On/Off</text:p>
          </table:table-cell>
          <table:table-cell table:style-name="Table34.C2" office:value-type="string">
            <text:p text:style-name="P159">Remove data and settings, this action cannot be undone. </text:p>
          </table:table-cell>
        </table:table-row>
      </table:table>
      <text:h text:style-name="P286" text:outline-level="2"/>
      <text:h text:style-name="P286" text:outline-level="2"><text:bookmark-start text:name="__RefHeading__2572_763938987"/>About<text:bookmark-end text:name="__RefHeading__2572_763938987"/></text:h>
      <text:p text:style-name="P36">The <text:span text:style-name="T46">About </text:span>page contains <text:span text:style-name="T46">version information and other details of the plugin you may find useful</text:span>.</text:p>
      <text:p text:style-name="P9"/>
      <text:h text:style-name="P273" text:outline-level="1"><text:bookmark-start text:name="__RefHeading__115_1031655526"/>Optimization <text:span text:style-name="T2">Page</text:span><text:bookmark-end text:name="__RefHeading__115_1031655526"/></text:h>
      <text:p text:style-name="P17">The <text:span text:style-name="T17">Optimization page will allow you to do some basic maintenance tasks related to WP Statistics</text:span>.</text:p>
      <text:p text:style-name="P17"/>
      <text:p text:style-name="P17">The <text:span text:style-name="T17">optimization</text:span> page looks like this:</text:p>
      <text:p text:style-name="P56"><draw:frame draw:style-name="fr3" draw:name="Image6" text:anchor-type="paragraph" svg:width="17.59cm" svg:height="14.353cm" draw:z-index="13"><draw:image xlink:href="Pictures/10000201000004190000035841E4867C.png" xlink:type="simple" xlink:show="embed" xlink:actuate="onLoad"/></draw:frame></text:p>
      <text:p text:style-name="P56">It has <text:span text:style-name="T66">six</text:span> tabs; Resources/Information, Export, Purging, <text:span text:style-name="T51">Database</text:span>, <text:span text:style-name="T36">Updates and Historical.</text:span></text:p>
      <text:h text:style-name="P287" text:outline-level="2"/>
      <text:h text:style-name="P300" text:outline-level="2"><text:bookmark-start text:name="__RefHeading__1916_1908797909"/>Resources/Information<text:bookmark-end text:name="__RefHeading__1916_1908797909"/></text:h>
      <text:p text:style-name="P28">The <text:span text:style-name="T17">Resources/Information</text:span> page has <text:span text:style-name="T66">4</text:span> subsections to it; <text:span text:style-name="T17">Resources</text:span>, <text:span text:style-name="T17">Version Info, File Info</text:span> and <text:span text:style-name="T17">Client Info</text:span>.</text:p>
      <text:h text:style-name="P248" text:outline-level="3"><text:bookmark-start text:name="__RefHeading__709_9125836642"/>Resources<text:bookmark-end text:name="__RefHeading__709_9125836642"/></text:h>
      <text:p text:style-name="P28">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87">Setting</text:p>
          </table:table-cell>
          <table:table-cell table:style-name="Table13.A1" office:value-type="string">
            <text:p text:style-name="P187">Values</text:p>
          </table:table-cell>
          <table:table-cell table:style-name="Table13.C1" office:value-type="string">
            <text:p text:style-name="P187">Description</text:p>
          </table:table-cell>
        </table:table-row>
        <table:table-row>
          <table:table-cell table:style-name="Table13.A8" office:value-type="string">
            <text:p text:style-name="P160">Memory usage in PHP</text:p>
          </table:table-cell>
          <table:table-cell table:style-name="Table13.B8" office:value-type="string">
            <text:p text:style-name="P160">Bytes</text:p>
          </table:table-cell>
          <table:table-cell table:style-name="Table13.C8" office:value-type="string">
            <text:p text:style-name="P160">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74">Last Overview page memory usage </text:p>
          </table:table-cell>
          <table:table-cell table:style-name="Table13.B8" office:value-type="string">
            <text:p text:style-name="P218">Bytes</text:p>
          </table:table-cell>
          <table:table-cell table:style-name="Table13.C8" office:value-type="string">
            <text:p text:style-name="P218">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74">PHP Memory Limit</text:p>
          </table:table-cell>
          <table:table-cell table:style-name="Table13.B8" office:value-type="string">
            <text:p text:style-name="P174">N/A</text:p>
          </table:table-cell>
          <table:table-cell table:style-name="Table13.C8" office:value-type="string">
            <text:p text:style-name="P174">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60">Number of rows in the wp_statistics_useronline table</text:p>
          </table:table-cell>
          <table:table-cell table:style-name="Table13.B8" office:value-type="string">
            <text:p text:style-name="P160">Rows</text:p>
          </table:table-cell>
          <table:table-cell table:style-name="Table13.C8" office:value-type="string">
            <text:p text:style-name="P160">The number of rows in the users online table.</text:p>
          </table:table-cell>
        </table:table-row>
        <table:table-row>
          <table:table-cell table:style-name="Table13.A8" office:value-type="string">
            <text:p text:style-name="P160">Number of rows in the wp_statistics_visit table</text:p>
          </table:table-cell>
          <table:table-cell table:style-name="Table13.B8" office:value-type="string">
            <text:p text:style-name="P160">Rows</text:p>
          </table:table-cell>
          <table:table-cell table:style-name="Table13.C8" office:value-type="string">
            <text:p text:style-name="P160">The number of rows in the visits table.</text:p>
          </table:table-cell>
        </table:table-row>
        <table:table-row>
          <table:table-cell table:style-name="Table13.A8" office:value-type="string">
            <text:p text:style-name="P160">Number of rows in the wp_statistics_visitor table</text:p>
          </table:table-cell>
          <table:table-cell table:style-name="Table13.B8" office:value-type="string">
            <text:p text:style-name="P160">Rows</text:p>
          </table:table-cell>
          <table:table-cell table:style-name="Table13.C8" office:value-type="string">
            <text:p text:style-name="P160">The number of rows in the visitors table.</text:p>
          </table:table-cell>
        </table:table-row>
        <table:table-row>
          <table:table-cell table:style-name="Table13.A8" office:value-type="string">
            <text:p text:style-name="P160">Number of rows in the wp_statistics_<text:span text:style-name="T60">exclusions</text:span> table</text:p>
          </table:table-cell>
          <table:table-cell table:style-name="Table13.B8" office:value-type="string">
            <text:p text:style-name="P160">Rows</text:p>
          </table:table-cell>
          <table:table-cell table:style-name="Table13.C8" office:value-type="string">
            <text:p text:style-name="P160">The number of rows in the <text:span text:style-name="T60">exclusions</text:span> table.</text:p>
          </table:table-cell>
        </table:table-row>
        <table:table-row>
          <table:table-cell table:style-name="Table13.A10" office:value-type="string">
            <text:p text:style-name="P160">Number of rows in the wp_statistics_<text:span text:style-name="T60">pages</text:span> table</text:p>
          </table:table-cell>
          <table:table-cell table:style-name="Table13.B10" office:value-type="string">
            <text:p text:style-name="P160">Rows</text:p>
          </table:table-cell>
          <table:table-cell table:style-name="Table13.C10" office:value-type="string">
            <text:p text:style-name="P160">The number of rows in the <text:span text:style-name="T60">pages</text:span> table.</text:p>
          </table:table-cell>
        </table:table-row>
        <table:table-row>
          <table:table-cell table:style-name="Table13.A10" office:value-type="string">
            <text:p text:style-name="P160">Number of rows in the wp_statistics_<text:span text:style-name="T75">historical</text:span> table</text:p>
          </table:table-cell>
          <table:table-cell table:style-name="Table13.B10" office:value-type="string">
            <text:p text:style-name="P160">Rows</text:p>
          </table:table-cell>
          <table:table-cell table:style-name="Table13.C10" office:value-type="string">
            <text:p text:style-name="P160">The number of rows in the <text:span text:style-name="T75">historical</text:span> table.</text:p>
          </table:table-cell>
        </table:table-row>
      </table:table>
      <text:p text:style-name="P28"/>
      <text:h text:style-name="P249" text:outline-level="3"/>
      <text:h text:style-name="P263" text:outline-level="3"><text:bookmark-start text:name="__RefHeading__1918_1908797909"/>Version Info<text:bookmark-end text:name="__RefHeading__1918_1908797909"/></text:h>
      <text:p text:style-name="P29">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86">Setting</text:p>
          </table:table-cell>
          <table:table-cell table:style-name="Table14.A1" office:value-type="string">
            <text:p text:style-name="P186">Values</text:p>
          </table:table-cell>
          <table:table-cell table:style-name="Table14.C1" office:value-type="string">
            <text:p text:style-name="P186">Description</text:p>
          </table:table-cell>
        </table:table-row>
        <table:table-row>
          <table:table-cell table:style-name="Table14.A7" office:value-type="string">
            <text:p text:style-name="P161">WP Statistics Version</text:p>
          </table:table-cell>
          <table:table-cell table:style-name="Table14.B7" office:value-type="string">
            <text:p text:style-name="P161">Version</text:p>
          </table:table-cell>
          <table:table-cell table:style-name="Table14.C7" office:value-type="string">
            <text:p text:style-name="P161">The version of the plug-in.</text:p>
          </table:table-cell>
        </table:table-row>
        <table:table-row>
          <table:table-cell table:style-name="Table14.A7" office:value-type="string">
            <text:p text:style-name="P161">PHP Version</text:p>
          </table:table-cell>
          <table:table-cell table:style-name="Table14.B7" office:value-type="string">
            <text:p text:style-name="P161">Version</text:p>
          </table:table-cell>
          <table:table-cell table:style-name="Table14.C7" office:value-type="string">
            <text:p text:style-name="P161">The version of PHP.</text:p>
          </table:table-cell>
        </table:table-row>
        <table:table-row>
          <table:table-cell table:style-name="Table14.A7" office:value-type="string">
            <text:p text:style-name="P161">PHP Safe Mode</text:p>
          </table:table-cell>
          <table:table-cell table:style-name="Table14.B7" office:value-type="string">
            <text:p text:style-name="P161">Yes/No</text:p>
          </table:table-cell>
          <table:table-cell table:style-name="Table14.C7" office:value-type="string">
            <text:p text:style-name="P161">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61">jQuery Version</text:p>
          </table:table-cell>
          <table:table-cell table:style-name="Table14.B7" office:value-type="string">
            <text:p text:style-name="P161">Version</text:p>
          </table:table-cell>
          <table:table-cell table:style-name="Table14.C7" office:value-type="string">
            <text:p text:style-name="P161">The version of jQuery.</text:p>
          </table:table-cell>
        </table:table-row>
        <table:table-row>
          <table:table-cell table:style-name="Table14.A7" office:value-type="string">
            <text:p text:style-name="P161">cURL Version</text:p>
          </table:table-cell>
          <table:table-cell table:style-name="Table14.B7" office:value-type="string">
            <text:p text:style-name="P161">Version</text:p>
          </table:table-cell>
          <table:table-cell table:style-name="Table14.C7" office:value-type="string">
            <text:p text:style-name="P161">The PHP cURL Extension version you are running. cURL is required for the GeoIP code, if it is not installed GeoIP will be disabled.</text:p>
          </table:table-cell>
        </table:table-row>
        <table:table-row>
          <table:table-cell table:style-name="Table14.A7" office:value-type="string">
            <text:p text:style-name="P161">BC Math</text:p>
          </table:table-cell>
          <table:table-cell table:style-name="Table14.B7" office:value-type="string">
            <text:p text:style-name="P161">Yes/No</text:p>
          </table:table-cell>
          <table:table-cell table:style-name="Table14.C7" office:value-type="string">
            <text:p text:style-name="P211"><text:span text:style-name="T18">If the PHP BC Math Extension is installed. </text:span>BC Math is no longer required for the GeoIP code and is listed here only for historical reasons. </text:p>
          </table:table-cell>
        </table:table-row>
      </table:table>
      <text:p text:style-name="P29"/>
      <text:h text:style-name="P251" text:outline-level="3"><text:bookmark-start text:name="__RefHeading__1920_1908797909"/><text:span text:style-name="T61">File</text:span> Info<text:bookmark-end text:name="__RefHeading__1920_1908797909"/></text:h>
      <text:p text:style-name="P30">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85">Setting</text:p>
          </table:table-cell>
          <table:table-cell table:style-name="Table15.A1" office:value-type="string">
            <text:p text:style-name="P185">Values</text:p>
          </table:table-cell>
          <table:table-cell table:style-name="Table15.C1" office:value-type="string">
            <text:p text:style-name="P185">Description</text:p>
          </table:table-cell>
        </table:table-row>
        <table:table-row>
          <table:table-cell table:style-name="Table15.A4" office:value-type="string">
            <text:p text:style-name="P162">GeoIP Database </text:p>
          </table:table-cell>
          <table:table-cell table:style-name="Table15.B4" office:value-type="string">
            <text:p text:style-name="P212">Size/Date</text:p>
          </table:table-cell>
          <table:table-cell table:style-name="Table15.C4" office:value-type="string">
            <text:p text:style-name="P212">The file size and date of the GeoIP database installed on your system.</text:p>
          </table:table-cell>
        </table:table-row>
        <table:table-row>
          <table:table-cell table:style-name="Table15.A4" office:value-type="string">
            <text:p text:style-name="P162">browscap.ini File </text:p>
          </table:table-cell>
          <table:table-cell table:style-name="Table15.B4" office:value-type="string">
            <text:p text:style-name="P162">S<text:span text:style-name="T61">ize/Date</text:span></text:p>
          </table:table-cell>
          <table:table-cell table:style-name="Table15.C4" office:value-type="string">
            <text:p text:style-name="P212">The file size and date of the browscap.ini installed on your system.</text:p>
          </table:table-cell>
        </table:table-row>
        <table:table-row>
          <table:table-cell table:style-name="Table15.A4" office:value-type="string">
            <text:p text:style-name="P162"><text:span text:style-name="T62">b</text:span>rowscap <text:span text:style-name="T62">Cache</text:span> File </text:p>
          </table:table-cell>
          <table:table-cell table:style-name="Table15.B4" office:value-type="string">
            <text:p text:style-name="P162">S<text:span text:style-name="T61">ize/Date</text:span></text:p>
          </table:table-cell>
          <table:table-cell table:style-name="Table15.C4" office:value-type="string">
            <text:p text:style-name="P212">The file size and date of the browscap <text:span text:style-name="T62">cache file</text:span> installed on your system.</text:p>
          </table:table-cell>
        </table:table-row>
      </table:table>
      <text:h text:style-name="P289" text:outline-level="2"/>
      <text:h text:style-name="P250" text:outline-level="3"/>
      <text:h text:style-name="P264" text:outline-level="3"><text:span text:style-name="T19">Client</text:span> Info</text:h>
      <text:p text:style-name="P39">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00">Setting</text:p>
          </table:table-cell>
          <table:table-cell table:style-name="Table31.A1" office:value-type="string">
            <text:p text:style-name="P200">Values</text:p>
          </table:table-cell>
          <table:table-cell table:style-name="Table31.C1" office:value-type="string">
            <text:p text:style-name="P200">Description</text:p>
          </table:table-cell>
        </table:table-row>
        <table:table-row>
          <table:table-cell table:style-name="Table31.A6" office:value-type="string">
            <text:p text:style-name="P163">Client IP</text:p>
          </table:table-cell>
          <table:table-cell table:style-name="Table31.B6" office:value-type="string">
            <text:p text:style-name="P163">IP Address</text:p>
          </table:table-cell>
          <table:table-cell table:style-name="Table31.C6" office:value-type="string">
            <text:p text:style-name="P163">The IP address you are currently connected from.</text:p>
          </table:table-cell>
        </table:table-row>
        <table:table-row>
          <table:table-cell table:style-name="Table31.A6" office:value-type="string">
            <text:p text:style-name="P163">User Agent</text:p>
          </table:table-cell>
          <table:table-cell table:style-name="Table31.B6" office:value-type="string">
            <text:p text:style-name="P163">String</text:p>
          </table:table-cell>
          <table:table-cell table:style-name="Table31.C6" office:value-type="string">
            <text:p text:style-name="P163">Your user agent string.</text:p>
          </table:table-cell>
        </table:table-row>
        <table:table-row>
          <table:table-cell table:style-name="Table31.A6" office:value-type="string">
            <text:p text:style-name="P219">Browser</text:p>
          </table:table-cell>
          <table:table-cell table:style-name="Table31.B6" office:value-type="string">
            <text:p text:style-name="P219">String</text:p>
          </table:table-cell>
          <table:table-cell table:style-name="Table31.C6" office:value-type="string">
            <text:p text:style-name="P219">The detected browser you are running.</text:p>
          </table:table-cell>
        </table:table-row>
        <table:table-row>
          <table:table-cell table:style-name="Table31.A6" office:value-type="string">
            <text:p text:style-name="P219">Version</text:p>
          </table:table-cell>
          <table:table-cell table:style-name="Table31.B6" office:value-type="string">
            <text:p text:style-name="P219">String</text:p>
          </table:table-cell>
          <table:table-cell table:style-name="Table31.C6" office:value-type="string">
            <text:p text:style-name="P219">The detected browser version you are running.</text:p>
          </table:table-cell>
        </table:table-row>
        <table:table-row>
          <table:table-cell table:style-name="Table31.A6" office:value-type="string">
            <text:p text:style-name="P221">Platform</text:p>
          </table:table-cell>
          <table:table-cell table:style-name="Table31.B6" office:value-type="string">
            <text:p text:style-name="P219">String</text:p>
          </table:table-cell>
          <table:table-cell table:style-name="Table31.C6" office:value-type="string">
            <text:p text:style-name="P219">The detected platform you have.</text:p>
          </table:table-cell>
        </table:table-row>
      </table:table>
      <text:h text:style-name="P288" text:outline-level="2"/>
      <text:h text:style-name="P301" text:outline-level="2"><text:bookmark-start text:name="__RefHeading__1922_1908797909"/>Export<text:bookmark-end text:name="__RefHeading__1922_1908797909"/></text:h>
      <text:p text:style-name="P31">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84">Setting</text:p>
          </table:table-cell>
          <table:table-cell table:style-name="Table16.A1" office:value-type="string">
            <text:p text:style-name="P184">Values</text:p>
          </table:table-cell>
          <table:table-cell table:style-name="Table16.C1" office:value-type="string">
            <text:p text:style-name="P184">Description</text:p>
          </table:table-cell>
        </table:table-row>
        <table:table-row>
          <table:table-cell table:style-name="Table16.A4" office:value-type="string">
            <text:p text:style-name="P164">Export from</text:p>
          </table:table-cell>
          <table:table-cell table:style-name="Table16.B4" office:value-type="string">
            <text:p text:style-name="P164">Table name</text:p>
          </table:table-cell>
          <table:table-cell table:style-name="Table16.C4" office:value-type="string">
            <text:p text:style-name="P164">You can export from the three primary data tables.</text:p>
          </table:table-cell>
        </table:table-row>
        <table:table-row>
          <table:table-cell table:style-name="Table16.A4" office:value-type="string">
            <text:p text:style-name="P164">Export To:</text:p>
          </table:table-cell>
          <table:table-cell table:style-name="Table16.B4" office:value-type="string">
            <text:p text:style-name="P164">Excel, XML, CSV, TSV</text:p>
          </table:table-cell>
          <table:table-cell table:style-name="Table16.C4" office:value-type="string">
            <text:p text:style-name="P164">The format to export to. <text:s/></text:p>
            <text:p text:style-name="P164"/>
            <text:p text:style-name="P164">Excel will export an XML formatted XLS file (you may see a warning from Excel about the file not being in the correct format, you can ignore it).</text:p>
            <text:p text:style-name="P164"/>
            <text:p text:style-name="P164">XML will export an XML formatted file.</text:p>
            <text:p text:style-name="P164"/>
            <text:p text:style-name="P164">CSV will export a comma separated value file.</text:p>
            <text:p text:style-name="P164"/>
            <text:p text:style-name="P164">TSV will export a tab separated value file.</text:p>
          </table:table-cell>
        </table:table-row>
        <table:table-row>
          <table:table-cell table:style-name="Table16.A4" office:value-type="string">
            <text:p text:style-name="P164">Include Header Row</text:p>
          </table:table-cell>
          <table:table-cell table:style-name="Table16.B4" office:value-type="string">
            <text:p text:style-name="P164">On/Off</text:p>
          </table:table-cell>
          <table:table-cell table:style-name="Table16.C4" office:value-type="string">
            <text:p text:style-name="P164">Include a header row as the first line of the exported file.</text:p>
          </table:table-cell>
        </table:table-row>
      </table:table>
      <text:p text:style-name="P7"/>
      <text:p text:style-name="P31"/>
      <text:h text:style-name="P302" text:outline-level="2"><text:bookmark-start text:name="__RefHeading__1924_1908797909"/>Purging<text:bookmark-end text:name="__RefHeading__1924_1908797909"/></text:h>
      <text:p text:style-name="P32">The <text:span text:style-name="T21">Purging</text:span> page has <text:span text:style-name="T21">2</text:span> subsections to it; <text:span text:style-name="T21">Data </text:span>and <text:span text:style-name="T21">Delete User Agent Types</text:span>.</text:p>
      <text:h text:style-name="P252" text:outline-level="3"><text:bookmark-start text:name="__RefHeading__709_91258366421"/>Data<text:bookmark-end text:name="__RefHeading__709_91258366421"/></text:h>
      <text:p text:style-name="P32">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3">Setting</text:p>
          </table:table-cell>
          <table:table-cell table:style-name="Table17.A1" office:value-type="string">
            <text:p text:style-name="P183">Values</text:p>
          </table:table-cell>
          <table:table-cell table:style-name="Table17.C1" office:value-type="string">
            <text:p text:style-name="P183">Description</text:p>
          </table:table-cell>
        </table:table-row>
        <table:table-row>
          <table:table-cell table:style-name="Table17.A3" office:value-type="string">
            <text:p text:style-name="P166">Empty Table</text:p>
          </table:table-cell>
          <table:table-cell table:style-name="Table17.B3" office:value-type="string">
            <text:p text:style-name="P165">Table name</text:p>
          </table:table-cell>
          <table:table-cell table:style-name="Table17.C3" office:value-type="string">
            <text:p text:style-name="P166">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68">Purge records older than</text:p>
          </table:table-cell>
          <table:table-cell table:style-name="Table17.B3" office:value-type="string">
            <text:p text:style-name="P168">Number</text:p>
          </table:table-cell>
          <table:table-cell table:style-name="Table17.C3" office:value-type="string">
            <text:p text:style-name="P169">Deleted user statistics data older than the selected number of days. Minimum value is 30 days. <text:s/><text:span text:style-name="T66">Since WP Statistics 8.2 the pruned data will be summarized in to the historical database.</text:span></text:p>
          </table:table-cell>
        </table:table-row>
      </table:table>
      <text:p text:style-name="P32"/>
      <text:h text:style-name="P253" text:outline-level="3"><text:bookmark-start text:name="__RefHeading__1926_1908797909"/>Delete User Agent Types<text:bookmark-end text:name="__RefHeading__1926_1908797909"/></text:h>
      <text:p text:style-name="P33">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09">Setting</text:p>
          </table:table-cell>
          <table:table-cell table:style-name="Table18.A1" office:value-type="string">
            <text:p text:style-name="P209">Values</text:p>
          </table:table-cell>
          <table:table-cell table:style-name="Table18.C1" office:value-type="string">
            <text:p text:style-name="P209">Description</text:p>
          </table:table-cell>
        </table:table-row>
        <table:table-row>
          <table:table-cell table:style-name="Table18.A3" office:value-type="string">
            <text:p text:style-name="P168">Delete Agents</text:p>
          </table:table-cell>
          <table:table-cell table:style-name="Table18.B3" office:value-type="string">
            <text:p text:style-name="P168">Agent name</text:p>
          </table:table-cell>
          <table:table-cell table:style-name="Table18.C3" office:value-type="string">
            <text:p text:style-name="P167">This will delete ALL <text:span text:style-name="T22">visitors with the selected agent type.</text:span></text:p>
          </table:table-cell>
        </table:table-row>
        <table:table-row>
          <table:table-cell table:style-name="Table18.A3" office:value-type="string">
            <text:p text:style-name="P168">Delete Platforms</text:p>
          </table:table-cell>
          <table:table-cell table:style-name="Table18.B3" office:value-type="string">
            <text:p text:style-name="P168">Platform name</text:p>
          </table:table-cell>
          <table:table-cell table:style-name="Table18.C3" office:value-type="string">
            <text:p text:style-name="P168">This will delete ALL visitors with the selected platform.</text:p>
          </table:table-cell>
        </table:table-row>
      </table:table>
      <text:h text:style-name="P290" text:outline-level="2"/>
      <text:h text:style-name="P303" text:outline-level="2"><text:bookmark-start text:name="__RefHeading__2669_68144258"/>Database<text:bookmark-end text:name="__RefHeading__2669_68144258"/></text:h>
      <text:p text:style-name="P40">The <text:span text:style-name="T51">Database page</text:span> <text:span text:style-name="T21">allows you to rerun the install routine or add a unique index to the Visitors table to protect against duplicate entries. <text:s/></text:span></text:p>
      <text:h text:style-name="P254" text:outline-level="3">Database Setup</text:h>
      <text:p text:style-name="P100">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0">This option will let you re-run the WP Statistics setup routine without having to manipulate the WordPress options table or the WP Statistics code.</text:p>
      <text:p text:style-name="P100">This should only be done as a last resort.</text:p>
      <text:h text:style-name="P254" text:outline-level="3">Database Index</text:h>
      <text:p text:style-name="P103">This only needs to be done on older installs and if the index already exists this page will inform you there is nothing to do.</text:p>
      <text:p text:style-name="P87">Otherwise you will be presented with a button to add the index to the table.</text:p>
      <text:h text:style-name="P291" text:outline-level="2"/>
      <text:h text:style-name="P304" text:outline-level="2"><text:bookmark-start text:name="__RefHeading__1928_1908797909"/>Updates<text:bookmark-end text:name="__RefHeading__1928_1908797909"/></text:h>
      <text:p text:style-name="P101">The Updates page allows you to update data in the database for GeoIP and Hash IP addresses.</text:p>
      <text:h text:style-name="P255"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82">Setting</text:p>
          </table:table-cell>
          <table:table-cell table:style-name="Table19.A1" office:value-type="string">
            <text:p text:style-name="P182">Values</text:p>
          </table:table-cell>
          <table:table-cell table:style-name="Table19.C1" office:value-type="string">
            <text:p text:style-name="P182">Description</text:p>
          </table:table-cell>
        </table:table-row>
        <table:table-row>
          <table:table-cell table:style-name="Table19.A2" office:value-type="string">
            <text:p text:style-name="P170">Countries</text:p>
          </table:table-cell>
          <table:table-cell table:style-name="Table19.B2" office:value-type="string">
            <text:p text:style-name="P170">N/A</text:p>
          </table:table-cell>
          <table:table-cell table:style-name="Table19.C2" office:value-type="string">
            <text:p text:style-name="P170">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70"/>
            <text:p text:style-name="P213">Note if you have selected to hash the IP addresses then this will not function for those entires with hashed values.</text:p>
          </table:table-cell>
        </table:table-row>
      </table:table>
      <text:p text:style-name="P41"/>
      <text:h text:style-name="P255"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01">Setting</text:p>
          </table:table-cell>
          <table:table-cell table:style-name="Table32.A1" office:value-type="string">
            <text:p text:style-name="P201">Values</text:p>
          </table:table-cell>
          <table:table-cell table:style-name="Table32.C1" office:value-type="string">
            <text:p text:style-name="P201">Description</text:p>
          </table:table-cell>
        </table:table-row>
        <table:table-row>
          <table:table-cell table:style-name="Table32.A2" office:value-type="string">
            <text:p text:style-name="P180">Hash IP Addresses</text:p>
          </table:table-cell>
          <table:table-cell table:style-name="Table32.B2" office:value-type="string">
            <text:p text:style-name="P171">N/A</text:p>
          </table:table-cell>
          <table:table-cell table:style-name="Table32.C2" office:value-type="string">
            <text:p text:style-name="P171">Selecting the “Update Now!” button will <text:span text:style-name="T53">replace all IP addresses in the database with hash values.</text:span></text:p>
            <text:p text:style-name="P171"/>
            <text:p text:style-name="P180">You will not be able to recover the IP addresses in the future to <text:span text:style-name="T54">populate</text:span> location information if this is selected.</text:p>
          </table:table-cell>
        </table:table-row>
      </table:table>
      <text:h text:style-name="P305" text:outline-level="2">Historical</text:h>
      <text:p text:style-name="P102">The <text:span text:style-name="T67">Historical</text:span> page <text:span text:style-name="T67">allows you to configure the values to add to the total visits and visitors for your site</text:span>. <text:s/><text:span text:style-name="T67">These values are auto incremented when any purging of data is done. <text:s/>Purging data also records page hits, however there is no user interface available for changing the values for page entries.</text:span></text:p>
      <text:p text:style-name="P104">Note that if you use the purge function in the optimization page you should reload the page before editing these numbers as they will not be <text:span text:style-name="T68">accurate.</text:span></text:p>
      <text:h text:style-name="P256"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02">Setting</text:p>
          </table:table-cell>
          <table:table-cell table:style-name="Table33.A1" office:value-type="string">
            <text:p text:style-name="P202">Values</text:p>
          </table:table-cell>
          <table:table-cell table:style-name="Table33.C1" office:value-type="string">
            <text:p text:style-name="P202">Description</text:p>
          </table:table-cell>
        </table:table-row>
        <table:table-row>
          <table:table-cell table:style-name="Table33.A3" office:value-type="string">
            <text:p text:style-name="P217">Visitors</text:p>
          </table:table-cell>
          <table:table-cell table:style-name="Table33.B3" office:value-type="string">
            <text:p text:style-name="P217">Number</text:p>
          </table:table-cell>
          <table:table-cell table:style-name="Table33.C3" office:value-type="string">
            <text:p text:style-name="P217">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17">Visits</text:p>
          </table:table-cell>
          <table:table-cell table:style-name="Table33.B3" office:value-type="string">
            <text:p text:style-name="P217">Number</text:p>
          </table:table-cell>
          <table:table-cell table:style-name="Table33.C3" office:value-type="string">
            <text:p text:style-name="P217">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65" text:outline-level="1"/>
      <text:h text:style-name="P274" text:outline-level="1"><text:bookmark-start text:name="__RefHeading__117_1031655526"/>Overview Page<text:bookmark-end text:name="__RefHeading__117_1031655526"/></text:h>
      <text:p text:style-name="P57">The Overview page gives you a quick summary of all the statistics available, it looks like this:</text:p>
      <text:p text:style-name="P57"><draw:frame draw:style-name="fr4" draw:name="Image7" text:anchor-type="paragraph" svg:width="11.857cm" svg:height="18.281cm" draw:z-index="12"><draw:image xlink:href="Pictures/100000000000043D0000068976B46CDB.png" xlink:type="simple" xlink:show="embed" xlink:actuate="onLoad"/></draw:frame></text:p>
      <text:p text:style-name="P124">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7">Each widget is comprised of a header bar and a statistical body. <text:s/>The header contains three areas:</text:p>
      <text:p text:style-name="P57"><draw:frame draw:style-name="fr1" draw:name="Image8" text:anchor-type="paragraph" svg:width="10.753cm" svg:height="0.974cm" draw:z-index="4"><draw:image xlink:href="Pictures/10000000000001FC0000002EF5D33155.png" xlink:type="simple" xlink:show="embed" xlink:actuate="onLoad"/></draw:frame></text:p>
      <text:p text:style-name="P57">The title (Browsers in the above example), a “more” link (if applicable) and a “Minimize/Maximize” control (on the far right).</text:p>
      <text:p text:style-name="P57"/>
      <text:p text:style-name="P58">The “more” link will take you to a <text:span text:style-name="T36">separate</text:span> page with additional or more comprehensive statistics on the related items.</text:p>
      <text:p text:style-name="P57"/>
      <text:p text:style-name="P57">The “Minimize/Maximize” control will collapse/expand the widget. <text:s/>Note that the state of the widget is not saved between page views so they will re-expand the next time you visit the overview page.</text:p>
      <text:p text:style-name="P57"/>
      <text:p text:style-name="P57">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2">Widget</text:p>
          </table:table-cell>
          <table:table-cell table:style-name="Table20.B1" office:value-type="string">
            <text:p text:style-name="P229">Description</text:p>
          </table:table-cell>
        </table:table-row>
        <table:table-row>
          <table:table-cell table:style-name="Table20.A13" office:value-type="string">
            <text:p text:style-name="P57">Summary Statistics</text:p>
          </table:table-cell>
          <table:table-cell table:style-name="Table20.B13" office:value-type="string">
            <text:p text:style-name="P60">This displays today's and yesterday's statistics for the site. <text:s/>This includes the number of users currently online, visits, visitors and search engine referrals.</text:p>
            <text:p text:style-name="P60">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7"><text:span text:style-name="T48">Top 10 </text:span>Browsers</text:p>
          </table:table-cell>
          <table:table-cell table:style-name="Table20.B13" office:value-type="string">
            <text:p text:style-name="P60">This displays a pie chart (not configurable) of the <text:span text:style-name="T48">top ten </text:span>browser types that have visited your site.</text:p>
          </table:table-cell>
        </table:table-row>
        <table:table-row>
          <table:table-cell table:style-name="Table20.A13" office:value-type="string">
            <text:p text:style-name="P57">Top <text:span text:style-name="T65">R</text:span>eferring <text:span text:style-name="T65">S</text:span>ites</text:p>
          </table:table-cell>
          <table:table-cell table:style-name="Table20.B13" office:value-type="string">
            <text:p text:style-name="P60">This displays the top 10 sites that have referred visitors to your site.</text:p>
          </table:table-cell>
        </table:table-row>
        <table:table-row>
          <table:table-cell table:style-name="Table20.A13" office:value-type="string">
            <text:p text:style-name="P57">Top 10 Countries</text:p>
          </table:table-cell>
          <table:table-cell table:style-name="Table20.B13" office:value-type="string">
            <text:p text:style-name="P60">This displays the top 10 countries of the visitors to your site.</text:p>
          </table:table-cell>
        </table:table-row>
        <text:soft-page-break/>
        <table:table-row>
          <table:table-cell table:style-name="Table20.A13" office:value-type="string">
            <text:p text:style-name="P57">About</text:p>
          </table:table-cell>
          <table:table-cell table:style-name="Table20.B13" office:value-type="string">
            <text:p text:style-name="P60">This provides some details about the plug-in and the donation links.</text:p>
          </table:table-cell>
        </table:table-row>
        <table:table-row>
          <table:table-cell table:style-name="Table20.A13" office:value-type="string">
            <text:p text:style-name="P57">To<text:span text:style-name="T23">day</text:span> <text:span text:style-name="T65">V</text:span>isitors <text:span text:style-name="T65">M</text:span>ap</text:p>
          </table:table-cell>
          <table:table-cell table:style-name="Table20.B13" office:value-type="string">
            <text:p text:style-name="P60">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7">Hits Statistic<text:span text:style-name="T65">s</text:span></text:p>
          </table:table-cell>
          <table:table-cell table:style-name="Table20.B13" office:value-type="string">
            <text:p text:style-name="P60">This displays your visit and visitor counts in a graph <text:span text:style-name="T36">format</text:span> for the last 20 days.</text:p>
          </table:table-cell>
        </table:table-row>
        <table:table-row>
          <table:table-cell table:style-name="Table20.A13" office:value-type="string">
            <text:p text:style-name="P57">Search Engine Referrals</text:p>
          </table:table-cell>
          <table:table-cell table:style-name="Table20.B13" office:value-type="string">
            <text:p text:style-name="P60">This displays the number of referrals you have received from search engines for the last 20 days.</text:p>
          </table:table-cell>
        </table:table-row>
        <table:table-row>
          <table:table-cell table:style-name="Table20.A13" office:value-type="string">
            <text:p text:style-name="P57">Latest Search Words</text:p>
          </table:table-cell>
          <table:table-cell table:style-name="Table20.B13" office:value-type="string">
            <text:p text:style-name="P60">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7">Top <text:span text:style-name="T65">10 </text:span>Pages</text:p>
          </table:table-cell>
          <table:table-cell table:style-name="Table20.B13" office:value-type="string">
            <text:p text:style-name="P60">This displays the top 10 pages that are visited for your site.</text:p>
          </table:table-cell>
        </table:table-row>
        <table:table-row>
          <table:table-cell table:style-name="Table20.A13" office:value-type="string">
            <text:p text:style-name="P57">Recent Visitors</text:p>
          </table:table-cell>
          <table:table-cell table:style-name="Table20.B13" office:value-type="string">
            <text:p text:style-name="P60">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1">Top 10 Visitors Today</text:p>
          </table:table-cell>
          <table:table-cell table:style-name="Table20.B13" office:value-type="string">
            <text:p text:style-name="P121">This displays the top 10 visitors today based on the number of times they have visited the site today. <text:s/>The display includes the visitors location, ip and browser details.</text:p>
          </table:table-cell>
        </table:table-row>
      </table:table>
      <text:h text:style-name="P266" text:outline-level="1"><text:bookmark-start text:name="__RefHeading__119_1031655526"/>Browsers Page<text:bookmark-end text:name="__RefHeading__119_1031655526"/></text:h>
      <text:p text:style-name="P63">This page provides details about the browsers users are using to visit your site. <text:s/>This information is presented in a series of pie charts.</text:p>
      <text:p text:style-name="P63"><draw:frame draw:style-name="fr2" draw:name="Image9" text:anchor-type="paragraph" svg:width="12.099cm" svg:height="16.466cm" draw:z-index="11"><draw:image xlink:href="Pictures/100000000000043B000005C27C3F5B1E.png" xlink:type="simple" xlink:show="embed" xlink:actuate="onLoad"/></draw:frame></text:p>
      <text:p text:style-name="P63">The first two pie charts provide details on the browser type and platform used. <text:s/>The rest of the pie charts identify different version of browsers used.</text:p>
      <text:h text:style-name="P266" text:outline-level="1"><text:bookmark-start text:name="__RefHeading__121_1031655526"/>Countries Page<text:bookmark-end text:name="__RefHeading__121_1031655526"/></text:h>
      <text:p text:style-name="P64">This page provides details about the <text:span text:style-name="T24">countries of</text:span> users <text:span text:style-name="T24">that have</text:span> visit<text:span text:style-name="T24">ed</text:span> your site.</text:p>
      <text:p text:style-name="P69"><draw:frame draw:style-name="fr3" draw:name="Image10" text:anchor-type="paragraph" svg:width="17.59cm" svg:height="5.86cm" draw:z-index="5"><draw:image xlink:href="Pictures/100000000000069A00000233F1B15BF4.png" xlink:type="simple" xlink:show="embed" xlink:actuate="onLoad"/></draw:frame></text:p>
      <text:p text:style-name="P69">This chart will list all countries and includes the number of visitors from each.</text:p>
      <text:p text:style-name="P69"/>
      <text:h text:style-name="P275" text:outline-level="1"><text:bookmark-start text:name="__RefHeading__3500_1396391124"/>Exclusions Page<text:bookmark-end text:name="__RefHeading__3500_1396391124"/></text:h>
      <text:p text:style-name="P67">This page provides <text:span text:style-name="T25">a trending chart for the exclusion reasons if </text:span><text:span text:style-name="T6">Statistics-&gt;Settings-&gt;Record Exclusions</text:span><text:span text:style-name="T25"> is enabled</text:span>.</text:p>
      <text:p text:style-name="P67"><draw:frame draw:style-name="fr5" draw:name="Image12" text:anchor-type="paragraph" svg:width="17.59cm" svg:height="10.797cm" draw:z-index="15"><draw:image xlink:href="Pictures/100000000000043E000002DE2AFBA18D.png" xlink:type="simple" xlink:show="embed" xlink:actuate="onLoad"/></draw:frame></text:p>
      <text:p text:style-name="P73">The top part of the page allows you to select from </text:p>
      <text:list xml:id="list6409328504816405245" text:style-name="L14">
        <text:list-item>
          <text:p text:style-name="P333">10, 20, 30 days increments</text:p>
        </text:list-item>
        <text:list-item>
          <text:p text:style-name="P333">2, 3, 6, 9 months increments</text:p>
        </text:list-item>
        <text:list-item>
          <text:p text:style-name="P333">1 year increment</text:p>
        </text:list-item>
      </text:list>
      <text:p text:style-name="P73"/>
      <text:p text:style-name="P73">Note that the longer the increment is the more data that is required to be processed. <text:s/>Large site with long increments can take significant time and memory to process.</text:p>
      <text:h text:style-name="P266" text:outline-level="1"><text:bookmark-start text:name="__RefHeading__123_1031655526"/>Hits Page<text:bookmark-end text:name="__RefHeading__123_1031655526"/></text:h>
      <text:p text:style-name="P65"><draw:frame draw:style-name="fr6"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70"/>
      <text:p text:style-name="P70">The top part of the page allows you to select from </text:p>
      <text:list xml:id="list113316960165339" text:continue-numbering="true" text:style-name="L14">
        <text:list-item>
          <text:p text:style-name="P334">10, 20, 30 days increments</text:p>
        </text:list-item>
        <text:list-item>
          <text:p text:style-name="P334">2, 3, 6, 9 months increments</text:p>
        </text:list-item>
        <text:list-item>
          <text:p text:style-name="P334">1 year increment</text:p>
        </text:list-item>
      </text:list>
      <text:p text:style-name="P70"/>
      <text:p text:style-name="P70">Note that the longer the increment is the more data that is required to be processed. <text:s/>Large site with long increments can take significant time and memory to process.</text:p>
      <text:p text:style-name="P70"/>
      <text:h text:style-name="P266" text:outline-level="1"><text:bookmark-start text:name="__RefHeading__3502_1396391124"/>Online Page<text:bookmark-end text:name="__RefHeading__3502_1396391124"/></text:h>
      <text:p text:style-name="P67"><text:span text:style-name="T81">T</text:span>his page provides <text:span text:style-name="T25">a list of users that are currently online and how long they have been online for.</text:span></text:p>
      <text:p text:style-name="P65"><draw:frame draw:style-name="fr3" draw:name="Image21" text:anchor-type="paragraph" svg:width="17.59cm" svg:height="9.497cm" draw:z-index="16"><draw:image xlink:href="Pictures/100000000000048B00000274F45EEFA0.png" xlink:type="simple" xlink:show="embed" xlink:actuate="onLoad"/></draw:frame></text:p>
      <text:p text:style-name="P65"/>
      <text:h text:style-name="P275" text:outline-level="1"><text:bookmark-start text:name="__RefHeading__3504_1396391124"/>Pages Page<text:bookmark-end text:name="__RefHeading__3504_1396391124"/></text:h>
      <text:p text:style-name="P117">This page provides trending graph of your top five pages over the last 20 days as well as a complete list of all your page rankings divided up in to groups of 10.</text:p>
      <text:p text:style-name="P117"><draw:frame draw:style-name="fr2" draw:name="Image19" text:anchor-type="paragraph" svg:width="12.924cm" svg:height="16.485cm" draw:z-index="17"><draw:image xlink:href="Pictures/100000000000043D00000568ECADC5B3.png" xlink:type="simple" xlink:show="embed" xlink:actuate="onLoad"/></draw:frame></text:p>
      <text:p text:style-name="P117">The list of pages contains the rank, page title (not all pages will have titles), the URI of the page and the number of visits. <text:s/><text:span text:style-name="T42">The number of visits is a link to a more detailed trending graph for that page.</text:span></text:p>
      <text:p text:style-name="P118"><text:soft-page-break/>The detailed trending page looks like:</text:p>
      <text:p text:style-name="P118"><draw:frame draw:style-name="fr5" draw:name="Image20" text:anchor-type="paragraph" svg:width="17.59cm" svg:height="11.575cm" draw:z-index="18"><draw:image xlink:href="Pictures/100000000000043D000002CA0C1F3760.png" xlink:type="simple" xlink:show="embed" xlink:actuate="onLoad"/></draw:frame></text:p>
      <text:p text:style-name="P118">The time frame is selectable by the links at the top of the page. <text:s/>This trending view is available to all pages in the pages list as well as, if not disabled, the hits count in the page/posts list and editor in WordPress.</text:p>
      <text:h text:style-name="P335" text:outline-level="1"/>
      <text:h text:style-name="P335" text:outline-level="1"/>
      <text:h text:style-name="P266" text:outline-level="1"><text:bookmark-start text:name="__RefHeading__127_1031655526"/>Refer<text:span text:style-name="T25">r</text:span>ers Page<text:bookmark-end text:name="__RefHeading__127_1031655526"/></text:h>
      <text:p text:style-name="P65">This page provides <text:span text:style-name="T25">a complete list of all referrers to your site</text:span>.</text:p>
      <text:p text:style-name="P65"><draw:frame draw:style-name="fr5" draw:name="Image13" text:anchor-type="paragraph" svg:width="17.59cm" svg:height="8.795cm" draw:z-index="7"><draw:image xlink:href="Pictures/10000000000005200000029098A76C97.png" xlink:type="simple" xlink:show="embed" xlink:actuate="onLoad"/></draw:frame></text:p>
      <text:p text:style-name="P70">It is divided up in to pages of 10 entries each for easy browsing.</text:p>
      <text:h text:style-name="P266" text:outline-level="1"><text:bookmark-start text:name="__RefHeading__129_1031655526"/>Searches Page<text:bookmark-end text:name="__RefHeading__129_1031655526"/></text:h>
      <text:p text:style-name="P65">This page provides <text:span text:style-name="T25">a trending graph of all incoming search engine traffic to your site.</text:span></text:p>
      <text:p text:style-name="P65"><draw:frame draw:style-name="fr5" draw:name="Image14" text:anchor-type="paragraph" svg:width="17.59cm" svg:height="10.537cm" draw:z-index="8"><draw:image xlink:href="Pictures/100000000000043D000002AA8D0804F0.png" xlink:type="simple" xlink:show="embed" xlink:actuate="onLoad"/></draw:frame></text:p>
      <text:p text:style-name="P70">The top part of the page allows you to select from </text:p>
      <text:list xml:id="list113317179148240" text:continue-numbering="true" text:style-name="L14">
        <text:list-item>
          <text:p text:style-name="P334">10, 20, 30 days increments</text:p>
        </text:list-item>
        <text:list-item>
          <text:p text:style-name="P334">2, 3, 6, 9 months increments</text:p>
        </text:list-item>
        <text:list-item>
          <text:p text:style-name="P334">1 year increment</text:p>
        </text:list-item>
      </text:list>
      <text:p text:style-name="P70"/>
      <text:p text:style-name="P70">Note that the longer the increment is the more data that is required to be processed. <text:s/>Large site with long increments can take significant time and memory to process.</text:p>
      <text:h text:style-name="P266" text:outline-level="1"><text:bookmark-start text:name="__RefHeading__131_1031655526"/>Search Words Page<text:bookmark-end text:name="__RefHeading__131_1031655526"/></text:h>
      <text:p text:style-name="P65">This page provides <text:span text:style-name="T25">a list of all search words from search engines to your site.</text:span></text:p>
      <text:p text:style-name="Text_20_body"><draw:frame draw:style-name="fr5" draw:name="Image15" text:anchor-type="paragraph" svg:width="17.59cm" svg:height="16.058cm" draw:z-index="9"><draw:image xlink:href="Pictures/100000000000051F000004AD7223610B.png" xlink:type="simple" xlink:show="embed" xlink:actuate="onLoad"/></draw:frame></text:p>
      <text:p text:style-name="P71">It is divided up in to pages of <text:span text:style-name="T26">2</text:span>0 entries each for easy browsing.</text:p>
      <text:h text:style-name="P276" text:outline-level="1"><text:bookmark-start text:name="__RefHeading__133_1031655526"/>Top Visitors Today<text:bookmark-end text:name="__RefHeading__133_1031655526"/></text:h>
      <text:p text:style-name="P66">This page provides a list of <text:span text:style-name="T88">the top 100</text:span> <text:span text:style-name="T89">visitors</text:span> to your site <text:span text:style-name="T88">today</text:span>.</text:p>
      <text:p text:style-name="P72"><draw:frame draw:style-name="fr3" draw:name="Image16" text:anchor-type="paragraph" svg:width="17.59cm" svg:height="5.066cm" draw:z-index="21"><draw:image xlink:href="Pictures/10000000000004DB000001665FBF97E6.png" xlink:type="simple" xlink:show="embed" xlink:actuate="onLoad"/></draw:frame></text:p>
      <text:p text:style-name="P72">It is divided up in to pages of <text:span text:style-name="T26">2</text:span>0 entries each for easy browsing.</text:p>
      <text:h text:style-name="P277" text:outline-level="1"><text:bookmark-start text:name="__RefHeading__3715_1271163058"/>Visitors Page<text:bookmark-end text:name="__RefHeading__3715_1271163058"/></text:h>
      <text:p text:style-name="P68">This page provides a list of all <text:span text:style-name="T87">vistors</text:span> to your site.</text:p>
      <text:p text:style-name="P74"><draw:frame draw:style-name="fr2" draw:name="Image22" text:anchor-type="paragraph" svg:width="12.922cm" svg:height="16.034cm" draw:z-index="20"><draw:image xlink:href="Pictures/100000000000051C00000657808F7802.png" xlink:type="simple" xlink:show="embed" xlink:actuate="onLoad"/></draw:frame></text:p>
      <text:p text:style-name="P74">It is divided up in to pages of <text:span text:style-name="T26">2</text:span>0 entries each for easy browsing.</text:p>
      <text:h text:style-name="P266" text:outline-level="1"><text:bookmark-start text:name="__RefHeading__719_912583664"/>The Widget<text:bookmark-end text:name="__RefHeading__719_912583664"/></text:h>
      <text:p text:style-name="P75">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75"/>
      <text:p text:style-name="P75">The widget is called “Statistics” and <text:span text:style-name="T27">the configuration page looks as follows:</text:span></text:p>
      <text:p text:style-name="P76"><draw:frame draw:style-name="fr2" draw:name="Image17" text:anchor-type="paragraph" svg:width="5.343cm" svg:height="14.326cm" draw:z-index="10"><draw:image xlink:href="Pictures/100000000000010E000002D4A0538E2A.png" xlink:type="simple" xlink:show="embed" xlink:actuate="onLoad"/></draw:frame></text:p>
      <text:p text:style-name="P76">The name field at the top will be displayed in the header of the widget on your site. <text:s/>Each option that is enabled will be displayed on a single line in the widget and display the indicated information.</text:p>
      <text:h text:style-name="P266" text:outline-level="1"><text:bookmark-start text:name="__RefHeading__721_912583664"/>Shortcodes<text:bookmark-end text:name="__RefHeading__721_912583664"/></text:h>
      <text:p text:style-name="P76">WP Statistics supports shortcodes in WordPress, these can be used in either a post and page body as well as an HTML widget. </text:p>
      <text:p text:style-name="P76"/>
      <text:p text:style-name="P76">The general shortcode format is:</text:p>
      <text:p text:style-name="P76"><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88">Item</text:p>
          </table:table-cell>
          <table:table-cell table:style-name="Table21.B1" office:value-type="string">
            <text:p text:style-name="P90">Description</text:p>
          </table:table-cell>
        </table:table-row>
        <table:table-row>
          <table:table-cell table:style-name="Table21.A4" office:value-type="string">
            <text:p text:style-name="P76">stat </text:p>
          </table:table-cell>
          <table:table-cell table:style-name="Table21.B4" office:value-type="string">
            <text:p text:style-name="P76">The statistic you want, see the next table for available options.</text:p>
          </table:table-cell>
        </table:table-row>
        <table:table-row>
          <table:table-cell table:style-name="Table21.A4" office:value-type="string">
            <text:p text:style-name="P76">time</text:p>
          </table:table-cell>
          <table:table-cell table:style-name="Table21.B4" office:value-type="string">
            <text:p text:style-name="P76">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210978478287804976" text:style-name="L15">
              <text:list-item>
                <text:p text:style-name="P336">today</text:p>
              </text:list-item>
              <text:list-item>
                <text:p text:style-name="P336">yesterday</text:p>
              </text:list-item>
              <text:list-item>
                <text:p text:style-name="P336">week</text:p>
              </text:list-item>
              <text:list-item>
                <text:p text:style-name="P336">month</text:p>
              </text:list-item>
              <text:list-item>
                <text:p text:style-name="P336">year</text:p>
              </text:list-item>
              <text:list-item>
                <text:p text:style-name="P336">total </text:p>
              </text:list-item>
              <text:list-item>
                <text:p text:style-name="P336">"-x" (i.e., "-10" for the past 10 days)</text:p>
              </text:list-item>
            </text:list>
            <text:p text:style-name="P76">Please refer to the PHP manual link above for a complete <text:span text:style-name="T28">description.</text:span></text:p>
          </table:table-cell>
        </table:table-row>
        <table:table-row>
          <table:table-cell table:style-name="Table21.A4" office:value-type="string">
            <text:p text:style-name="P76">provider</text:p>
          </table:table-cell>
          <table:table-cell table:style-name="Table21.B4" office:value-type="string">
            <text:p text:style-name="P76">The search provider to get stats on (bing/duckduckgo/google/yahoo/yandex).</text:p>
          </table:table-cell>
        </table:table-row>
      </table:table>
      <text:p text:style-name="P76"><text:line-break/></text:p>
      <text:p text:style-name="P123">The “stat” field can be any of the following:</text:p>
      <table:table table:name="Table22" table:style-name="Table22">
        <table:table-column table:style-name="Table22.A"/>
        <table:table-column table:style-name="Table22.B"/>
        <table:table-row>
          <table:table-cell table:style-name="Table22.A1" office:value-type="string">
            <text:p text:style-name="P88">Stat</text:p>
          </table:table-cell>
          <table:table-cell table:style-name="Table22.B1" office:value-type="string">
            <text:p text:style-name="P90">Description</text:p>
          </table:table-cell>
        </table:table-row>
        <table:table-row>
          <table:table-cell table:style-name="Table22.A15" office:value-type="string">
            <text:p text:style-name="P76">usersonline</text:p>
          </table:table-cell>
          <table:table-cell table:style-name="Table22.B15" office:value-type="string">
            <text:p text:style-name="P76">The number of users online right now.</text:p>
          </table:table-cell>
        </table:table-row>
        <table:table-row>
          <table:table-cell table:style-name="Table22.A15" office:value-type="string">
            <text:p text:style-name="P76">visits</text:p>
          </table:table-cell>
          <table:table-cell table:style-name="Table22.B15" office:value-type="string">
            <text:p text:style-name="P76">The number of hits to the site.</text:p>
          </table:table-cell>
        </table:table-row>
        <table:table-row>
          <table:table-cell table:style-name="Table22.A15" office:value-type="string">
            <text:p text:style-name="P76">visitors</text:p>
          </table:table-cell>
          <table:table-cell table:style-name="Table22.B15" office:value-type="string">
            <text:p text:style-name="P76">The number of visitors to the site.</text:p>
          </table:table-cell>
        </table:table-row>
        <table:table-row>
          <table:table-cell table:style-name="Table22.A15" office:value-type="string">
            <text:p text:style-name="P81">pagevisits</text:p>
          </table:table-cell>
          <table:table-cell table:style-name="Table22.B15" office:value-type="string">
            <text:p text:style-name="P81">The number of times the current page has been visited</text:p>
          </table:table-cell>
        </table:table-row>
        <table:table-row>
          <table:table-cell table:style-name="Table22.A15" office:value-type="string">
            <text:p text:style-name="P76">searches</text:p>
          </table:table-cell>
          <table:table-cell table:style-name="Table22.B15" office:value-type="string">
            <text:p text:style-name="P76">The number of search engine referrals.</text:p>
          </table:table-cell>
        </table:table-row>
        <table:table-row>
          <table:table-cell table:style-name="Table22.A15" office:value-type="string">
            <text:p text:style-name="P76">postcount</text:p>
          </table:table-cell>
          <table:table-cell table:style-name="Table22.B15" office:value-type="string">
            <text:p text:style-name="P76">The total number of posts on the site.</text:p>
          </table:table-cell>
        </table:table-row>
        <table:table-row>
          <table:table-cell table:style-name="Table22.A15" office:value-type="string">
            <text:p text:style-name="P76">pagecount</text:p>
          </table:table-cell>
          <table:table-cell table:style-name="Table22.B15" office:value-type="string">
            <text:p text:style-name="P76">The total number of pages on the site.</text:p>
          </table:table-cell>
        </table:table-row>
        <table:table-row>
          <table:table-cell table:style-name="Table22.A15" office:value-type="string">
            <text:p text:style-name="P76">commentcount</text:p>
          </table:table-cell>
          <table:table-cell table:style-name="Table22.B15" office:value-type="string">
            <text:p text:style-name="P76">The total number of comments on the site.</text:p>
          </table:table-cell>
        </table:table-row>
        <table:table-row>
          <table:table-cell table:style-name="Table22.A15" office:value-type="string">
            <text:p text:style-name="P76">spamcount</text:p>
          </table:table-cell>
          <table:table-cell table:style-name="Table22.B15" office:value-type="string">
            <text:p text:style-name="P76">The total number of spam comments on the site.</text:p>
          </table:table-cell>
        </table:table-row>
        <table:table-row>
          <table:table-cell table:style-name="Table22.A15" office:value-type="string">
            <text:p text:style-name="P76">usercount</text:p>
          </table:table-cell>
          <table:table-cell table:style-name="Table22.B15" office:value-type="string">
            <text:p text:style-name="P76">The total number of users on the site.</text:p>
          </table:table-cell>
        </table:table-row>
        <table:table-row>
          <table:table-cell table:style-name="Table22.A15" office:value-type="string">
            <text:p text:style-name="P76">postaverage</text:p>
          </table:table-cell>
          <table:table-cell table:style-name="Table22.B15" office:value-type="string">
            <text:p text:style-name="P76">The average posts per user on the site.</text:p>
          </table:table-cell>
        </table:table-row>
        <table:table-row>
          <table:table-cell table:style-name="Table22.A15" office:value-type="string">
            <text:p text:style-name="P76">commentaverage</text:p>
          </table:table-cell>
          <table:table-cell table:style-name="Table22.B15" office:value-type="string">
            <text:p text:style-name="P76">The average comments per user on the site.</text:p>
          </table:table-cell>
        </table:table-row>
        <table:table-row>
          <table:table-cell table:style-name="Table22.A15" office:value-type="string">
            <text:p text:style-name="P76">useraverage</text:p>
          </table:table-cell>
          <table:table-cell table:style-name="Table22.B15" office:value-type="string">
            <text:p text:style-name="P76">The average number of users on the site.</text:p>
          </table:table-cell>
        </table:table-row>
        <table:table-row>
          <table:table-cell table:style-name="Table22.A15" office:value-type="string">
            <text:p text:style-name="P76">lpd</text:p>
          </table:table-cell>
          <table:table-cell table:style-name="Table22.B15" office:value-type="string">
            <text:p text:style-name="P76">The last post date for the site.</text:p>
          </table:table-cell>
        </table:table-row>
      </table:table>
      <text:p text:style-name="Text_20_body"><text:line-break/><text:span text:style-name="T73">Examples:</text:span></text:p>
      <text:list xml:id="list8082052211462353897" text:style-name="L16">
        <text:list-item>
          <text:p text:style-name="P307"><text:span text:style-name="Source_20_Text">[wpstatistics stat=usersonline]</text:span></text:p>
        </text:list-item>
        <text:list-item>
          <text:p text:style-name="P306"><text:span text:style-name="Source_20_Text">[wpstatistics stat=visitors time=today]</text:span></text:p>
        </text:list-item>
        <text:list-item>
          <text:p text:style-name="P306"><text:span text:style-name="Source_20_Text">[wpstatistics stat=visits time=today]</text:span></text:p>
        </text:list-item>
        <text:list-item>
          <text:p text:style-name="P306"><text:span text:style-name="Source_20_Text">[wpstatistics stat=visitors time=yesterday]</text:span></text:p>
        </text:list-item>
        <text:list-item>
          <text:p text:style-name="P306"><text:span text:style-name="Source_20_Text">[wpstatistics stat=visits time=yesterday]</text:span></text:p>
        </text:list-item>
        <text:list-item>
          <text:p text:style-name="P306"><text:span text:style-name="Source_20_Text">[wpstatistics stat=visitors time=total]</text:span></text:p>
        </text:list-item>
        <text:list-item>
          <text:p text:style-name="P308"><text:span text:style-name="Source_20_Text">[wpstatistics stat=visits time=total]</text:span></text:p>
        </text:list-item>
      </text:list>
      <text:h text:style-name="P266" text:outline-level="1"><text:bookmark-start text:name="__RefHeading__723_912583664"/>Function API<text:bookmark-end text:name="__RefHeading__723_912583664"/></text:h>
      <text:p text:style-name="P77">WP Statistics supports several functions for other plug-in <text:span text:style-name="T28">and theme </text:span>authors to use to retrieve statistics about the site. <text:s/>All of the external functions can be found in:</text:p>
      <text:p text:style-name="P77"><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94">Function</text:p>
          </table:table-cell>
          <table:table-cell table:style-name="Table23.B1" office:value-type="string">
            <text:p text:style-name="P91">Description</text:p>
          </table:table-cell>
        </table:table-row>
        <table:table-row>
          <table:table-cell table:style-name="Table23.A28" office:value-type="string">
            <text:p text:style-name="P78">wp_statistics_useronline()</text:p>
          </table:table-cell>
          <table:table-cell table:style-name="Table23.B28" office:value-type="string">
            <text:p text:style-name="P78"><text:span text:style-name="T37">Get the number of u</text:span>ser<text:span text:style-name="T37">s</text:span> online </text:p>
          </table:table-cell>
        </table:table-row>
        <table:table-row>
          <table:table-cell table:style-name="Table23.A28" office:value-type="string">
            <text:p text:style-name="P78">wp_statistics_visitor(time)</text:p>
          </table:table-cell>
          <table:table-cell table:style-name="Table23.B28" office:value-type="string">
            <text:p text:style-name="P78"><text:span text:style-name="T37">Get the number of visitors</text:span> </text:p>
          </table:table-cell>
        </table:table-row>
        <table:table-row>
          <table:table-cell table:style-name="Table23.A28" office:value-type="string">
            <text:p text:style-name="P78">wp_statistics_visit(time)</text:p>
          </table:table-cell>
          <table:table-cell table:style-name="Table23.B28" office:value-type="string">
            <text:p text:style-name="P81">Get the number of visits (hits)</text:p>
          </table:table-cell>
        </table:table-row>
        <table:table-row>
          <table:table-cell table:style-name="Table23.A28" office:value-type="string">
            <text:p text:style-name="P81">wp_statistics_pages(time,uri,id)</text:p>
          </table:table-cell>
          <table:table-cell table:style-name="Table23.B28" office:value-type="string">
            <text:p text:style-name="P81">Get the page views for a given page</text:p>
          </table:table-cell>
        </table:table-row>
        <table:table-row>
          <table:table-cell table:style-name="Table23.A28" office:value-type="string">
            <text:p text:style-name="P81">wp_statistics_uri_to_id(uri)</text:p>
          </table:table-cell>
          <table:table-cell table:style-name="Table23.B28" office:value-type="string">
            <text:p text:style-name="P81">Get the page ID of a given uri</text:p>
          </table:table-cell>
        </table:table-row>
        <table:table-row>
          <table:table-cell table:style-name="Table23.A28" office:value-type="string">
            <text:p text:style-name="P81">wp_statistics_get_top_pages()</text:p>
          </table:table-cell>
          <table:table-cell table:style-name="Table23.B28" office:value-type="string">
            <text:p text:style-name="P81">Get all pages sorted by number of hits (high to low)</text:p>
          </table:table-cell>
        </table:table-row>
        <table:table-row>
          <table:table-cell table:style-name="Table23.A28" office:value-type="string">
            <text:p text:style-name="P82">wp_statistics_get_uri()</text:p>
          </table:table-cell>
          <table:table-cell table:style-name="Table23.B28" office:value-type="string">
            <text:p text:style-name="P82">Get the current page's uri</text:p>
          </table:table-cell>
        </table:table-row>
        <table:table-row>
          <table:table-cell table:style-name="Table23.A28" office:value-type="string">
            <text:p text:style-name="P78"><text:s/>wp_statistics_searchengine(provider, time)</text:p>
          </table:table-cell>
          <table:table-cell table:style-name="Table23.B28" office:value-type="string">
            <text:p text:style-name="P78"><text:span text:style-name="T37">Get the number of se</text:span>arch <text:span text:style-name="T37">e</text:span>ngine referr<text:span text:style-name="T37">als</text:span></text:p>
          </table:table-cell>
        </table:table-row>
        <table:table-row>
          <table:table-cell table:style-name="Table23.A28" office:value-type="string">
            <text:p text:style-name="P82">wp_statistics_ua_list()</text:p>
          </table:table-cell>
          <table:table-cell table:style-name="Table23.B28" office:value-type="string">
            <text:p text:style-name="P82">Retrieve a list of all visitors user agents </text:p>
          </table:table-cell>
        </table:table-row>
        <table:table-row>
          <table:table-cell table:style-name="Table23.A28" office:value-type="string">
            <text:p text:style-name="P82">wp_statistics_useragent(agent)</text:p>
          </table:table-cell>
          <table:table-cell table:style-name="Table23.B28" office:value-type="string">
            <text:p text:style-name="P82">Retrieve the number of visits from users with a specific user agent</text:p>
          </table:table-cell>
        </table:table-row>
        <table:table-row>
          <table:table-cell table:style-name="Table23.A28" office:value-type="string">
            <text:p text:style-name="P82">wp_statistics_platform_list()</text:p>
          </table:table-cell>
          <table:table-cell table:style-name="Table23.B28" office:value-type="string">
            <text:p text:style-name="P82">Retrieve a list of all visitors platforms</text:p>
          </table:table-cell>
        </table:table-row>
        <table:table-row>
          <table:table-cell table:style-name="Table23.A28" office:value-type="string">
            <text:p text:style-name="P82">wp_statistics_platform(platform)</text:p>
          </table:table-cell>
          <table:table-cell table:style-name="Table23.B28" office:value-type="string">
            <text:p text:style-name="P82">Retrieve the number of visits from users with a specific platform</text:p>
          </table:table-cell>
        </table:table-row>
        <table:table-row>
          <table:table-cell table:style-name="Table23.A28" office:value-type="string">
            <text:p text:style-name="P82">wp_statistics_agent_version_list(agent)</text:p>
          </table:table-cell>
          <table:table-cell table:style-name="Table23.B28" office:value-type="string">
            <text:p text:style-name="P82">Retrieve a list of all visitors agent versions</text:p>
          </table:table-cell>
        </table:table-row>
        <table:table-row>
          <table:table-cell table:style-name="Table23.A28" office:value-type="string">
            <text:p text:style-name="P82">wp_statistics_agent_version(agent, version)</text:p>
          </table:table-cell>
          <table:table-cell table:style-name="Table23.B28" office:value-type="string">
            <text:p text:style-name="P82">Retrieve the number of visits from users with a specific agent version</text:p>
          </table:table-cell>
        </table:table-row>
        <table:table-row>
          <table:table-cell table:style-name="Table23.A28" office:value-type="string">
            <text:p text:style-name="P82">wp_statistics_searchengine_list(all)</text:p>
          </table:table-cell>
          <table:table-cell table:style-name="Table23.B28" office:value-type="string">
            <text:p text:style-name="P82">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2">wp_statistics_searchword_query (search_engine)</text:p>
          </table:table-cell>
          <table:table-cell table:style-name="Table23.B28" office:value-type="string">
            <text:p text:style-name="P82">Returns the SQL query portion to find all search word queries for a given search engine</text:p>
          </table:table-cell>
        </table:table-row>
        <table:table-row>
          <table:table-cell table:style-name="Table23.A28" office:value-type="string">
            <text:p text:style-name="P82">wp_statistics_searchengine_query (search_engine)</text:p>
          </table:table-cell>
          <table:table-cell table:style-name="Table23.B28" office:value-type="string">
            <text:p text:style-name="P82">Returns the SQL query portion to find all search engine results for a given search engine</text:p>
          </table:table-cell>
        </table:table-row>
        <table:table-row>
          <table:table-cell table:style-name="Table23.A28" office:value-type="string">
            <text:p text:style-name="P82">wp_statistics_searchengine_regex (search_engine')</text:p>
          </table:table-cell>
          <table:table-cell table:style-name="Table23.B28" office:value-type="string">
            <text:p text:style-name="P82">Returns the regex to determine if a Referral URL is from a search engine</text:p>
          </table:table-cell>
        </table:table-row>
        <table:table-row>
          <table:table-cell table:style-name="Table23.A28" office:value-type="string">
            <text:p text:style-name="P78">wp_statistics_countposts()</text:p>
          </table:table-cell>
          <table:table-cell table:style-name="Table23.B28" office:value-type="string">
            <text:p text:style-name="P78">Total <text:span text:style-name="T37">number of </text:span>posts <text:span text:style-name="T37">on your site</text:span></text:p>
          </table:table-cell>
        </table:table-row>
        <table:table-row>
          <table:table-cell table:style-name="Table23.A28" office:value-type="string">
            <text:p text:style-name="P78">wp_statistics_countpages()</text:p>
          </table:table-cell>
          <table:table-cell table:style-name="Table23.B28" office:value-type="string">
            <text:p text:style-name="P78">Total <text:span text:style-name="T37">number of </text:span>pages <text:span text:style-name="T37">on your site</text:span></text:p>
          </table:table-cell>
        </table:table-row>
        <table:table-row>
          <table:table-cell table:style-name="Table23.A28" office:value-type="string">
            <text:p text:style-name="P78">wp_statistics_countcomment()</text:p>
          </table:table-cell>
          <table:table-cell table:style-name="Table23.B28" office:value-type="string">
            <text:p text:style-name="P78">Total <text:span text:style-name="T37">number of </text:span>comments <text:span text:style-name="T37">on your site</text:span></text:p>
          </table:table-cell>
        </table:table-row>
        <table:table-row>
          <table:table-cell table:style-name="Table23.A28" office:value-type="string">
            <text:p text:style-name="P78">wp_statistics_countspam()</text:p>
          </table:table-cell>
          <table:table-cell table:style-name="Table23.B28" office:value-type="string">
            <text:p text:style-name="P78">Total <text:span text:style-name="T37">number of </text:span>spams <text:span text:style-name="T37">items on your site</text:span></text:p>
          </table:table-cell>
        </table:table-row>
        <table:table-row>
          <table:table-cell table:style-name="Table23.A28" office:value-type="string">
            <text:p text:style-name="P78">wp_statistics_countusers()</text:p>
          </table:table-cell>
          <table:table-cell table:style-name="Table23.B28" office:value-type="string">
            <text:p text:style-name="P78">Total <text:span text:style-name="T37">number of </text:span>users <text:span text:style-name="T37">on your site</text:span></text:p>
          </table:table-cell>
        </table:table-row>
        <table:table-row>
          <table:table-cell table:style-name="Table23.A28" office:value-type="string">
            <text:p text:style-name="P78">wp_statistics_lastpostdate()</text:p>
          </table:table-cell>
          <table:table-cell table:style-name="Table23.B28" office:value-type="string">
            <text:p text:style-name="P78">Last post date </text:p>
          </table:table-cell>
        </table:table-row>
        <table:table-row>
          <table:table-cell table:style-name="Table23.A28" office:value-type="string">
            <text:p text:style-name="P78">wp_statistics_average_post()</text:p>
          </table:table-cell>
          <table:table-cell table:style-name="Table23.B28" office:value-type="string">
            <text:p text:style-name="P78">Average <text:span text:style-name="T37">number of </text:span>posts </text:p>
          </table:table-cell>
        </table:table-row>
        <table:table-row>
          <table:table-cell table:style-name="Table23.A28" office:value-type="string">
            <text:p text:style-name="P78">wp_statistics_average_comment()</text:p>
          </table:table-cell>
          <table:table-cell table:style-name="Table23.B28" office:value-type="string">
            <text:p text:style-name="P78">Average <text:span text:style-name="T37">number of </text:span>comments </text:p>
          </table:table-cell>
        </table:table-row>
        <table:table-row>
          <table:table-cell table:style-name="Table23.A28" office:value-type="string">
            <text:p text:style-name="P78">wp_statistics_average_registeruser()</text:p>
          </table:table-cell>
          <table:table-cell table:style-name="Table23.B28" office:value-type="string">
            <text:p text:style-name="P78">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89">Item</text:p>
          </table:table-cell>
          <table:table-cell table:style-name="Table24.B1" office:value-type="string">
            <text:p text:style-name="P91">Description</text:p>
          </table:table-cell>
        </table:table-row>
        <table:table-row>
          <table:table-cell table:style-name="Table24.A5" office:value-type="string">
            <text:p text:style-name="P77">time</text:p>
          </table:table-cell>
          <table:table-cell table:style-name="Table24.B5" office:value-type="string">
            <text:p text:style-name="P77">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13317413154000" text:continue-list="list1210978478287804976" text:style-name="L15">
              <text:list-item>
                <text:p text:style-name="P337">today</text:p>
              </text:list-item>
              <text:list-item>
                <text:p text:style-name="P337">yesterday</text:p>
              </text:list-item>
              <text:list-item>
                <text:p text:style-name="P337">week</text:p>
              </text:list-item>
              <text:list-item>
                <text:p text:style-name="P337"><text:soft-page-break/>month</text:p>
              </text:list-item>
              <text:list-item>
                <text:p text:style-name="P337">year</text:p>
              </text:list-item>
              <text:list-item>
                <text:p text:style-name="P337">total </text:p>
              </text:list-item>
              <text:list-item>
                <text:p text:style-name="P337">"-x" (i.e., "-10" for the past 10 days)</text:p>
              </text:list-item>
            </text:list>
            <text:p text:style-name="P77">Please refer to the PHP manual link above for a complete <text:span text:style-name="T28">description.</text:span></text:p>
          </table:table-cell>
        </table:table-row>
        <table:table-row>
          <table:table-cell table:style-name="Table24.A5" office:value-type="string">
            <text:p text:style-name="P77">provider</text:p>
          </table:table-cell>
          <table:table-cell table:style-name="Table24.B5" office:value-type="string">
            <text:p text:style-name="P77">The search provider to get stats on (bing/duckduckgo/google/yahoo/yandex).</text:p>
          </table:table-cell>
        </table:table-row>
        <table:table-row>
          <table:table-cell table:style-name="Table24.A5" office:value-type="string">
            <text:p text:style-name="P81">uri</text:p>
          </table:table-cell>
          <table:table-cell table:style-name="Table24.B5" office:value-type="string">
            <text:p text:style-name="P81">The uri of the page you want to get statistics for. <text:s/>This should only be the portion of the URI after your WordPress base directory. <text:s/>So if the full URL of the page you want is:</text:p>
            <text:p text:style-name="P81"><text:a xlink:type="simple" xlink:href="http://example.com/wordpress/index.php?p=5" text:style-name="Internet_20_link" text:visited-style-name="Visited_20_Internet_20_Link">http://example.com/wordpress/index.php?p=5</text:a></text:p>
            <text:p text:style-name="P81">then the uri field should be:</text:p>
            <text:p text:style-name="P81">/index.php?p=5</text:p>
          </table:table-cell>
        </table:table-row>
        <table:table-row>
          <table:table-cell table:style-name="Table24.A5" office:value-type="string">
            <text:p text:style-name="P81">id</text:p>
          </table:table-cell>
          <table:table-cell table:style-name="Table24.B5" office:value-type="string">
            <text:p text:style-name="P81">The post or page id you want to get statistics for.</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7</text:span></text:p>
      </style:header>
      <style:header-first>
        <text:p text:style-name="MP1"/>
      </style:header-first>
      <style:footer>
        <text:p text:style-name="Footer"><text:tab/><text:tab/><text:span text:style-name="MT2">Page </text:span><text:span text:style-name="MT2"><text:page-number text:select-page="current">64</text:page-number></text:span><text:span text:style-name="MT2"> of </text:span><text:span text:style-name="MT2"><text:page-count>64</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2-26T11:33:15.971000000</dc:date>
    <meta:editing-duration>PT20H31M10S</meta:editing-duration>
    <meta:editing-cycles>186</meta:editing-cycles>
    <meta:generator>LibreOffice/4.3.5.2$Windows_x86 LibreOffice_project/3a87456aaa6a95c63eea1c1b3201acedf0751bd5</meta:generator>
    <meta:document-statistic meta:table-count="41" meta:image-count="22" meta:object-count="0" meta:page-count="64" meta:paragraph-count="976" meta:word-count="8926" meta:character-count="53806" meta:non-whitespace-character-count="45755"/>
  </office:meta>
</office:document-meta>
</file>